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measure">
      <style:graphic-properties draw:fill="solid" draw:fill-color="#729fcf" draw:textarea-vertical-align="middle" draw:auto-grow-height="false" fo:min-height="0.316cm" fo:min-width="0.066cm"/>
    </style:style>
    <style:style style:name="gr2" style:family="graphic" style:parent-style-name="measure">
      <style:graphic-properties draw:fill="solid" draw:fill-color="#729fcf" draw:textarea-vertical-align="middle" draw:auto-grow-height="false" fo:min-height="0.316cm" fo:min-width="0.138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41cm"/>
    </style:style>
    <style:style style:name="gr5" style:family="graphic" style:parent-style-name="measure">
      <style:graphic-properties draw:fill="solid" draw:fill-color="#729fcf" draw:textarea-vertical-align="middle" draw:auto-grow-height="false" fo:min-height="0.197cm" fo:min-width="0cm"/>
    </style:style>
    <style:style style:name="gr6" style:family="graphic" style:parent-style-name="measure">
      <style:graphic-properties draw:fill="solid" draw:fill-color="#729fcf" draw:textarea-vertical-align="middle" draw:auto-grow-height="false" fo:min-height="0.198cm" fo:min-width="0cm"/>
    </style:style>
    <style:style style:name="gr7" style:family="graphic" style:parent-style-name="standard">
      <style:graphic-properties draw:stroke="none" svg:stroke-color="#000000" draw:fill="none" draw:fill-color="#ffffff" fo:min-height="0.703cm"/>
    </style:style>
    <style:style style:name="gr8" style:family="graphic" style:parent-style-name="standard">
      <style:graphic-properties draw:stroke="none" svg:stroke-color="#000000" draw:fill="none" draw:fill-color="#ffffff" fo:min-height="0.407cm"/>
    </style:style>
    <style:style style:name="gr9" style:family="graphic" style:parent-style-name="standard">
      <style:graphic-properties draw:stroke="none" svg:stroke-color="#000000" draw:fill="none" draw:fill-color="#ffffff" fo:min-height="0.701cm"/>
    </style:style>
    <style:style style:name="gr10" style:family="graphic" style:parent-style-name="standard">
      <style:graphic-properties draw:stroke="none" svg:stroke-color="#000000" draw:fill="none" draw:fill-color="#ffffff" fo:min-height="0.813cm"/>
    </style:style>
    <style:style style:name="gr11" style:family="graphic" style:parent-style-name="standard">
      <style:graphic-properties draw:stroke="none" svg:stroke-color="#000000" draw:fill="none" draw:fill-color="#ffffff" fo:min-height="0.702cm"/>
    </style:style>
    <style:style style:name="gr12" style:family="graphic" style:parent-style-name="standard">
      <style:graphic-properties draw:stroke="solid" svg:stroke-color="#000000" draw:textarea-horizontal-align="justify" draw:textarea-vertical-align="middle" draw:auto-grow-height="false" fo:min-height="0.246cm" fo:min-width="0cm"/>
    </style:style>
    <style:style style:name="gr13" style:family="graphic" style:parent-style-name="standard">
      <style:graphic-properties draw:stroke="none" svg:stroke-color="#000000" draw:fill="none" draw:fill-color="#ffffff" fo:min-height="0.75cm"/>
    </style:style>
    <style:style style:name="gr14" style:family="graphic" style:parent-style-name="standard">
      <style:graphic-properties draw:stroke="none" svg:stroke-color="#000000" draw:fill="none" draw:fill-color="#ffffff" fo:min-height="3.55cm"/>
    </style:style>
    <style:style style:name="gr15" style:family="graphic" style:parent-style-name="standard">
      <style:graphic-properties draw:stroke="solid" svg:stroke-color="#000000" draw:fill-color="#808080" draw:textarea-horizontal-align="justify" draw:textarea-vertical-align="middle" draw:auto-grow-height="false" fo:min-height="0.246cm" fo:min-width="0cm"/>
    </style:style>
    <style:style style:name="gr16" style:family="graphic" style:parent-style-name="measure">
      <style:graphic-properties draw:fill="solid" draw:fill-color="#729fcf" draw:textarea-vertical-align="middle" draw:auto-grow-height="false" fo:min-height="0.363cm" fo:min-width="0.101cm"/>
    </style:style>
    <style:style style:name="gr17" style:family="graphic" style:parent-style-name="measure">
      <style:graphic-properties draw:fill="solid" draw:fill-color="#729fcf" draw:textarea-vertical-align="middle" draw:auto-grow-height="false" fo:min-height="0.364cm" fo:min-width="0.177cm"/>
    </style:style>
    <style:style style:name="gr18" style:family="graphic" style:parent-style-name="measure">
      <style:graphic-properties draw:fill="solid" draw:fill-color="#729fcf" draw:textarea-vertical-align="middle" draw:auto-grow-height="false" fo:min-height="0.364cm" fo:min-width="0.176cm"/>
    </style:style>
    <style:style style:name="gr19" style:family="graphic" style:parent-style-name="measure">
      <style:graphic-properties draw:fill="solid" draw:fill-color="#729fcf" draw:textarea-vertical-align="middle" draw:auto-grow-height="false" fo:min-height="0.234cm" fo:min-width="0.021cm"/>
    </style:style>
    <style:style style:name="gr20" style:family="graphic" style:parent-style-name="standard">
      <style:graphic-properties draw:stroke="none" svg:stroke-color="#000000" draw:fill="none" draw:fill-color="#ffffff" fo:min-height="1.219cm"/>
    </style:style>
    <style:style style:name="gr21" style:family="graphic" style:parent-style-name="standard">
      <style:graphic-properties draw:stroke="none" svg:stroke-color="#000000" draw:fill="none" draw:fill-color="#ffffff" fo:min-height="0.465cm"/>
    </style:style>
    <style:style style:name="gr22" style:family="graphic" style:parent-style-name="standard">
      <style:graphic-properties draw:stroke="none" svg:stroke-color="#000000" draw:fill="none" draw:fill-color="#ffffff" fo:min-height="0.782cm"/>
    </style:style>
    <style:style style:name="gr23" style:family="graphic" style:parent-style-name="standard">
      <style:graphic-properties draw:stroke="none" svg:stroke-color="#000000" draw:fill="none" draw:fill-color="#ffffff" fo:min-height="0.783cm"/>
    </style:style>
    <style:style style:name="gr24" style:family="graphic" style:parent-style-name="standard">
      <style:graphic-properties draw:stroke="none" svg:stroke-color="#000000" draw:fill="none" draw:fill-color="#ffffff" fo:min-height="0.462cm"/>
    </style:style>
    <style:style style:name="gr25" style:family="graphic" style:parent-style-name="standard">
      <style:graphic-properties draw:stroke="none" svg:stroke-color="#000000" draw:fill="none" draw:fill-color="#ffffff" fo:min-height="0.78cm"/>
    </style:style>
    <style:style style:name="gr26" style:family="graphic" style:parent-style-name="standard">
      <style:graphic-properties draw:stroke="none" svg:stroke-color="#000000" draw:fill="none" draw:fill-color="#ffffff" fo:min-height="0.902cm"/>
    </style:style>
    <style:style style:name="gr27" style:family="graphic" style:parent-style-name="standard">
      <style:graphic-properties draw:stroke="none" svg:stroke-color="#000000" draw:fill="none" draw:fill-color="#ffffff" fo:min-height="0.781cm"/>
    </style:style>
    <style:style style:name="gr28" style:family="graphic" style:parent-style-name="objectwithoutfill">
      <style:graphic-properties svg:stroke-width="0.081cm" svg:stroke-color="#f7001d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9" style:family="graphic" style:parent-style-name="measure">
      <style:graphic-properties draw:fill="solid" draw:fill-color="#729fcf" draw:textarea-vertical-align="middle" draw:auto-grow-height="false" fo:min-height="0.316cm" fo:min-width="0.138cm"/>
    </style:style>
    <style:style style:name="gr30" style:family="graphic" style:parent-style-name="standard">
      <style:graphic-properties svg:stroke-color="#000000" draw:fill-color="#ffffff" draw:opacity="50%" draw:textarea-horizontal-align="justify" draw:textarea-vertical-align="middle" draw:auto-grow-height="false" fo:min-height="3.782cm" fo:min-width="1.41cm" draw:shadow="visible" draw:shadow-opacity="0%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32" style:family="graphic" style:parent-style-name="standard">
      <style:graphic-properties draw:stroke="solid" svg:stroke-color="#000000" draw:fill-color="#70f091" draw:textarea-horizontal-align="justify" draw:textarea-vertical-align="middle" draw:auto-grow-height="false" fo:min-height="0.246cm" fo:min-width="0cm"/>
    </style:style>
    <style:style style:name="gr33" style:family="graphic" style:parent-style-name="standard">
      <style:graphic-properties draw:stroke="solid" svg:stroke-color="#000000" svg:stroke-opacity="70%" draw:fill-color="#70f091" draw:textarea-horizontal-align="justify" draw:textarea-vertical-align="middle" draw:auto-grow-height="false" fo:min-height="0.246cm" fo:min-width="0cm"/>
    </style:style>
    <style:style style:name="gr34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loext:graphic-properties draw:fill="solid" draw:fill-color="#729fc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0.5pt" style:font-size-asian="10.5pt" style:font-size-complex="10.5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11pt" style:font-size-asian="11pt" style:font-size-complex="11pt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1p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-color="#808080"/>
      <style:paragraph-properties fo:text-align="center"/>
    </style:style>
    <style:style style:name="P11" style:family="paragraph">
      <loext:graphic-properties draw:fill="solid" draw:fill-color="#729fcf"/>
      <style:paragraph-properties fo:text-align="center"/>
      <style:text-properties fo:font-size="12pt"/>
    </style:style>
    <style:style style:name="P12" style:family="paragraph">
      <loext:graphic-properties draw:fill-color="#ffffff" draw:opacity="50%"/>
      <style:paragraph-properties fo:text-align="center"/>
    </style:style>
    <style:style style:name="P13" style:family="paragraph">
      <loext:graphic-properties draw:fill-color="#70f091"/>
      <style:paragraph-properties fo:text-align="center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0.8cm" svg:height="0.8cm" svg:x="4.6cm" svg:y="5.3cm">
          <text:p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controls" svg:width="0.9cm" svg:height="0.8cm" svg:x="6.6cm" svg:y="4cm">
          <text:p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controls" svg:width="0.9cm" svg:height="0.8cm" svg:x="9.1cm" svg:y="4cm">
          <text:p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controls" svg:width="0.9cm" svg:height="0.8cm" svg:x="10.5cm" svg:y="5.8cm">
          <text:p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controls" svg:width="0.9cm" svg:height="0.8cm" svg:x="7.9cm" svg:y="7.6cm">
          <text:p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controls" draw:type="line" svg:x1="5.283cm" svg:y1="5.417cm" svg:x2="6.731cm" svg:y2="4.683cm" draw:start-shape="id1" draw:start-glue-point="11" draw:end-shape="id2" draw:end-glue-point="7" svg:d="M5283 5417l1448-734" svg:viewBox="0 0 1449 735">
          <text:p/>
        </draw:connector>
        <draw:connector draw:style-name="gr3" draw:text-style-name="P2" draw:layer="layout" draw:type="line" svg:x1="9.1cm" svg:y1="4.4cm" svg:x2="7.5cm" svg:y2="4.4cm" draw:start-shape="id3" draw:start-glue-point="6" draw:end-shape="id2" draw:end-glue-point="10" svg:d="M9100 4400h-1600" svg:viewBox="0 0 1601 1">
          <text:p/>
        </draw:connector>
        <draw:connector draw:style-name="gr3" draw:text-style-name="P2" draw:layer="layout" draw:type="line" svg:x1="9.869cm" svg:y1="4.683cm" svg:x2="10.631cm" svg:y2="5.917cm" draw:start-shape="id3" draw:start-glue-point="9" draw:end-shape="id4" draw:end-glue-point="5" svg:d="M9869 4683l762 1234" svg:viewBox="0 0 763 1235">
          <text:p/>
        </draw:connector>
        <draw:connector draw:style-name="gr3" draw:text-style-name="P2" draw:layer="layout" draw:type="line" svg:x1="8.8cm" svg:y1="8cm" svg:x2="10.631cm" svg:y2="6.483cm" draw:start-shape="id5" draw:start-glue-point="10" draw:end-shape="id4" draw:end-glue-point="7" svg:d="M8800 8000l1831-1517" svg:viewBox="0 0 1832 1518">
          <text:p/>
        </draw:connector>
        <draw:connector draw:style-name="gr3" draw:text-style-name="P2" draw:layer="layout" draw:type="line" svg:x1="7.9cm" svg:y1="8cm" svg:x2="5cm" svg:y2="6.1cm" draw:start-shape="id5" draw:start-glue-point="6" draw:end-shape="id1" draw:end-glue-point="8" svg:d="M7900 8000l-2900-1900" svg:viewBox="0 0 2901 1901">
          <text:p/>
        </draw:connector>
        <draw:custom-shape draw:style-name="gr2" draw:text-style-name="P1" xml:id="id7" draw:id="id7" draw:layer="layout" svg:width="0.9cm" svg:height="0.8cm" svg:x="4.5cm" svg:y="10.8cm">
          <text:p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0.9cm" svg:height="0.8cm" svg:x="4.5cm" svg:y="12.4cm">
          <text:p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0.9cm" svg:height="0.8cm" svg:x="4.5cm" svg:y="14.2cm">
          <text:p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0.9cm" svg:height="0.8cm" svg:x="4.5cm" svg:y="16cm">
          <text:p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" draw:id="id15" draw:layer="layout" svg:width="0.9cm" svg:height="0.8cm" svg:x="4.5cm" svg:y="17.6cm">
          <text:p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cm" svg:height="0.8cm" svg:x="7.901cm" svg:y="7.601cm">
          <text:p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" draw:id="id14" draw:layer="layout" svg:width="0.9cm" svg:height="0.8cm" svg:x="7.5cm" svg:y="10.8cm">
          <text:p>1’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0.9cm" svg:height="0.8cm" svg:x="7.5cm" svg:y="12.4cm">
          <text:p>2’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0.9cm" svg:height="0.8cm" svg:x="7.5cm" svg:y="14.2cm">
          <text:p>3’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0.9cm" svg:height="0.8cm" svg:x="7.5cm" svg:y="16cm">
          <text:p>4’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0.9cm" svg:height="0.8cm" svg:x="7.5cm" svg:y="17.6cm">
          <text:p>5’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3cm" svg:height="0.66cm" svg:x="5.2cm" svg:y="4.44cm">
          <draw:text-box>
            <text:p><text:span text:style-name="T1">C12</text:span></text:p>
          </draw:text-box>
        </draw:frame>
        <draw:frame draw:style-name="gr4" draw:text-style-name="P3" draw:layer="layout" svg:width="1.3cm" svg:height="0.66cm" svg:x="7.7cm" svg:y="3.8cm">
          <draw:text-box>
            <text:p><text:span text:style-name="T1">C23</text:span></text:p>
          </draw:text-box>
        </draw:frame>
        <draw:frame draw:style-name="gr4" draw:text-style-name="P3" draw:layer="layout" svg:width="1.3cm" svg:height="0.66cm" svg:x="10.3cm" svg:y="4.94cm">
          <draw:text-box>
            <text:p><text:span text:style-name="T1">C34</text:span></text:p>
          </draw:text-box>
        </draw:frame>
        <draw:frame draw:style-name="gr4" draw:text-style-name="P3" draw:layer="layout" svg:width="1.3cm" svg:height="0.66cm" svg:x="9.7cm" svg:y="7.1cm">
          <draw:text-box>
            <text:p><text:span text:style-name="T1">C45</text:span></text:p>
          </draw:text-box>
        </draw:frame>
        <draw:frame draw:style-name="gr4" draw:text-style-name="P3" draw:layer="layout" svg:width="1.4cm" svg:height="0.66cm" svg:x="5.6cm" svg:y="7.14cm">
          <draw:text-box>
            <text:p><text:span text:style-name="T1">C51</text:span></text:p>
          </draw:text-box>
        </draw:frame>
        <draw:connector draw:style-name="gr3" draw:text-style-name="P2" draw:layer="layout" draw:type="line" svg:x1="7.5cm" svg:y1="12.8cm" svg:x2="5.4cm" svg:y2="11.2cm" draw:start-shape="id6" draw:start-glue-point="6" draw:end-shape="id7" draw:end-glue-point="10" svg:d="M7500 12800l-2100-1600" svg:viewBox="0 0 2101 1601">
          <text:p/>
        </draw:connector>
        <draw:connector draw:style-name="gr3" draw:text-style-name="P2" draw:layer="layout" draw:type="line" svg:x1="7.5cm" svg:y1="14.6cm" svg:x2="5.4cm" svg:y2="12.8cm" draw:start-shape="id8" draw:start-glue-point="6" draw:end-shape="id9" draw:end-glue-point="10" svg:d="M7500 14600l-2100-1800" svg:viewBox="0 0 2101 1801">
          <text:p/>
        </draw:connector>
        <draw:connector draw:style-name="gr3" draw:text-style-name="P2" draw:layer="layout" draw:type="line" svg:x1="7.5cm" svg:y1="16.4cm" svg:x2="5.4cm" svg:y2="14.6cm" draw:start-shape="id10" draw:start-glue-point="6" draw:end-shape="id11" draw:end-glue-point="10" svg:d="M7500 16400l-2100-1800" svg:viewBox="0 0 2101 1801">
          <text:p/>
        </draw:connector>
        <draw:connector draw:style-name="gr3" draw:text-style-name="P2" draw:layer="layout" draw:type="line" svg:x1="7.5cm" svg:y1="18cm" svg:x2="5.4cm" svg:y2="16.4cm" draw:start-shape="id12" draw:start-glue-point="6" draw:end-shape="id13" draw:end-glue-point="10" svg:d="M7500 18000l-2100-1600" svg:viewBox="0 0 2101 1601">
          <text:p/>
        </draw:connector>
        <draw:connector draw:style-name="gr3" draw:text-style-name="P2" draw:layer="layout" draw:type="line" svg:x1="7.5cm" svg:y1="11.2cm" svg:x2="5.4cm" svg:y2="18cm" draw:start-shape="id14" draw:end-shape="id15" draw:end-glue-point="10" svg:d="M7500 11200l-2100 6800" svg:viewBox="0 0 2101 6801">
          <text:p/>
        </draw:connector>
        <draw:frame draw:style-name="gr4" draw:text-style-name="P3" draw:layer="layout" svg:width="1.3cm" svg:height="0.66cm" svg:x="5.9cm" svg:y="11.1cm">
          <draw:text-box>
            <text:p><text:span text:style-name="T1">C12</text:span></text:p>
          </draw:text-box>
        </draw:frame>
        <draw:frame draw:style-name="gr4" draw:text-style-name="P3" draw:layer="layout" svg:width="1.3cm" svg:height="0.66cm" svg:x="5.7cm" svg:y="12.54cm">
          <draw:text-box>
            <text:p><text:span text:style-name="T1">C23</text:span></text:p>
          </draw:text-box>
        </draw:frame>
        <draw:frame draw:style-name="gr4" draw:text-style-name="P3" draw:layer="layout" svg:width="1.3cm" svg:height="0.66cm" svg:x="6.4cm" svg:y="15.1cm">
          <draw:text-box>
            <text:p><text:span text:style-name="T1">C34</text:span></text:p>
          </draw:text-box>
        </draw:frame>
        <draw:frame draw:style-name="gr4" draw:text-style-name="P3" draw:layer="layout" svg:width="1.3cm" svg:height="0.66cm" svg:x="6.2cm" svg:y="16.6cm">
          <draw:text-box>
            <text:p><text:span text:style-name="T1">C45</text:span></text:p>
          </draw:text-box>
        </draw:frame>
        <draw:frame draw:style-name="gr4" draw:text-style-name="P3" draw:layer="layout" svg:width="1.4cm" svg:height="0.66cm" svg:x="7.3cm" svg:y="11.7cm">
          <draw:text-box>
            <text:p><text:span text:style-name="T1">C51</text:span></text:p>
          </draw:text-box>
        </draw:frame>
      </draw:page>
      <draw:page draw:name="page2" draw:style-name="dp1" draw:master-page-name="Padrão">
        <draw:custom-shape draw:style-name="gr1" draw:text-style-name="P1" xml:id="id16" draw:id="id16" draw:layer="layout" svg:width="0.8cm" svg:height="0.8cm" svg:x="4.6cm" svg:y="5.302cm">
          <text:p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cm" svg:height="0.8cm" svg:x="7.901cm" svg:y="7.603cm">
          <text:p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3cm" svg:height="0.66cm" svg:x="5.2cm" svg:y="4.442cm">
          <draw:text-box>
            <text:p><text:span text:style-name="T1">C12</text:span></text:p>
          </draw:text-box>
        </draw:frame>
        <draw:custom-shape draw:style-name="gr2" draw:text-style-name="P1" xml:id="id17" draw:id="id17" draw:layer="layout" svg:width="0.9cm" svg:height="0.8cm" svg:x="6.6cm" svg:y="4.002cm">
          <text:p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cm" svg:height="0.8cm" svg:x="9.1cm" svg:y="4.002cm">
          <text:p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cm" svg:height="0.8cm" svg:x="10.5cm" svg:y="5.802cm">
          <text:p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cm" svg:height="0.8cm" svg:x="7.9cm" svg:y="7.602cm">
          <text:p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5.283cm" svg:y1="5.419cm" svg:x2="6.731cm" svg:y2="4.685cm" draw:start-shape="id16" draw:start-glue-point="11" draw:end-shape="id17" draw:end-glue-point="7" svg:d="M5283 5419l1448-734" svg:viewBox="0 0 1449 735">
          <text:p/>
        </draw:connector>
        <draw:connector draw:style-name="gr3" draw:text-style-name="P2" draw:layer="layout" draw:type="line" svg:x1="9.1cm" svg:y1="4.4cm" svg:x2="7.5cm" svg:y2="4.4cm" svg:d="M9100 4400h-1600" svg:viewBox="0 0 1601 1">
          <text:p/>
        </draw:connector>
        <draw:frame draw:style-name="gr4" draw:text-style-name="P3" draw:layer="layout" svg:width="1.3cm" svg:height="0.66cm" svg:x="7.7cm" svg:y="3.8cm">
          <draw:text-box>
            <text:p><text:span text:style-name="T1">C23</text:span></text:p>
          </draw:text-box>
        </draw:frame>
        <draw:connector draw:style-name="gr3" draw:text-style-name="P2" draw:layer="layout" draw:type="line" svg:x1="9.869cm" svg:y1="4.683cm" svg:x2="10.631cm" svg:y2="5.917cm" svg:d="M9869 4683l762 1234" svg:viewBox="0 0 763 1235">
          <text:p/>
        </draw:connector>
        <draw:frame draw:style-name="gr4" draw:text-style-name="P3" draw:layer="layout" svg:width="1.3cm" svg:height="0.66cm" svg:x="10.3cm" svg:y="4.94cm">
          <draw:text-box>
            <text:p><text:span text:style-name="T1">C34</text:span></text:p>
          </draw:text-box>
        </draw:frame>
        <draw:connector draw:style-name="gr3" draw:text-style-name="P2" draw:layer="layout" draw:type="line" svg:x1="8.8cm" svg:y1="8.001cm" svg:x2="10.631cm" svg:y2="6.484cm" svg:d="M8800 8001l1831-1517" svg:viewBox="0 0 1832 1518">
          <text:p/>
        </draw:connector>
        <draw:frame draw:style-name="gr4" draw:text-style-name="P3" draw:layer="layout" svg:width="1.3cm" svg:height="0.66cm" svg:x="9.7cm" svg:y="7.101cm">
          <draw:text-box>
            <text:p><text:span text:style-name="T1">C45</text:span></text:p>
          </draw:text-box>
        </draw:frame>
        <draw:connector draw:style-name="gr3" draw:text-style-name="P2" draw:layer="layout" draw:type="line" svg:x1="7.9cm" svg:y1="8cm" svg:x2="5cm" svg:y2="6.1cm" svg:d="M7900 8000l-2900-1900" svg:viewBox="0 0 2901 1901">
          <text:p/>
        </draw:connector>
        <draw:frame draw:style-name="gr4" draw:text-style-name="P3" draw:layer="layout" svg:width="1.3cm" svg:height="0.66cm" svg:x="5.6cm" svg:y="7.14cm">
          <draw:text-box>
            <text:p><text:span text:style-name="T1">C56</text:span></text:p>
          </draw:text-box>
        </draw:frame>
      </draw:page>
      <draw:page draw:name="page3" draw:style-name="dp1" draw:master-page-name="Padrão">
        <draw:custom-shape draw:style-name="gr5" draw:text-style-name="P1" xml:id="id19" draw:id="id19" draw:layer="layout" svg:width="0.692cm" svg:height="0.631cm" svg:x="5.3cm" svg:y="1.1cm">
          <text:p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1" draw:id="id21" draw:layer="layout" svg:width="0.692cm" svg:height="0.631cm" svg:x="5.3cm" svg:y="2.364cm">
          <text:p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3" draw:id="id23" draw:layer="layout" svg:width="0.692cm" svg:height="0.632cm" svg:x="5.3cm" svg:y="3.784cm">
          <text:p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5" draw:id="id25" draw:layer="layout" svg:width="0.692cm" svg:height="0.631cm" svg:x="5.3cm" svg:y="5.205cm">
          <text:p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7" draw:id="id27" draw:layer="layout" svg:width="0.692cm" svg:height="0.631cm" svg:x="5.3cm" svg:y="6.469cm">
          <text:p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6" draw:id="id26" draw:layer="layout" svg:width="0.693cm" svg:height="0.631cm" svg:x="7.607cm" svg:y="1.1cm">
          <text:p>1’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8" draw:id="id18" draw:layer="layout" svg:width="0.693cm" svg:height="0.631cm" svg:x="7.607cm" svg:y="2.364cm">
          <text:p>2’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0" draw:id="id20" draw:layer="layout" svg:width="0.693cm" svg:height="0.632cm" svg:x="7.607cm" svg:y="3.784cm">
          <text:p>3’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2" draw:id="id22" draw:layer="layout" svg:width="0.693cm" svg:height="0.631cm" svg:x="7.607cm" svg:y="5.205cm">
          <text:p>4’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4" draw:id="id24" draw:layer="layout" svg:width="0.693cm" svg:height="0.631cm" svg:x="7.607cm" svg:y="6.469cm">
          <text:p>5’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7.607cm" svg:y1="2.68cm" svg:x2="5.992cm" svg:y2="1.416cm" draw:start-shape="id18" draw:start-glue-point="6" draw:end-shape="id19" draw:end-glue-point="10" svg:d="M7607 2680l-1615-1264" svg:viewBox="0 0 1616 1265">
          <text:p/>
        </draw:connector>
        <draw:connector draw:style-name="gr3" draw:text-style-name="P2" draw:layer="layout" draw:type="line" svg:x1="7.607cm" svg:y1="4.1cm" svg:x2="5.992cm" svg:y2="2.68cm" draw:start-shape="id20" draw:start-glue-point="6" draw:end-shape="id21" draw:end-glue-point="10" svg:d="M7607 4100l-1615-1420" svg:viewBox="0 0 1616 1421">
          <text:p/>
        </draw:connector>
        <draw:connector draw:style-name="gr3" draw:text-style-name="P2" draw:layer="layout" draw:type="line" svg:x1="7.607cm" svg:y1="5.521cm" svg:x2="5.992cm" svg:y2="4.1cm" draw:start-shape="id22" draw:start-glue-point="6" draw:end-shape="id23" draw:end-glue-point="10" svg:d="M7607 5521l-1615-1421" svg:viewBox="0 0 1616 1422">
          <text:p/>
        </draw:connector>
        <draw:connector draw:style-name="gr3" draw:text-style-name="P2" draw:layer="layout" draw:type="line" svg:x1="7.607cm" svg:y1="6.785cm" svg:x2="5.992cm" svg:y2="5.521cm" draw:start-shape="id24" draw:start-glue-point="6" draw:end-shape="id25" draw:end-glue-point="10" svg:d="M7607 6785l-1615-1264" svg:viewBox="0 0 1616 1265">
          <text:p/>
        </draw:connector>
        <draw:connector draw:style-name="gr3" draw:text-style-name="P2" draw:layer="layout" draw:type="line" svg:x1="7.607cm" svg:y1="1.415cm" svg:x2="5.992cm" svg:y2="6.785cm" draw:start-shape="id26" draw:end-shape="id27" draw:end-glue-point="10" svg:d="M7607 1415l-1615 5370" svg:viewBox="0 0 1616 5371">
          <text:p/>
        </draw:connector>
        <draw:frame draw:style-name="gr7" draw:text-style-name="P3" draw:layer="layout" svg:width="1.615cm" svg:height="0.953cm" svg:x="6.377cm" svg:y="1.336cm">
          <draw:text-box>
            <text:p><text:span text:style-name="T1">C12</text:span></text:p>
          </draw:text-box>
        </draw:frame>
        <draw:frame draw:style-name="gr7" draw:text-style-name="P3" draw:layer="layout" svg:width="1.409cm" svg:height="0.953cm" svg:x="6.224cm" svg:y="2.473cm">
          <draw:text-box>
            <text:p><text:span text:style-name="T1">C23</text:span></text:p>
          </draw:text-box>
        </draw:frame>
        <draw:frame draw:style-name="gr8" draw:text-style-name="P3" draw:layer="layout" svg:width="1cm" svg:height="0.657cm" svg:x="6.762cm" svg:y="4.495cm">
          <draw:text-box>
            <text:p><text:span text:style-name="T1">C3</text:span></text:p>
          </draw:text-box>
        </draw:frame>
        <draw:frame draw:style-name="gr9" draw:text-style-name="P3" draw:layer="layout" svg:width="1.295cm" svg:height="0.951cm" svg:x="6.608cm" svg:y="5.679cm">
          <draw:text-box>
            <text:p><text:span text:style-name="T1">C45</text:span></text:p>
          </draw:text-box>
        </draw:frame>
        <draw:frame draw:style-name="gr10" draw:text-style-name="P3" draw:layer="layout" svg:width="1.347cm" svg:height="1.063cm" svg:x="7.453cm" svg:y="1.81cm">
          <draw:text-box>
            <text:p><text:span text:style-name="T1">C51</text:span></text:p>
          </draw:text-box>
        </draw:frame>
        <draw:frame draw:style-name="gr11" draw:text-style-name="P3" draw:layer="layout" svg:width="2.038cm" svg:height="0.952cm" svg:x="6.762cm" svg:y="4.495cm">
          <draw:text-box>
            <text:p><text:span text:style-name="T1">C34</text:span></text:p>
          </draw:text-box>
        </draw:frame>
      </draw:page>
      <draw:page draw:name="page4" draw:style-name="dp1" draw:master-page-name="Padrão">
        <draw:custom-shape draw:style-name="gr12" draw:text-style-name="P4" draw:layer="layout" svg:width="0.7cm" svg:height="0.7cm" svg:x="10.501cm" svg:y="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1.2cm" svg:y="1.6cm">
          <draw:text-box>
            <text:p><text:span text:style-name="T2">232</text:span></text:p>
          </draw:text-box>
        </draw:frame>
        <draw:frame draw:style-name="gr14" draw:text-style-name="P6" draw:layer="layout" svg:width="6.8cm" svg:height="3.8cm" svg:x="2.5cm" svg:y="1.5cm">
          <draw:text-box>
            <text:p>Fornecendo um Bound externo Z = 310 </text:p>
          </draw:text-box>
        </draw:frame>
      </draw:page>
      <draw:page draw:name="page5" draw:style-name="dp1" draw:master-page-name="Padrão">
        <draw:custom-shape draw:style-name="gr12" draw:text-style-name="P4" draw:layer="layout" svg:width="0.7cm" svg:height="0.7cm" svg:x="10.501cm" svg:y="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1.2cm" svg:y="1.6cm">
          <draw:text-box>
            <text:p><text:span text:style-name="T2">232</text:span></text:p>
          </draw:text-box>
        </draw:frame>
        <draw:frame draw:style-name="gr14" draw:text-style-name="P6" draw:layer="layout" svg:width="6.8cm" svg:height="3.8cm" svg:x="2.5cm" svg:y="1.5cm">
          <draw:text-box>
            <text:p>Fornecendo um Bound externo Z = 310 </text:p>
          </draw:text-box>
        </draw:frame>
        <draw:connector draw:style-name="gr3" draw:text-style-name="P2" draw:layer="layout" draw:type="line" svg:x1="10.85cm" svg:y1="2.3cm" svg:x2="6.798cm" svg:y2="4.002cm" svg:d="M10850 2300l-4052 1702" svg:viewBox="0 0 4053 1703">
          <text:p/>
        </draw:connector>
        <draw:custom-shape draw:style-name="gr12" draw:text-style-name="P4" draw:layer="layout" svg:width="0.7cm" svg:height="0.7cm" svg:x="6.2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6.9cm" svg:y="3.9cm">
          <draw:text-box>
            <text:p><text:span text:style-name="T2">310</text:span></text:p>
          </draw:text-box>
        </draw:frame>
      </draw:page>
      <draw:page draw:name="page6" draw:style-name="dp1" draw:master-page-name="Padrão">
        <draw:custom-shape draw:style-name="gr12" draw:text-style-name="P4" draw:layer="layout" svg:width="0.7cm" svg:height="0.7cm" svg:x="10.501cm" svg:y="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1.2cm" svg:y="1.6cm">
          <draw:text-box>
            <text:p text:style-name="P7"><text:span text:style-name="T2">232</text:span></text:p>
          </draw:text-box>
        </draw:frame>
        <draw:frame draw:style-name="gr14" draw:text-style-name="P9" draw:layer="layout" svg:width="6.8cm" svg:height="3.8cm" svg:x="2.5cm" svg:y="1.5cm">
          <draw:text-box>
            <text:p text:style-name="P8">Fornecendo um Bound externo Z = 310 </text:p>
          </draw:text-box>
        </draw:frame>
        <draw:connector draw:style-name="gr3" draw:text-style-name="P2" draw:layer="layout" draw:type="line" svg:x1="10.85cm" svg:y1="2.3cm" svg:x2="6.798cm" svg:y2="4.002cm" svg:d="M10850 2300l-4052 1702" svg:viewBox="0 0 4053 1703">
          <text:p/>
        </draw:connector>
        <draw:custom-shape draw:style-name="gr12" draw:text-style-name="P4" draw:layer="layout" svg:width="0.7cm" svg:height="0.7cm" svg:x="6.2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6.9cm" svg:y="3.9cm">
          <draw:text-box>
            <text:p text:style-name="P7"><text:span text:style-name="T2">310</text:span></text:p>
          </draw:text-box>
        </draw:frame>
        <draw:connector draw:style-name="gr3" draw:text-style-name="P2" draw:layer="layout" draw:type="line" svg:x1="10.85cm" svg:y1="2.3cm" svg:x2="10.05cm" svg:y2="3.8cm" svg:d="M10850 2300l-800 1500" svg:viewBox="0 0 801 1501">
          <text:p/>
        </draw:connector>
        <draw:custom-shape draw:style-name="gr12" draw:text-style-name="P4" draw:layer="layout" svg:width="0.7cm" svg:height="0.7cm" svg:x="9.70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0.3cm" svg:y="3.9cm">
          <draw:text-box>
            <text:p text:style-name="P7"><text:span text:style-name="T2">340</text:span></text:p>
          </draw:text-box>
        </draw:frame>
      </draw:page>
      <draw:page draw:name="page7" draw:style-name="dp1" draw:master-page-name="Padrão">
        <draw:custom-shape draw:style-name="gr12" draw:text-style-name="P4" draw:layer="layout" svg:width="0.7cm" svg:height="0.7cm" svg:x="10.501cm" svg:y="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1.2cm" svg:y="1.6cm">
          <draw:text-box>
            <text:p><text:span text:style-name="T2">232</text:span></text:p>
          </draw:text-box>
        </draw:frame>
        <draw:frame draw:style-name="gr14" draw:text-style-name="P6" draw:layer="layout" svg:width="6.8cm" svg:height="3.8cm" svg:x="2.5cm" svg:y="1.5cm">
          <draw:text-box>
            <text:p>Fornecendo um Bound externo Z = 310 </text:p>
          </draw:text-box>
        </draw:frame>
        <draw:connector draw:style-name="gr3" draw:text-style-name="P2" draw:layer="layout" draw:type="line" svg:x1="10.85cm" svg:y1="2.3cm" svg:x2="6.798cm" svg:y2="4.002cm" svg:d="M10850 2300l-4052 1702" svg:viewBox="0 0 4053 1703">
          <text:p/>
        </draw:connector>
        <draw:custom-shape draw:style-name="gr12" draw:text-style-name="P4" draw:layer="layout" svg:width="0.7cm" svg:height="0.7cm" svg:x="6.2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6.9cm" svg:y="3.9cm">
          <draw:text-box>
            <text:p><text:span text:style-name="T2">310</text:span></text:p>
          </draw:text-box>
        </draw:frame>
        <draw:connector draw:style-name="gr3" draw:text-style-name="P2" draw:layer="layout" draw:type="line" svg:x1="10.85cm" svg:y1="2.3cm" svg:x2="10.05cm" svg:y2="3.8cm" svg:d="M10850 2300l-800 1500" svg:viewBox="0 0 801 1501">
          <text:p/>
        </draw:connector>
        <draw:custom-shape draw:style-name="gr12" draw:text-style-name="P4" draw:layer="layout" svg:width="0.7cm" svg:height="0.7cm" svg:x="9.70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0.3cm" svg:y="3.9cm">
          <draw:text-box>
            <text:p><text:span text:style-name="T2">340</text:span></text:p>
          </draw:text-box>
        </draw:frame>
        <draw:connector draw:style-name="gr3" draw:text-style-name="P2" draw:layer="layout" draw:type="line" svg:x1="17.35cm" svg:y1="3.5cm" svg:x2="10.85cm" svg:y2="2.3cm" svg:d="M17350 3500l-6500-1200" svg:viewBox="0 0 6501 1201">
          <text:p/>
        </draw:connector>
        <draw:custom-shape draw:style-name="gr12" draw:text-style-name="P4" draw:layer="layout" svg:width="0.7cm" svg:height="0.7cm" svg:x="17.00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7.6cm" svg:y="3.5cm">
          <draw:text-box>
            <text:p><text:span text:style-name="T2">248</text:span></text:p>
          </draw:text-box>
        </draw:frame>
      </draw:page>
      <draw:page draw:name="page8" draw:style-name="dp1" draw:master-page-name="Padrão">
        <draw:custom-shape draw:style-name="gr12" draw:text-style-name="P4" draw:layer="layout" svg:width="0.7cm" svg:height="0.7cm" svg:x="10.501cm" svg:y="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1.2cm" svg:y="1.6cm">
          <draw:text-box>
            <text:p><text:span text:style-name="T2">232</text:span></text:p>
          </draw:text-box>
        </draw:frame>
        <draw:frame draw:style-name="gr14" draw:text-style-name="P6" draw:layer="layout" svg:width="6.8cm" svg:height="3.8cm" svg:x="2.5cm" svg:y="1.5cm">
          <draw:text-box>
            <text:p>Fornecendo um Bound externo Z = 310 </text:p>
          </draw:text-box>
        </draw:frame>
        <draw:connector draw:style-name="gr3" draw:text-style-name="P2" draw:layer="layout" draw:type="line" svg:x1="10.85cm" svg:y1="2.3cm" svg:x2="6.798cm" svg:y2="4.002cm" svg:d="M10850 2300l-4052 1702" svg:viewBox="0 0 4053 1703">
          <text:p/>
        </draw:connector>
        <draw:custom-shape draw:style-name="gr12" draw:text-style-name="P4" draw:layer="layout" svg:width="0.7cm" svg:height="0.7cm" svg:x="6.2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6.9cm" svg:y="3.9cm">
          <draw:text-box>
            <text:p><text:span text:style-name="T2">310</text:span></text:p>
          </draw:text-box>
        </draw:frame>
        <draw:connector draw:style-name="gr3" draw:text-style-name="P2" draw:layer="layout" draw:type="line" svg:x1="10.85cm" svg:y1="2.3cm" svg:x2="10.05cm" svg:y2="3.8cm" svg:d="M10850 2300l-800 1500" svg:viewBox="0 0 801 1501">
          <text:p/>
        </draw:connector>
        <draw:custom-shape draw:style-name="gr12" draw:text-style-name="P4" draw:layer="layout" svg:width="0.7cm" svg:height="0.7cm" svg:x="9.70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0.3cm" svg:y="3.9cm">
          <draw:text-box>
            <text:p><text:span text:style-name="T2">340</text:span></text:p>
          </draw:text-box>
        </draw:frame>
        <draw:connector draw:style-name="gr3" draw:text-style-name="P2" draw:layer="layout" draw:type="line" svg:x1="17.35cm" svg:y1="3.5cm" svg:x2="10.85cm" svg:y2="2.3cm" svg:d="M17350 3500l-6500-1200" svg:viewBox="0 0 6501 1201">
          <text:p/>
        </draw:connector>
        <draw:custom-shape draw:style-name="gr12" draw:text-style-name="P4" draw:layer="layout" svg:width="0.7cm" svg:height="0.7cm" svg:x="17.00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7.35cm" svg:y1="4.2cm" svg:x2="15.45cm" svg:y2="4.7cm" svg:d="M17350 4200l-1900 500" svg:viewBox="0 0 1901 501">
          <text:p/>
        </draw:connector>
        <draw:frame draw:style-name="gr13" draw:text-style-name="P5" draw:layer="layout" svg:width="2.3cm" svg:height="1cm" svg:x="15.7cm" svg:y="4.7cm">
          <draw:text-box>
            <text:p><text:span text:style-name="T2">289</text:span></text:p>
          </draw:text-box>
        </draw:frame>
        <draw:custom-shape draw:style-name="gr12" draw:text-style-name="P4" draw:layer="layout" svg:width="0.7cm" svg:height="0.7cm" svg:x="15.101cm" svg:y="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7.6cm" svg:y="3.5cm">
          <draw:text-box>
            <text:p><text:span text:style-name="T2">248</text:span></text:p>
          </draw:text-box>
        </draw:frame>
      </draw:page>
      <draw:page draw:name="page9" draw:style-name="dp1" draw:master-page-name="Padrão">
        <draw:custom-shape draw:style-name="gr12" draw:text-style-name="P4" draw:layer="layout" svg:width="0.7cm" svg:height="0.7cm" svg:x="10.501cm" svg:y="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1.2cm" svg:y="1.6cm">
          <draw:text-box>
            <text:p><text:span text:style-name="T2">232</text:span></text:p>
          </draw:text-box>
        </draw:frame>
        <draw:frame draw:style-name="gr14" draw:text-style-name="P6" draw:layer="layout" svg:width="6.8cm" svg:height="3.8cm" svg:x="2.5cm" svg:y="1.5cm">
          <draw:text-box>
            <text:p>Fornecendo um Bound externo Z = 310 </text:p>
          </draw:text-box>
        </draw:frame>
        <draw:connector draw:style-name="gr3" draw:text-style-name="P2" draw:layer="layout" draw:type="line" svg:x1="10.85cm" svg:y1="2.3cm" svg:x2="6.798cm" svg:y2="4.002cm" svg:d="M10850 2300l-4052 1702" svg:viewBox="0 0 4053 1703">
          <text:p/>
        </draw:connector>
        <draw:custom-shape draw:style-name="gr12" draw:text-style-name="P4" draw:layer="layout" svg:width="0.7cm" svg:height="0.7cm" svg:x="6.2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6.9cm" svg:y="3.9cm">
          <draw:text-box>
            <text:p><text:span text:style-name="T2">310</text:span></text:p>
          </draw:text-box>
        </draw:frame>
        <draw:connector draw:style-name="gr3" draw:text-style-name="P2" draw:layer="layout" draw:type="line" svg:x1="10.85cm" svg:y1="2.3cm" svg:x2="10.05cm" svg:y2="3.8cm" svg:d="M10850 2300l-800 1500" svg:viewBox="0 0 801 1501">
          <text:p/>
        </draw:connector>
        <draw:custom-shape draw:style-name="gr12" draw:text-style-name="P4" draw:layer="layout" svg:width="0.7cm" svg:height="0.7cm" svg:x="9.70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0.3cm" svg:y="3.9cm">
          <draw:text-box>
            <text:p><text:span text:style-name="T2">340</text:span></text:p>
          </draw:text-box>
        </draw:frame>
        <draw:connector draw:style-name="gr3" draw:text-style-name="P2" draw:layer="layout" draw:type="line" svg:x1="17.35cm" svg:y1="3.5cm" svg:x2="10.85cm" svg:y2="2.3cm" svg:d="M17350 3500l-6500-1200" svg:viewBox="0 0 6501 1201">
          <text:p/>
        </draw:connector>
        <draw:custom-shape draw:style-name="gr12" draw:text-style-name="P4" draw:layer="layout" svg:width="0.7cm" svg:height="0.7cm" svg:x="17.00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7.35cm" svg:y1="4.2cm" svg:x2="15.45cm" svg:y2="4.7cm" svg:d="M17350 4200l-1900 500" svg:viewBox="0 0 1901 501">
          <text:p/>
        </draw:connector>
        <draw:frame draw:style-name="gr13" draw:text-style-name="P5" draw:layer="layout" svg:width="2.3cm" svg:height="1cm" svg:x="15.7cm" svg:y="4.7cm">
          <draw:text-box>
            <text:p><text:span text:style-name="T2">289</text:span></text:p>
          </draw:text-box>
        </draw:frame>
        <draw:custom-shape draw:style-name="gr12" draw:text-style-name="P4" draw:layer="layout" svg:width="0.7cm" svg:height="0.7cm" svg:x="15.101cm" svg:y="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7.6cm" svg:y="3.5cm">
          <draw:text-box>
            <text:p><text:span text:style-name="T2">248</text:span></text:p>
          </draw:text-box>
        </draw:frame>
        <draw:connector draw:style-name="gr3" draw:text-style-name="P2" draw:layer="layout" draw:type="line" svg:x1="15.45cm" svg:y1="5.4cm" svg:x2="13.45cm" svg:y2="7.1cm" svg:d="M15450 5400l-2000 1700" svg:viewBox="0 0 2001 1701">
          <text:p/>
        </draw:connector>
        <draw:custom-shape draw:style-name="gr12" draw:text-style-name="P4" draw:layer="layout" svg:width="0.7cm" svg:height="0.7cm" svg:x="13.101cm" svg:y="7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4cm" svg:height="1cm" svg:x="12.7cm" svg:y="7.8cm">
          <draw:text-box>
            <text:p><text:span text:style-name="T2">380</text:span></text:p>
          </draw:text-box>
        </draw:frame>
      </draw:page>
      <draw:page draw:name="page10" draw:style-name="dp1" draw:master-page-name="Padrão">
        <draw:custom-shape draw:style-name="gr12" draw:text-style-name="P4" draw:layer="layout" svg:width="0.7cm" svg:height="0.7cm" svg:x="10.501cm" svg:y="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1.2cm" svg:y="1.6cm">
          <draw:text-box>
            <text:p><text:span text:style-name="T2">232</text:span></text:p>
          </draw:text-box>
        </draw:frame>
        <draw:frame draw:style-name="gr14" draw:text-style-name="P6" draw:layer="layout" svg:width="6.8cm" svg:height="3.8cm" svg:x="2.5cm" svg:y="1.5cm">
          <draw:text-box>
            <text:p>Fornecendo um Bound externo Z = 310 </text:p>
          </draw:text-box>
        </draw:frame>
        <draw:connector draw:style-name="gr3" draw:text-style-name="P2" draw:layer="layout" draw:type="line" svg:x1="10.85cm" svg:y1="2.3cm" svg:x2="6.798cm" svg:y2="4.002cm" svg:d="M10850 2300l-4052 1702" svg:viewBox="0 0 4053 1703">
          <text:p/>
        </draw:connector>
        <draw:custom-shape draw:style-name="gr12" draw:text-style-name="P4" draw:layer="layout" svg:width="0.7cm" svg:height="0.7cm" svg:x="6.2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6.9cm" svg:y="3.9cm">
          <draw:text-box>
            <text:p><text:span text:style-name="T2">310</text:span></text:p>
          </draw:text-box>
        </draw:frame>
        <draw:connector draw:style-name="gr3" draw:text-style-name="P2" draw:layer="layout" draw:type="line" svg:x1="10.85cm" svg:y1="2.3cm" svg:x2="10.05cm" svg:y2="3.8cm" svg:d="M10850 2300l-800 1500" svg:viewBox="0 0 801 1501">
          <text:p/>
        </draw:connector>
        <draw:custom-shape draw:style-name="gr12" draw:text-style-name="P4" draw:layer="layout" svg:width="0.7cm" svg:height="0.7cm" svg:x="9.70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0.3cm" svg:y="3.9cm">
          <draw:text-box>
            <text:p><text:span text:style-name="T2">340</text:span></text:p>
          </draw:text-box>
        </draw:frame>
        <draw:connector draw:style-name="gr3" draw:text-style-name="P2" draw:layer="layout" draw:type="line" svg:x1="17.35cm" svg:y1="3.5cm" svg:x2="10.85cm" svg:y2="2.3cm" svg:d="M17350 3500l-6500-1200" svg:viewBox="0 0 6501 1201">
          <text:p/>
        </draw:connector>
        <draw:custom-shape draw:style-name="gr12" draw:text-style-name="P4" draw:layer="layout" svg:width="0.7cm" svg:height="0.7cm" svg:x="17.00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7.35cm" svg:y1="4.2cm" svg:x2="15.45cm" svg:y2="4.7cm" svg:d="M17350 4200l-1900 500" svg:viewBox="0 0 1901 501">
          <text:p/>
        </draw:connector>
        <draw:frame draw:style-name="gr13" draw:text-style-name="P5" draw:layer="layout" svg:width="2.3cm" svg:height="1cm" svg:x="15.7cm" svg:y="4.7cm">
          <draw:text-box>
            <text:p><text:span text:style-name="T2">289</text:span></text:p>
          </draw:text-box>
        </draw:frame>
        <draw:custom-shape draw:style-name="gr12" draw:text-style-name="P4" draw:layer="layout" svg:width="0.7cm" svg:height="0.7cm" svg:x="15.101cm" svg:y="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7.6cm" svg:y="3.5cm">
          <draw:text-box>
            <text:p><text:span text:style-name="T2">248</text:span></text:p>
          </draw:text-box>
        </draw:frame>
        <draw:connector draw:style-name="gr3" draw:text-style-name="P2" draw:layer="layout" draw:type="line" svg:x1="15.45cm" svg:y1="5.4cm" svg:x2="13.45cm" svg:y2="7.1cm" svg:d="M15450 5400l-2000 1700" svg:viewBox="0 0 2001 1701">
          <text:p/>
        </draw:connector>
        <draw:custom-shape draw:style-name="gr12" draw:text-style-name="P4" draw:layer="layout" svg:width="0.7cm" svg:height="0.7cm" svg:x="13.101cm" svg:y="7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4cm" svg:height="1cm" svg:x="12.7cm" svg:y="7.8cm">
          <draw:text-box>
            <text:p><text:span text:style-name="T2">380</text:span></text:p>
          </draw:text-box>
        </draw:frame>
        <draw:connector draw:style-name="gr3" draw:text-style-name="P2" draw:layer="layout" draw:type="line" svg:x1="15.45cm" svg:y1="5.4cm" svg:x2="15.25cm" svg:y2="7.1cm" svg:d="M15450 5400l-200 1700" svg:viewBox="0 0 201 1701">
          <text:p/>
        </draw:connector>
        <draw:custom-shape draw:style-name="gr12" draw:text-style-name="P4" draw:layer="layout" svg:width="0.7cm" svg:height="0.7cm" svg:x="14.901cm" svg:y="7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4.7cm" svg:y="7.8cm">
          <draw:text-box>
            <text:p><text:span text:style-name="T2">395</text:span></text:p>
          </draw:text-box>
        </draw:frame>
      </draw:page>
      <draw:page draw:name="page11" draw:style-name="dp1" draw:master-page-name="Padrão">
        <draw:custom-shape draw:style-name="gr12" draw:text-style-name="P4" draw:layer="layout" svg:width="0.7cm" svg:height="0.7cm" svg:x="10.501cm" svg:y="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1.2cm" svg:y="1.6cm">
          <draw:text-box>
            <text:p><text:span text:style-name="T2">232</text:span></text:p>
          </draw:text-box>
        </draw:frame>
        <draw:frame draw:style-name="gr14" draw:text-style-name="P6" draw:layer="layout" svg:width="6.8cm" svg:height="3.8cm" svg:x="2.5cm" svg:y="1.5cm">
          <draw:text-box>
            <text:p>Fornecendo um Bound externo Z = 310 </text:p>
          </draw:text-box>
        </draw:frame>
        <draw:connector draw:style-name="gr3" draw:text-style-name="P2" draw:layer="layout" draw:type="line" svg:x1="10.85cm" svg:y1="2.3cm" svg:x2="6.798cm" svg:y2="4.002cm" svg:d="M10850 2300l-4052 1702" svg:viewBox="0 0 4053 1703">
          <text:p/>
        </draw:connector>
        <draw:custom-shape draw:style-name="gr12" draw:text-style-name="P4" draw:layer="layout" svg:width="0.7cm" svg:height="0.7cm" svg:x="6.2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6.9cm" svg:y="3.9cm">
          <draw:text-box>
            <text:p><text:span text:style-name="T2">310</text:span></text:p>
          </draw:text-box>
        </draw:frame>
        <draw:connector draw:style-name="gr3" draw:text-style-name="P2" draw:layer="layout" draw:type="line" svg:x1="10.85cm" svg:y1="2.3cm" svg:x2="10.05cm" svg:y2="3.8cm" svg:d="M10850 2300l-800 1500" svg:viewBox="0 0 801 1501">
          <text:p/>
        </draw:connector>
        <draw:custom-shape draw:style-name="gr12" draw:text-style-name="P4" draw:layer="layout" svg:width="0.7cm" svg:height="0.7cm" svg:x="9.70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0.3cm" svg:y="3.9cm">
          <draw:text-box>
            <text:p><text:span text:style-name="T2">340</text:span></text:p>
          </draw:text-box>
        </draw:frame>
        <draw:connector draw:style-name="gr3" draw:text-style-name="P2" draw:layer="layout" draw:type="line" svg:x1="17.35cm" svg:y1="3.5cm" svg:x2="10.85cm" svg:y2="2.3cm" svg:d="M17350 3500l-6500-1200" svg:viewBox="0 0 6501 1201">
          <text:p/>
        </draw:connector>
        <draw:custom-shape draw:style-name="gr12" draw:text-style-name="P4" draw:layer="layout" svg:width="0.7cm" svg:height="0.7cm" svg:x="17.00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7.35cm" svg:y1="4.2cm" svg:x2="15.45cm" svg:y2="4.7cm" svg:d="M17350 4200l-1900 500" svg:viewBox="0 0 1901 501">
          <text:p/>
        </draw:connector>
        <draw:frame draw:style-name="gr13" draw:text-style-name="P5" draw:layer="layout" svg:width="2.3cm" svg:height="1cm" svg:x="15.7cm" svg:y="4.7cm">
          <draw:text-box>
            <text:p><text:span text:style-name="T2">289</text:span></text:p>
          </draw:text-box>
        </draw:frame>
        <draw:custom-shape draw:style-name="gr12" draw:text-style-name="P4" draw:layer="layout" svg:width="0.7cm" svg:height="0.7cm" svg:x="15.101cm" svg:y="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7.6cm" svg:y="3.5cm">
          <draw:text-box>
            <text:p><text:span text:style-name="T2">248</text:span></text:p>
          </draw:text-box>
        </draw:frame>
        <draw:connector draw:style-name="gr3" draw:text-style-name="P2" draw:layer="layout" draw:type="line" svg:x1="15.45cm" svg:y1="5.4cm" svg:x2="13.45cm" svg:y2="7.1cm" svg:d="M15450 5400l-2000 1700" svg:viewBox="0 0 2001 1701">
          <text:p/>
        </draw:connector>
        <draw:custom-shape draw:style-name="gr12" draw:text-style-name="P4" draw:layer="layout" svg:width="0.7cm" svg:height="0.7cm" svg:x="13.101cm" svg:y="7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4cm" svg:height="1cm" svg:x="12.7cm" svg:y="7.8cm">
          <draw:text-box>
            <text:p><text:span text:style-name="T2">380</text:span></text:p>
          </draw:text-box>
        </draw:frame>
        <draw:connector draw:style-name="gr3" draw:text-style-name="P2" draw:layer="layout" draw:type="line" svg:x1="15.45cm" svg:y1="5.4cm" svg:x2="15.25cm" svg:y2="7.1cm" svg:d="M15450 5400l-200 1700" svg:viewBox="0 0 201 1701">
          <text:p/>
        </draw:connector>
        <draw:custom-shape draw:style-name="gr12" draw:text-style-name="P4" draw:layer="layout" svg:width="0.7cm" svg:height="0.7cm" svg:x="14.901cm" svg:y="7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4.7cm" svg:y="7.8cm">
          <draw:text-box>
            <text:p><text:span text:style-name="T2">395</text:span></text:p>
          </draw:text-box>
        </draw:frame>
        <draw:connector draw:style-name="gr3" draw:text-style-name="P2" draw:layer="layout" draw:type="line" svg:x1="15.45cm" svg:y1="5.4cm" svg:x2="17.75cm" svg:y2="7.1cm" svg:d="M15450 5400l2300 1700" svg:viewBox="0 0 2301 1701">
          <text:p/>
        </draw:connector>
        <draw:frame draw:style-name="gr13" draw:text-style-name="P5" draw:layer="layout" svg:width="2.3cm" svg:height="1cm" svg:x="18cm" svg:y="7.1cm">
          <draw:text-box>
            <text:p><text:span text:style-name="T2">280</text:span></text:p>
          </draw:text-box>
        </draw:frame>
        <draw:custom-shape draw:style-name="gr12" draw:text-style-name="P4" draw:layer="layout" svg:width="0.7cm" svg:height="0.7cm" svg:x="17.401cm" svg:y="7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2" draw:style-name="dp1" draw:master-page-name="Padrão">
        <draw:custom-shape draw:style-name="gr12" draw:text-style-name="P4" draw:layer="layout" svg:width="0.7cm" svg:height="0.7cm" svg:x="10.501cm" svg:y="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1.2cm" svg:y="1.6cm">
          <draw:text-box>
            <text:p><text:span text:style-name="T2">232</text:span></text:p>
          </draw:text-box>
        </draw:frame>
        <draw:frame draw:style-name="gr14" draw:text-style-name="P6" draw:layer="layout" svg:width="6.8cm" svg:height="3.8cm" svg:x="2.5cm" svg:y="1.5cm">
          <draw:text-box>
            <text:p>Fornecendo um Bound externo Z = 310 </text:p>
          </draw:text-box>
        </draw:frame>
        <draw:connector draw:style-name="gr3" draw:text-style-name="P2" draw:layer="layout" draw:type="line" svg:x1="10.85cm" svg:y1="2.3cm" svg:x2="6.798cm" svg:y2="4.002cm" svg:d="M10850 2300l-4052 1702" svg:viewBox="0 0 4053 1703">
          <text:p/>
        </draw:connector>
        <draw:custom-shape draw:style-name="gr12" draw:text-style-name="P4" draw:layer="layout" svg:width="0.7cm" svg:height="0.7cm" svg:x="6.2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6.9cm" svg:y="3.9cm">
          <draw:text-box>
            <text:p><text:span text:style-name="T2">310</text:span></text:p>
          </draw:text-box>
        </draw:frame>
        <draw:connector draw:style-name="gr3" draw:text-style-name="P2" draw:layer="layout" draw:type="line" svg:x1="10.85cm" svg:y1="2.3cm" svg:x2="10.05cm" svg:y2="3.8cm" svg:d="M10850 2300l-800 1500" svg:viewBox="0 0 801 1501">
          <text:p/>
        </draw:connector>
        <draw:custom-shape draw:style-name="gr12" draw:text-style-name="P4" draw:layer="layout" svg:width="0.7cm" svg:height="0.7cm" svg:x="9.70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0.3cm" svg:y="3.9cm">
          <draw:text-box>
            <text:p><text:span text:style-name="T2">340</text:span></text:p>
          </draw:text-box>
        </draw:frame>
        <draw:connector draw:style-name="gr3" draw:text-style-name="P2" draw:layer="layout" draw:type="line" svg:x1="17.35cm" svg:y1="3.5cm" svg:x2="10.85cm" svg:y2="2.3cm" svg:d="M17350 3500l-6500-1200" svg:viewBox="0 0 6501 1201">
          <text:p/>
        </draw:connector>
        <draw:custom-shape draw:style-name="gr12" draw:text-style-name="P4" draw:layer="layout" svg:width="0.7cm" svg:height="0.7cm" svg:x="17.00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7.35cm" svg:y1="4.2cm" svg:x2="15.45cm" svg:y2="4.7cm" svg:d="M17350 4200l-1900 500" svg:viewBox="0 0 1901 501">
          <text:p/>
        </draw:connector>
        <draw:frame draw:style-name="gr13" draw:text-style-name="P5" draw:layer="layout" svg:width="2.3cm" svg:height="1cm" svg:x="15.7cm" svg:y="4.7cm">
          <draw:text-box>
            <text:p><text:span text:style-name="T2">289</text:span></text:p>
          </draw:text-box>
        </draw:frame>
        <draw:custom-shape draw:style-name="gr12" draw:text-style-name="P4" draw:layer="layout" svg:width="0.7cm" svg:height="0.7cm" svg:x="15.101cm" svg:y="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7.6cm" svg:y="3.5cm">
          <draw:text-box>
            <text:p><text:span text:style-name="T2">248</text:span></text:p>
          </draw:text-box>
        </draw:frame>
        <draw:connector draw:style-name="gr3" draw:text-style-name="P2" draw:layer="layout" draw:type="line" svg:x1="15.45cm" svg:y1="5.4cm" svg:x2="13.45cm" svg:y2="7.1cm" svg:d="M15450 5400l-2000 1700" svg:viewBox="0 0 2001 1701">
          <text:p/>
        </draw:connector>
        <draw:custom-shape draw:style-name="gr12" draw:text-style-name="P4" draw:layer="layout" svg:width="0.7cm" svg:height="0.7cm" svg:x="13.101cm" svg:y="7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4cm" svg:height="1cm" svg:x="12.7cm" svg:y="7.8cm">
          <draw:text-box>
            <text:p><text:span text:style-name="T2">380</text:span></text:p>
          </draw:text-box>
        </draw:frame>
        <draw:connector draw:style-name="gr3" draw:text-style-name="P2" draw:layer="layout" draw:type="line" svg:x1="15.45cm" svg:y1="5.4cm" svg:x2="15.25cm" svg:y2="7.1cm" svg:d="M15450 5400l-200 1700" svg:viewBox="0 0 201 1701">
          <text:p/>
        </draw:connector>
        <draw:custom-shape draw:style-name="gr12" draw:text-style-name="P4" draw:layer="layout" svg:width="0.7cm" svg:height="0.7cm" svg:x="14.901cm" svg:y="7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4.7cm" svg:y="7.8cm">
          <draw:text-box>
            <text:p><text:span text:style-name="T2">395</text:span></text:p>
          </draw:text-box>
        </draw:frame>
        <draw:connector draw:style-name="gr3" draw:text-style-name="P2" draw:layer="layout" draw:type="line" svg:x1="15.45cm" svg:y1="5.4cm" svg:x2="17.75cm" svg:y2="7.1cm" svg:d="M15450 5400l2300 1700" svg:viewBox="0 0 2301 1701">
          <text:p/>
        </draw:connector>
        <draw:frame draw:style-name="gr13" draw:text-style-name="P5" draw:layer="layout" svg:width="2.3cm" svg:height="1cm" svg:x="18cm" svg:y="7.1cm">
          <draw:text-box>
            <text:p><text:span text:style-name="T2">280</text:span></text:p>
          </draw:text-box>
        </draw:frame>
        <draw:custom-shape draw:style-name="gr12" draw:text-style-name="P4" draw:layer="layout" svg:width="0.7cm" svg:height="0.7cm" svg:x="17.401cm" svg:y="7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7.75cm" svg:y1="7.8cm" svg:x2="15.65cm" svg:y2="9.9cm" svg:d="M17750 7800l-2100 2100" svg:viewBox="0 0 2101 2101">
          <text:p/>
        </draw:connector>
        <draw:custom-shape draw:style-name="gr12" draw:text-style-name="P4" draw:layer="layout" svg:width="0.7cm" svg:height="0.7cm" svg:x="15.301cm" svg:y="9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5cm" svg:y="10.7cm">
          <draw:text-box>
            <text:p><text:span text:style-name="T2">500</text:span></text:p>
          </draw:text-box>
        </draw:frame>
      </draw:page>
      <draw:page draw:name="page13" draw:style-name="dp1" draw:master-page-name="Padrão">
        <draw:custom-shape draw:style-name="gr12" draw:text-style-name="P4" draw:layer="layout" svg:width="0.7cm" svg:height="0.7cm" svg:x="10.501cm" svg:y="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1.2cm" svg:y="1.6cm">
          <draw:text-box>
            <text:p><text:span text:style-name="T2">232</text:span></text:p>
          </draw:text-box>
        </draw:frame>
        <draw:frame draw:style-name="gr14" draw:text-style-name="P6" draw:layer="layout" svg:width="6.8cm" svg:height="3.8cm" svg:x="2.5cm" svg:y="1.5cm">
          <draw:text-box>
            <text:p>Fornecendo um Bound externo Z = 310 </text:p>
          </draw:text-box>
        </draw:frame>
        <draw:connector draw:style-name="gr3" draw:text-style-name="P2" draw:layer="layout" draw:type="line" svg:x1="10.85cm" svg:y1="2.3cm" svg:x2="6.798cm" svg:y2="4.002cm" svg:d="M10850 2300l-4052 1702" svg:viewBox="0 0 4053 1703">
          <text:p/>
        </draw:connector>
        <draw:custom-shape draw:style-name="gr12" draw:text-style-name="P4" draw:layer="layout" svg:width="0.7cm" svg:height="0.7cm" svg:x="6.2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6.9cm" svg:y="3.9cm">
          <draw:text-box>
            <text:p><text:span text:style-name="T2">310</text:span></text:p>
          </draw:text-box>
        </draw:frame>
        <draw:connector draw:style-name="gr3" draw:text-style-name="P2" draw:layer="layout" draw:type="line" svg:x1="10.85cm" svg:y1="2.3cm" svg:x2="10.05cm" svg:y2="3.8cm" svg:d="M10850 2300l-800 1500" svg:viewBox="0 0 801 1501">
          <text:p/>
        </draw:connector>
        <draw:custom-shape draw:style-name="gr12" draw:text-style-name="P4" draw:layer="layout" svg:width="0.7cm" svg:height="0.7cm" svg:x="9.70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0.3cm" svg:y="3.9cm">
          <draw:text-box>
            <text:p><text:span text:style-name="T2">340</text:span></text:p>
          </draw:text-box>
        </draw:frame>
        <draw:connector draw:style-name="gr3" draw:text-style-name="P2" draw:layer="layout" draw:type="line" svg:x1="17.35cm" svg:y1="3.5cm" svg:x2="10.85cm" svg:y2="2.3cm" svg:d="M17350 3500l-6500-1200" svg:viewBox="0 0 6501 1201">
          <text:p/>
        </draw:connector>
        <draw:custom-shape draw:style-name="gr12" draw:text-style-name="P4" draw:layer="layout" svg:width="0.7cm" svg:height="0.7cm" svg:x="17.00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7.35cm" svg:y1="4.2cm" svg:x2="15.45cm" svg:y2="4.7cm" svg:d="M17350 4200l-1900 500" svg:viewBox="0 0 1901 501">
          <text:p/>
        </draw:connector>
        <draw:frame draw:style-name="gr13" draw:text-style-name="P5" draw:layer="layout" svg:width="2.3cm" svg:height="1cm" svg:x="15.7cm" svg:y="4.7cm">
          <draw:text-box>
            <text:p><text:span text:style-name="T2">289</text:span></text:p>
          </draw:text-box>
        </draw:frame>
        <draw:custom-shape draw:style-name="gr12" draw:text-style-name="P4" draw:layer="layout" svg:width="0.7cm" svg:height="0.7cm" svg:x="15.101cm" svg:y="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7.6cm" svg:y="3.5cm">
          <draw:text-box>
            <text:p><text:span text:style-name="T2">248</text:span></text:p>
          </draw:text-box>
        </draw:frame>
        <draw:connector draw:style-name="gr3" draw:text-style-name="P2" draw:layer="layout" draw:type="line" svg:x1="15.45cm" svg:y1="5.4cm" svg:x2="13.45cm" svg:y2="7.1cm" svg:d="M15450 5400l-2000 1700" svg:viewBox="0 0 2001 1701">
          <text:p/>
        </draw:connector>
        <draw:custom-shape draw:style-name="gr12" draw:text-style-name="P4" draw:layer="layout" svg:width="0.7cm" svg:height="0.7cm" svg:x="13.101cm" svg:y="7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4cm" svg:height="1cm" svg:x="12.7cm" svg:y="7.8cm">
          <draw:text-box>
            <text:p><text:span text:style-name="T2">380</text:span></text:p>
          </draw:text-box>
        </draw:frame>
        <draw:connector draw:style-name="gr3" draw:text-style-name="P2" draw:layer="layout" draw:type="line" svg:x1="15.45cm" svg:y1="5.4cm" svg:x2="15.25cm" svg:y2="7.1cm" svg:d="M15450 5400l-200 1700" svg:viewBox="0 0 201 1701">
          <text:p/>
        </draw:connector>
        <draw:custom-shape draw:style-name="gr12" draw:text-style-name="P4" draw:layer="layout" svg:width="0.7cm" svg:height="0.7cm" svg:x="14.901cm" svg:y="7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4.7cm" svg:y="7.8cm">
          <draw:text-box>
            <text:p><text:span text:style-name="T2">395</text:span></text:p>
          </draw:text-box>
        </draw:frame>
        <draw:connector draw:style-name="gr3" draw:text-style-name="P2" draw:layer="layout" draw:type="line" svg:x1="15.45cm" svg:y1="5.4cm" svg:x2="17.75cm" svg:y2="7.1cm" svg:d="M15450 5400l2300 1700" svg:viewBox="0 0 2301 1701">
          <text:p/>
        </draw:connector>
        <draw:frame draw:style-name="gr13" draw:text-style-name="P5" draw:layer="layout" svg:width="2.3cm" svg:height="1cm" svg:x="18cm" svg:y="7.1cm">
          <draw:text-box>
            <text:p><text:span text:style-name="T2">280</text:span></text:p>
          </draw:text-box>
        </draw:frame>
        <draw:custom-shape draw:style-name="gr12" draw:text-style-name="P4" draw:layer="layout" svg:width="0.7cm" svg:height="0.7cm" svg:x="17.401cm" svg:y="7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7.75cm" svg:y1="7.8cm" svg:x2="15.65cm" svg:y2="9.9cm" svg:d="M17750 7800l-2100 2100" svg:viewBox="0 0 2101 2101">
          <text:p/>
        </draw:connector>
        <draw:custom-shape draw:style-name="gr12" draw:text-style-name="P4" draw:layer="layout" svg:width="0.7cm" svg:height="0.7cm" svg:x="15.301cm" svg:y="9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5cm" svg:y="10.7cm">
          <draw:text-box>
            <text:p><text:span text:style-name="T2">500</text:span></text:p>
          </draw:text-box>
        </draw:frame>
        <draw:connector draw:style-name="gr3" draw:text-style-name="P2" draw:layer="layout" draw:type="line" svg:x1="17.75cm" svg:y1="7.8cm" svg:x2="17.75cm" svg:y2="9.8cm" svg:d="M17750 7800v2000" svg:viewBox="0 0 1 2001">
          <text:p/>
        </draw:connector>
        <draw:custom-shape draw:style-name="gr12" draw:text-style-name="P4" draw:layer="layout" svg:width="0.7cm" svg:height="0.7cm" svg:x="17.401cm" svg:y="9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7.2cm" svg:y="10.6cm">
          <draw:text-box>
            <text:p><text:span text:style-name="T2">440</text:span></text:p>
          </draw:text-box>
        </draw:frame>
      </draw:page>
      <draw:page draw:name="page14" draw:style-name="dp1" draw:master-page-name="Padrão">
        <draw:custom-shape draw:style-name="gr12" draw:text-style-name="P4" draw:layer="layout" svg:width="0.7cm" svg:height="0.7cm" svg:x="10.501cm" svg:y="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1.2cm" svg:y="1.6cm">
          <draw:text-box>
            <text:p><text:span text:style-name="T2">232</text:span></text:p>
          </draw:text-box>
        </draw:frame>
        <draw:frame draw:style-name="gr14" draw:text-style-name="P6" draw:layer="layout" svg:width="6.8cm" svg:height="3.8cm" svg:x="2.5cm" svg:y="1.5cm">
          <draw:text-box>
            <text:p>Fornecendo um Bound externo Z = 310 </text:p>
          </draw:text-box>
        </draw:frame>
        <draw:connector draw:style-name="gr3" draw:text-style-name="P2" draw:layer="layout" draw:type="line" svg:x1="10.85cm" svg:y1="2.3cm" svg:x2="6.798cm" svg:y2="4.002cm" svg:d="M10850 2300l-4052 1702" svg:viewBox="0 0 4053 1703">
          <text:p/>
        </draw:connector>
        <draw:custom-shape draw:style-name="gr12" draw:text-style-name="P4" draw:layer="layout" svg:width="0.7cm" svg:height="0.7cm" svg:x="6.2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6.9cm" svg:y="3.9cm">
          <draw:text-box>
            <text:p><text:span text:style-name="T2">310</text:span></text:p>
          </draw:text-box>
        </draw:frame>
        <draw:connector draw:style-name="gr3" draw:text-style-name="P2" draw:layer="layout" draw:type="line" svg:x1="10.85cm" svg:y1="2.3cm" svg:x2="10.05cm" svg:y2="3.8cm" svg:d="M10850 2300l-800 1500" svg:viewBox="0 0 801 1501">
          <text:p/>
        </draw:connector>
        <draw:custom-shape draw:style-name="gr12" draw:text-style-name="P4" draw:layer="layout" svg:width="0.7cm" svg:height="0.7cm" svg:x="9.70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0.3cm" svg:y="3.9cm">
          <draw:text-box>
            <text:p><text:span text:style-name="T2">340</text:span></text:p>
          </draw:text-box>
        </draw:frame>
        <draw:connector draw:style-name="gr3" draw:text-style-name="P2" draw:layer="layout" draw:type="line" svg:x1="17.35cm" svg:y1="3.5cm" svg:x2="10.85cm" svg:y2="2.3cm" svg:d="M17350 3500l-6500-1200" svg:viewBox="0 0 6501 1201">
          <text:p/>
        </draw:connector>
        <draw:custom-shape draw:style-name="gr12" draw:text-style-name="P4" draw:layer="layout" svg:width="0.7cm" svg:height="0.7cm" svg:x="17.00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7.35cm" svg:y1="4.2cm" svg:x2="15.45cm" svg:y2="4.7cm" svg:d="M17350 4200l-1900 500" svg:viewBox="0 0 1901 501">
          <text:p/>
        </draw:connector>
        <draw:frame draw:style-name="gr13" draw:text-style-name="P5" draw:layer="layout" svg:width="2.3cm" svg:height="1cm" svg:x="15.7cm" svg:y="4.7cm">
          <draw:text-box>
            <text:p><text:span text:style-name="T2">289</text:span></text:p>
          </draw:text-box>
        </draw:frame>
        <draw:custom-shape draw:style-name="gr12" draw:text-style-name="P4" draw:layer="layout" svg:width="0.7cm" svg:height="0.7cm" svg:x="15.101cm" svg:y="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7.6cm" svg:y="3.5cm">
          <draw:text-box>
            <text:p><text:span text:style-name="T2">248</text:span></text:p>
          </draw:text-box>
        </draw:frame>
        <draw:connector draw:style-name="gr3" draw:text-style-name="P2" draw:layer="layout" draw:type="line" svg:x1="15.45cm" svg:y1="5.4cm" svg:x2="13.45cm" svg:y2="7.1cm" svg:d="M15450 5400l-2000 1700" svg:viewBox="0 0 2001 1701">
          <text:p/>
        </draw:connector>
        <draw:custom-shape draw:style-name="gr12" draw:text-style-name="P4" draw:layer="layout" svg:width="0.7cm" svg:height="0.7cm" svg:x="13.101cm" svg:y="7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4cm" svg:height="1cm" svg:x="12.7cm" svg:y="7.8cm">
          <draw:text-box>
            <text:p><text:span text:style-name="T2">380</text:span></text:p>
          </draw:text-box>
        </draw:frame>
        <draw:connector draw:style-name="gr3" draw:text-style-name="P2" draw:layer="layout" draw:type="line" svg:x1="15.45cm" svg:y1="5.4cm" svg:x2="15.25cm" svg:y2="7.1cm" svg:d="M15450 5400l-200 1700" svg:viewBox="0 0 201 1701">
          <text:p/>
        </draw:connector>
        <draw:custom-shape draw:style-name="gr12" draw:text-style-name="P4" draw:layer="layout" svg:width="0.7cm" svg:height="0.7cm" svg:x="14.901cm" svg:y="7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4.7cm" svg:y="7.8cm">
          <draw:text-box>
            <text:p><text:span text:style-name="T2">395</text:span></text:p>
          </draw:text-box>
        </draw:frame>
        <draw:connector draw:style-name="gr3" draw:text-style-name="P2" draw:layer="layout" draw:type="line" svg:x1="15.45cm" svg:y1="5.4cm" svg:x2="17.75cm" svg:y2="7.1cm" svg:d="M15450 5400l2300 1700" svg:viewBox="0 0 2301 1701">
          <text:p/>
        </draw:connector>
        <draw:frame draw:style-name="gr13" draw:text-style-name="P5" draw:layer="layout" svg:width="2.3cm" svg:height="1cm" svg:x="18cm" svg:y="7.1cm">
          <draw:text-box>
            <text:p><text:span text:style-name="T2">280</text:span></text:p>
          </draw:text-box>
        </draw:frame>
        <draw:custom-shape draw:style-name="gr12" draw:text-style-name="P4" draw:layer="layout" svg:width="0.7cm" svg:height="0.7cm" svg:x="17.401cm" svg:y="7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7.75cm" svg:y1="7.8cm" svg:x2="15.65cm" svg:y2="9.9cm" svg:d="M17750 7800l-2100 2100" svg:viewBox="0 0 2101 2101">
          <text:p/>
        </draw:connector>
        <draw:custom-shape draw:style-name="gr12" draw:text-style-name="P4" draw:layer="layout" svg:width="0.7cm" svg:height="0.7cm" svg:x="15.301cm" svg:y="9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5cm" svg:y="10.7cm">
          <draw:text-box>
            <text:p><text:span text:style-name="T2">500</text:span></text:p>
          </draw:text-box>
        </draw:frame>
        <draw:connector draw:style-name="gr3" draw:text-style-name="P2" draw:layer="layout" draw:type="line" svg:x1="17.75cm" svg:y1="7.8cm" svg:x2="17.75cm" svg:y2="9.8cm" svg:d="M17750 7800v2000" svg:viewBox="0 0 1 2001">
          <text:p/>
        </draw:connector>
        <draw:custom-shape draw:style-name="gr12" draw:text-style-name="P4" draw:layer="layout" svg:width="0.7cm" svg:height="0.7cm" svg:x="17.401cm" svg:y="9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7.2cm" svg:y="10.6cm">
          <draw:text-box>
            <text:p><text:span text:style-name="T2">440</text:span></text:p>
          </draw:text-box>
        </draw:frame>
        <draw:connector draw:style-name="gr3" draw:text-style-name="P2" draw:layer="layout" draw:type="line" svg:x1="17.75cm" svg:y1="7.8cm" svg:x2="19.55cm" svg:y2="9.8cm" svg:d="M17750 7800l1800 2000" svg:viewBox="0 0 1801 2001">
          <text:p/>
        </draw:connector>
        <draw:custom-shape draw:style-name="gr15" draw:text-style-name="P10" draw:layer="layout" svg:width="0.7cm" svg:height="0.7cm" svg:x="19.201cm" svg:y="9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9cm" svg:y="10.6cm">
          <draw:text-box>
            <text:p><text:span text:style-name="T2">300</text:span></text:p>
          </draw:text-box>
        </draw:frame>
      </draw:page>
      <draw:page draw:name="page15" draw:style-name="dp1" draw:master-page-name="Padrão">
        <draw:custom-shape draw:style-name="gr12" draw:text-style-name="P4" draw:layer="layout" svg:width="0.7cm" svg:height="0.7cm" svg:x="10.501cm" svg:y="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1.2cm" svg:y="1.6cm">
          <draw:text-box>
            <text:p><text:span text:style-name="T2">232</text:span></text:p>
          </draw:text-box>
        </draw:frame>
        <draw:frame draw:style-name="gr14" draw:text-style-name="P6" draw:layer="layout" svg:width="6.8cm" svg:height="3.8cm" svg:x="2.5cm" svg:y="1.5cm">
          <draw:text-box>
            <text:p>Fornecendo um Bound externo Z = 310 </text:p>
          </draw:text-box>
        </draw:frame>
        <draw:connector draw:style-name="gr3" draw:text-style-name="P2" draw:layer="layout" draw:type="line" svg:x1="10.85cm" svg:y1="2.3cm" svg:x2="6.798cm" svg:y2="4.002cm" svg:d="M10850 2300l-4052 1702" svg:viewBox="0 0 4053 1703">
          <text:p/>
        </draw:connector>
        <draw:custom-shape draw:style-name="gr12" draw:text-style-name="P4" draw:layer="layout" svg:width="0.7cm" svg:height="0.7cm" svg:x="6.2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6.9cm" svg:y="3.9cm">
          <draw:text-box>
            <text:p><text:span text:style-name="T2">310</text:span></text:p>
          </draw:text-box>
        </draw:frame>
        <draw:connector draw:style-name="gr3" draw:text-style-name="P2" draw:layer="layout" draw:type="line" svg:x1="10.85cm" svg:y1="2.3cm" svg:x2="10.05cm" svg:y2="3.8cm" svg:d="M10850 2300l-800 1500" svg:viewBox="0 0 801 1501">
          <text:p/>
        </draw:connector>
        <draw:custom-shape draw:style-name="gr12" draw:text-style-name="P4" draw:layer="layout" svg:width="0.7cm" svg:height="0.7cm" svg:x="9.70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0.3cm" svg:y="3.9cm">
          <draw:text-box>
            <text:p><text:span text:style-name="T2">340</text:span></text:p>
          </draw:text-box>
        </draw:frame>
        <draw:connector draw:style-name="gr3" draw:text-style-name="P2" draw:layer="layout" draw:type="line" svg:x1="17.35cm" svg:y1="3.5cm" svg:x2="10.85cm" svg:y2="2.3cm" svg:d="M17350 3500l-6500-1200" svg:viewBox="0 0 6501 1201">
          <text:p/>
        </draw:connector>
        <draw:custom-shape draw:style-name="gr12" draw:text-style-name="P4" draw:layer="layout" svg:width="0.7cm" svg:height="0.7cm" svg:x="17.00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7.35cm" svg:y1="4.2cm" svg:x2="15.45cm" svg:y2="4.7cm" svg:d="M17350 4200l-1900 500" svg:viewBox="0 0 1901 501">
          <text:p/>
        </draw:connector>
        <draw:frame draw:style-name="gr13" draw:text-style-name="P5" draw:layer="layout" svg:width="2.3cm" svg:height="1cm" svg:x="15.7cm" svg:y="4.7cm">
          <draw:text-box>
            <text:p><text:span text:style-name="T2">289</text:span></text:p>
          </draw:text-box>
        </draw:frame>
        <draw:custom-shape draw:style-name="gr12" draw:text-style-name="P4" draw:layer="layout" svg:width="0.7cm" svg:height="0.7cm" svg:x="15.101cm" svg:y="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7.6cm" svg:y="3.5cm">
          <draw:text-box>
            <text:p><text:span text:style-name="T2">248</text:span></text:p>
          </draw:text-box>
        </draw:frame>
        <draw:connector draw:style-name="gr3" draw:text-style-name="P2" draw:layer="layout" draw:type="line" svg:x1="15.45cm" svg:y1="5.4cm" svg:x2="13.45cm" svg:y2="7.1cm" svg:d="M15450 5400l-2000 1700" svg:viewBox="0 0 2001 1701">
          <text:p/>
        </draw:connector>
        <draw:custom-shape draw:style-name="gr12" draw:text-style-name="P4" draw:layer="layout" svg:width="0.7cm" svg:height="0.7cm" svg:x="13.101cm" svg:y="7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4cm" svg:height="1cm" svg:x="12.7cm" svg:y="7.8cm">
          <draw:text-box>
            <text:p><text:span text:style-name="T2">380</text:span></text:p>
          </draw:text-box>
        </draw:frame>
        <draw:connector draw:style-name="gr3" draw:text-style-name="P2" draw:layer="layout" draw:type="line" svg:x1="15.45cm" svg:y1="5.4cm" svg:x2="15.25cm" svg:y2="7.1cm" svg:d="M15450 5400l-200 1700" svg:viewBox="0 0 201 1701">
          <text:p/>
        </draw:connector>
        <draw:custom-shape draw:style-name="gr12" draw:text-style-name="P4" draw:layer="layout" svg:width="0.7cm" svg:height="0.7cm" svg:x="14.901cm" svg:y="7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4.7cm" svg:y="7.8cm">
          <draw:text-box>
            <text:p><text:span text:style-name="T2">395</text:span></text:p>
          </draw:text-box>
        </draw:frame>
        <draw:connector draw:style-name="gr3" draw:text-style-name="P2" draw:layer="layout" draw:type="line" svg:x1="15.45cm" svg:y1="5.4cm" svg:x2="17.75cm" svg:y2="7.1cm" svg:d="M15450 5400l2300 1700" svg:viewBox="0 0 2301 1701">
          <text:p/>
        </draw:connector>
        <draw:frame draw:style-name="gr13" draw:text-style-name="P5" draw:layer="layout" svg:width="2.3cm" svg:height="1cm" svg:x="18cm" svg:y="7.1cm">
          <draw:text-box>
            <text:p><text:span text:style-name="T2">280</text:span></text:p>
          </draw:text-box>
        </draw:frame>
        <draw:custom-shape draw:style-name="gr12" draw:text-style-name="P4" draw:layer="layout" svg:width="0.7cm" svg:height="0.7cm" svg:x="17.401cm" svg:y="7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7.75cm" svg:y1="7.8cm" svg:x2="15.65cm" svg:y2="9.9cm" svg:d="M17750 7800l-2100 2100" svg:viewBox="0 0 2101 2101">
          <text:p/>
        </draw:connector>
        <draw:custom-shape draw:style-name="gr12" draw:text-style-name="P4" draw:layer="layout" svg:width="0.7cm" svg:height="0.7cm" svg:x="15.301cm" svg:y="9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5cm" svg:y="10.7cm">
          <draw:text-box>
            <text:p><text:span text:style-name="T2">500</text:span></text:p>
          </draw:text-box>
        </draw:frame>
        <draw:connector draw:style-name="gr3" draw:text-style-name="P2" draw:layer="layout" draw:type="line" svg:x1="17.75cm" svg:y1="7.8cm" svg:x2="17.75cm" svg:y2="9.8cm" svg:d="M17750 7800v2000" svg:viewBox="0 0 1 2001">
          <text:p/>
        </draw:connector>
        <draw:custom-shape draw:style-name="gr12" draw:text-style-name="P4" draw:layer="layout" svg:width="0.7cm" svg:height="0.7cm" svg:x="17.401cm" svg:y="9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7.2cm" svg:y="10.6cm">
          <draw:text-box>
            <text:p><text:span text:style-name="T2">440</text:span></text:p>
          </draw:text-box>
        </draw:frame>
        <draw:connector draw:style-name="gr3" draw:text-style-name="P2" draw:layer="layout" draw:type="line" svg:x1="17.75cm" svg:y1="7.8cm" svg:x2="19.55cm" svg:y2="9.8cm" svg:d="M17750 7800l1800 2000" svg:viewBox="0 0 1801 2001">
          <text:p/>
        </draw:connector>
        <draw:custom-shape draw:style-name="gr15" draw:text-style-name="P10" draw:layer="layout" svg:width="0.7cm" svg:height="0.7cm" svg:x="19.201cm" svg:y="9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9cm" svg:y="10.6cm">
          <draw:text-box>
            <text:p><text:span text:style-name="T2">300</text:span></text:p>
          </draw:text-box>
        </draw:frame>
        <draw:connector draw:style-name="gr3" draw:text-style-name="P2" draw:layer="layout" draw:type="line" svg:x1="17.35cm" svg:y1="4.2cm" svg:x2="19.45cm" svg:y2="4.7cm" svg:d="M17350 4200l2100 500" svg:viewBox="0 0 2101 501">
          <text:p/>
        </draw:connector>
        <draw:custom-shape draw:style-name="gr12" draw:text-style-name="P4" draw:layer="layout" svg:width="0.7cm" svg:height="0.7cm" svg:x="19.101cm" svg:y="4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7cm" svg:height="0.7cm" svg:x="19.101cm" svg:y="4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8.8cm" svg:y="5.5cm">
          <draw:text-box draw:corner-radius="0.1cm">
            <text:p><text:span text:style-name="T2">315</text:span></text:p>
          </draw:text-box>
        </draw:frame>
      </draw:page>
      <draw:page draw:name="page16" draw:style-name="dp1" draw:master-page-name="Padrão">
        <draw:custom-shape draw:style-name="gr16" draw:text-style-name="P1" xml:id="id31" draw:id="id31" draw:layer="layout" svg:width="0.849cm" svg:height="0.867cm" svg:x="1.273cm" svg:y="10.925cm">
          <text:p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6.864cm" svg:y1="10.257cm" svg:x2="7.672cm" svg:y2="11.593cm" draw:start-shape="id28" draw:start-glue-point="9" draw:end-shape="id29" draw:end-glue-point="5" svg:d="M6864 10257l808 1336" svg:viewBox="0 0 809 1337">
          <text:p/>
        </draw:connector>
        <draw:connector draw:style-name="gr3" draw:text-style-name="P2" draw:layer="layout" draw:type="line" svg:x1="5.729cm" svg:y1="13.85cm" svg:x2="7.672cm" svg:y2="12.207cm" draw:start-shape="id30" draw:start-glue-point="10" draw:end-shape="id29" draw:end-glue-point="7" svg:d="M5729 13850l1943-1643" svg:viewBox="0 0 1944 1644">
          <text:p/>
        </draw:connector>
        <draw:connector draw:style-name="gr3" draw:text-style-name="P2" draw:layer="layout" draw:type="line" svg:x1="4.775cm" svg:y1="13.85cm" svg:x2="6.048cm" svg:y2="9.95cm" draw:start-shape="id30" draw:start-glue-point="6" draw:end-shape="id28" draw:end-glue-point="6" svg:d="M4775 13850l1273-3900" svg:viewBox="0 0 1274 3901">
          <text:p/>
        </draw:connector>
        <draw:custom-shape draw:style-name="gr17" draw:text-style-name="P1" draw:layer="layout" svg:width="0.955cm" svg:height="0.866cm" svg:x="4.776cm" svg:y="13.418cm">
          <text:p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32" draw:id="id32" draw:layer="layout" svg:width="0.955cm" svg:height="0.866cm" svg:x="3.4cm" svg:y="9.5cm">
          <text:p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28" draw:id="id28" draw:layer="layout" svg:width="0.955cm" svg:height="0.866cm" svg:x="6.048cm" svg:y="9.517cm">
          <text:p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29" draw:id="id29" draw:layer="layout" svg:width="0.955cm" svg:height="0.866cm" svg:x="7.533cm" svg:y="11.467cm">
          <text:p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30" draw:id="id30" draw:layer="layout" svg:width="0.954cm" svg:height="0.866cm" svg:x="4.775cm" svg:y="13.417cm">
          <text:p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.998cm" svg:y1="11.052cm" svg:x2="3.539cm" svg:y2="10.24cm" draw:start-shape="id31" draw:start-glue-point="11" draw:end-shape="id32" draw:end-glue-point="7" svg:d="M1998 11052l1541-812" svg:viewBox="0 0 1542 813">
          <text:p/>
        </draw:connector>
        <draw:custom-shape draw:style-name="gr19" draw:text-style-name="P1" xml:id="id34" draw:id="id34" draw:layer="layout" svg:width="0.735cm" svg:height="0.684cm" svg:x="3.186cm" svg:y="1.9cm">
          <text:p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36" draw:id="id36" draw:layer="layout" svg:width="0.735cm" svg:height="0.684cm" svg:x="3.186cm" svg:y="3.269cm">
          <text:p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38" draw:id="id38" draw:layer="layout" svg:width="0.735cm" svg:height="0.684cm" svg:x="3.186cm" svg:y="4.808cm">
          <text:p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40" draw:id="id40" draw:layer="layout" svg:width="0.735cm" svg:height="0.684cm" svg:x="3.186cm" svg:y="6.347cm">
          <text:p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42" draw:id="id42" draw:layer="layout" svg:width="0.735cm" svg:height="0.684cm" svg:x="3.186cm" svg:y="7.716cm">
          <text:p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35" draw:id="id35" draw:layer="layout" svg:width="0.735cm" svg:height="0.684cm" svg:x="5.634cm" svg:y="1.9cm">
          <text:p>1’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33" draw:id="id33" draw:layer="layout" svg:width="0.735cm" svg:height="0.684cm" svg:x="5.634cm" svg:y="3.269cm">
          <text:p>2’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41" draw:id="id41" draw:layer="layout" svg:width="0.735cm" svg:height="0.684cm" svg:x="5.634cm" svg:y="4.808cm">
          <text:p>3’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37" draw:id="id37" draw:layer="layout" svg:width="0.735cm" svg:height="0.684cm" svg:x="5.634cm" svg:y="6.347cm">
          <text:p>4’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39" draw:id="id39" draw:layer="layout" svg:width="0.735cm" svg:height="0.684cm" svg:x="5.634cm" svg:y="7.716cm">
          <text:p>5’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5.634cm" svg:y1="3.611cm" svg:x2="3.921cm" svg:y2="2.242cm" draw:start-shape="id33" draw:start-glue-point="6" draw:end-shape="id34" draw:end-glue-point="10" svg:d="M5634 3611l-1713-1369" svg:viewBox="0 0 1714 1370">
          <text:p/>
        </draw:connector>
        <draw:connector draw:style-name="gr3" draw:text-style-name="P2" draw:layer="layout" draw:type="line" svg:x1="5.634cm" svg:y1="2.242cm" svg:x2="3.921cm" svg:y2="3.611cm" draw:start-shape="id35" draw:end-shape="id36" draw:end-glue-point="10" svg:d="M5634 2242l-1713 1369" svg:viewBox="0 0 1714 1370">
          <text:p/>
        </draw:connector>
        <draw:connector draw:style-name="gr3" draw:text-style-name="P2" draw:layer="layout" draw:type="line" svg:x1="5.634cm" svg:y1="6.689cm" svg:x2="3.921cm" svg:y2="5.15cm" draw:start-shape="id37" draw:start-glue-point="6" draw:end-shape="id38" draw:end-glue-point="10" svg:d="M5634 6689l-1713-1539" svg:viewBox="0 0 1714 1540">
          <text:p/>
        </draw:connector>
        <draw:connector draw:style-name="gr3" draw:text-style-name="P2" draw:layer="layout" draw:type="line" svg:x1="5.634cm" svg:y1="8.058cm" svg:x2="3.921cm" svg:y2="6.689cm" draw:start-shape="id39" draw:start-glue-point="6" draw:end-shape="id40" draw:end-glue-point="10" svg:d="M5634 8058l-1713-1369" svg:viewBox="0 0 1714 1370">
          <text:p/>
        </draw:connector>
        <draw:connector draw:style-name="gr3" draw:text-style-name="P2" draw:layer="layout" draw:type="line" svg:x1="5.634cm" svg:y1="5.15cm" svg:x2="3.921cm" svg:y2="8.058cm" draw:start-shape="id41" draw:start-glue-point="6" draw:end-shape="id42" draw:end-glue-point="10" svg:d="M5634 5150l-1713 2908" svg:viewBox="0 0 1714 2909">
          <text:p/>
        </draw:connector>
        <draw:custom-shape draw:style-name="gr16" draw:text-style-name="P1" xml:id="id47" draw:id="id47" draw:layer="layout" svg:width="0.849cm" svg:height="0.867cm" svg:x="10.3cm" svg:y="10.741cm">
          <text:p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5.075cm" svg:y1="9.766cm" svg:x2="13.377cm" svg:y2="9.766cm" draw:start-shape="id43" draw:start-glue-point="6" draw:end-shape="id44" draw:end-glue-point="10" svg:d="M15075 9766h-1698" svg:viewBox="0 0 1699 1">
          <text:p/>
        </draw:connector>
        <draw:connector draw:style-name="gr3" draw:text-style-name="P2" draw:layer="layout" draw:type="line" svg:x1="15.891cm" svg:y1="10.073cm" svg:x2="16.699cm" svg:y2="11.409cm" draw:start-shape="id43" draw:start-glue-point="9" draw:end-shape="id45" draw:end-glue-point="5" svg:d="M15891 10073l808 1336" svg:viewBox="0 0 809 1337">
          <text:p/>
        </draw:connector>
        <draw:connector draw:style-name="gr3" draw:text-style-name="P2" draw:layer="layout" draw:type="line" svg:x1="14.756cm" svg:y1="13.666cm" svg:x2="16.699cm" svg:y2="12.023cm" draw:start-shape="id46" draw:start-glue-point="10" draw:end-shape="id45" draw:end-glue-point="7" svg:d="M14756 13666l1943-1643" svg:viewBox="0 0 1944 1644">
          <text:p/>
        </draw:connector>
        <draw:connector draw:style-name="gr3" draw:text-style-name="P2" draw:layer="layout" draw:type="line" svg:x1="13.802cm" svg:y1="13.666cm" svg:x2="10.725cm" svg:y2="11.608cm" draw:start-shape="id46" draw:start-glue-point="6" draw:end-shape="id47" draw:end-glue-point="8" svg:d="M13802 13666l-3077-2058" svg:viewBox="0 0 3078 2059">
          <text:p/>
        </draw:connector>
        <draw:custom-shape draw:style-name="gr17" draw:text-style-name="P1" draw:layer="layout" svg:width="0.955cm" svg:height="0.866cm" svg:x="13.803cm" svg:y="13.234cm">
          <text:p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" draw:layer="layout" svg:width="2.879cm" svg:height="1.469cm" svg:x="4.121cm" svg:y="4.331cm">
          <draw:text-box>
            <text:p><text:span text:style-name="T1">C53 = 9999</text:span></text:p>
          </draw:text-box>
        </draw:frame>
        <draw:frame draw:style-name="gr21" draw:text-style-name="P3" draw:layer="layout" svg:width="1.38cm" svg:height="0.715cm" svg:x="13.589cm" svg:y="9.116cm">
          <draw:text-box>
            <text:p><text:span text:style-name="T1">C23</text:span></text:p>
          </draw:text-box>
        </draw:frame>
        <draw:frame draw:style-name="gr21" draw:text-style-name="P3" draw:layer="layout" svg:width="1.379cm" svg:height="0.715cm" svg:x="16.348cm" svg:y="10.351cm">
          <draw:text-box>
            <text:p><text:span text:style-name="T1">C34</text:span></text:p>
          </draw:text-box>
        </draw:frame>
        <draw:frame draw:style-name="gr21" draw:text-style-name="P3" draw:layer="layout" svg:width="1.38cm" svg:height="0.715cm" svg:x="15.711cm" svg:y="12.691cm">
          <draw:text-box>
            <text:p><text:span text:style-name="T1">C45</text:span></text:p>
          </draw:text-box>
        </draw:frame>
        <draw:frame draw:style-name="gr21" draw:text-style-name="P3" draw:layer="layout" svg:width="1.486cm" svg:height="0.715cm" svg:x="11.361cm" svg:y="12.734cm">
          <draw:text-box>
            <text:p><text:span text:style-name="T1">C51</text:span></text:p>
          </draw:text-box>
        </draw:frame>
        <draw:custom-shape draw:style-name="gr17" draw:text-style-name="P1" xml:id="id44" draw:id="id44" draw:layer="layout" svg:width="0.955cm" svg:height="0.866cm" svg:x="12.422cm" svg:y="9.333cm">
          <text:p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43" draw:id="id43" draw:layer="layout" svg:width="0.955cm" svg:height="0.866cm" svg:x="15.075cm" svg:y="9.333cm">
          <text:p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45" draw:id="id45" draw:layer="layout" svg:width="0.955cm" svg:height="0.866cm" svg:x="16.56cm" svg:y="11.283cm">
          <text:p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46" draw:id="id46" draw:layer="layout" svg:width="0.954cm" svg:height="0.866cm" svg:x="13.802cm" svg:y="13.233cm">
          <text:p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1.025cm" svg:y1="10.868cm" svg:x2="12.561cm" svg:y2="10.073cm" draw:start-shape="id47" draw:start-glue-point="11" draw:end-shape="id44" draw:end-glue-point="7" svg:d="M11025 10868l1536-795" svg:viewBox="0 0 1537 796">
          <text:p/>
        </draw:connector>
        <draw:custom-shape draw:style-name="gr19" draw:text-style-name="P1" xml:id="id49" draw:id="id49" draw:layer="layout" svg:width="0.735cm" svg:height="0.684cm" svg:x="12.213cm" svg:y="1.716cm">
          <text:p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51" draw:id="id51" draw:layer="layout" svg:width="0.735cm" svg:height="0.684cm" svg:x="12.213cm" svg:y="3.085cm">
          <text:p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53" draw:id="id53" draw:layer="layout" svg:width="0.735cm" svg:height="0.684cm" svg:x="12.213cm" svg:y="4.624cm">
          <text:p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55" draw:id="id55" draw:layer="layout" svg:width="0.735cm" svg:height="0.684cm" svg:x="12.213cm" svg:y="6.163cm">
          <text:p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57" draw:id="id57" draw:layer="layout" svg:width="0.735cm" svg:height="0.684cm" svg:x="12.213cm" svg:y="7.532cm">
          <text:p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56" draw:id="id56" draw:layer="layout" svg:width="0.735cm" svg:height="0.684cm" svg:x="14.661cm" svg:y="1.716cm">
          <text:p>1’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48" draw:id="id48" draw:layer="layout" svg:width="0.735cm" svg:height="0.684cm" svg:x="14.661cm" svg:y="3.085cm">
          <text:p>2’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50" draw:id="id50" draw:layer="layout" svg:width="0.735cm" svg:height="0.684cm" svg:x="14.661cm" svg:y="4.624cm">
          <text:p>3’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52" draw:id="id52" draw:layer="layout" svg:width="0.735cm" svg:height="0.684cm" svg:x="14.661cm" svg:y="6.163cm">
          <text:p>4’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54" draw:id="id54" draw:layer="layout" svg:width="0.735cm" svg:height="0.684cm" svg:x="14.661cm" svg:y="7.532cm">
          <text:p>5’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4.661cm" svg:y1="3.427cm" svg:x2="12.948cm" svg:y2="2.058cm" draw:start-shape="id48" draw:start-glue-point="6" draw:end-shape="id49" draw:end-glue-point="10" svg:d="M14661 3427l-1713-1369" svg:viewBox="0 0 1714 1370">
          <text:p/>
        </draw:connector>
        <draw:connector draw:style-name="gr3" draw:text-style-name="P2" draw:layer="layout" draw:type="line" svg:x1="14.661cm" svg:y1="4.966cm" svg:x2="12.948cm" svg:y2="3.427cm" draw:start-shape="id50" draw:start-glue-point="6" draw:end-shape="id51" draw:end-glue-point="10" svg:d="M14661 4966l-1713-1539" svg:viewBox="0 0 1714 1540">
          <text:p/>
        </draw:connector>
        <draw:connector draw:style-name="gr3" draw:text-style-name="P2" draw:layer="layout" draw:type="line" svg:x1="14.661cm" svg:y1="6.505cm" svg:x2="12.948cm" svg:y2="4.966cm" draw:start-shape="id52" draw:start-glue-point="6" draw:end-shape="id53" draw:end-glue-point="10" svg:d="M14661 6505l-1713-1539" svg:viewBox="0 0 1714 1540">
          <text:p/>
        </draw:connector>
        <draw:connector draw:style-name="gr3" draw:text-style-name="P2" draw:layer="layout" draw:type="line" svg:x1="14.661cm" svg:y1="7.874cm" svg:x2="12.948cm" svg:y2="6.505cm" draw:start-shape="id54" draw:start-glue-point="6" draw:end-shape="id55" draw:end-glue-point="10" svg:d="M14661 7874l-1713-1369" svg:viewBox="0 0 1714 1370">
          <text:p/>
        </draw:connector>
        <draw:connector draw:style-name="gr3" draw:text-style-name="P2" draw:layer="layout" draw:type="line" svg:x1="14.661cm" svg:y1="2.058cm" svg:x2="12.948cm" svg:y2="7.874cm" draw:start-shape="id56" draw:end-shape="id57" draw:end-glue-point="10" svg:d="M14661 2058l-1713 5816" svg:viewBox="0 0 1714 5817">
          <text:p/>
        </draw:connector>
        <draw:frame draw:style-name="gr22" draw:text-style-name="P3" draw:layer="layout" svg:width="1.714cm" svg:height="1.032cm" svg:x="13.356cm" svg:y="1.972cm">
          <draw:text-box>
            <text:p><text:span text:style-name="T1">C12</text:span></text:p>
          </draw:text-box>
        </draw:frame>
        <draw:frame draw:style-name="gr23" draw:text-style-name="P3" draw:layer="layout" svg:width="1.495cm" svg:height="1.033cm" svg:x="13.194cm" svg:y="3.203cm">
          <draw:text-box>
            <text:p><text:span text:style-name="T1">C23</text:span></text:p>
          </draw:text-box>
        </draw:frame>
        <draw:frame draw:style-name="gr24" draw:text-style-name="P3" draw:layer="layout" svg:width="1.061cm" svg:height="0.712cm" svg:x="13.765cm" svg:y="5.394cm">
          <draw:text-box>
            <text:p><text:span text:style-name="T1">C3</text:span></text:p>
          </draw:text-box>
        </draw:frame>
        <draw:frame draw:style-name="gr25" draw:text-style-name="P3" draw:layer="layout" svg:width="1.374cm" svg:height="1.03cm" svg:x="13.601cm" svg:y="6.677cm">
          <draw:text-box>
            <text:p><text:span text:style-name="T1">C45</text:span></text:p>
          </draw:text-box>
        </draw:frame>
        <draw:frame draw:style-name="gr26" draw:text-style-name="P3" draw:layer="layout" svg:width="1.429cm" svg:height="1.152cm" svg:x="14.498cm" svg:y="2.485cm">
          <draw:text-box>
            <text:p><text:span text:style-name="T1">C51</text:span></text:p>
          </draw:text-box>
        </draw:frame>
        <draw:frame draw:style-name="gr27" draw:text-style-name="P3" draw:layer="layout" svg:width="2.162cm" svg:height="1.031cm" svg:x="13.765cm" svg:y="5.394cm">
          <draw:text-box>
            <text:p><text:span text:style-name="T1">C34</text:span></text:p>
          </draw:text-box>
        </draw:frame>
      </draw:page>
      <draw:page draw:name="page17" draw:style-name="dp1" draw:master-page-name="Padrão">
        <draw:custom-shape draw:style-name="gr19" draw:text-style-name="P1" xml:id="id59" draw:id="id59" draw:layer="layout" svg:width="0.735cm" svg:height="0.684cm" svg:x="3.186cm" svg:y="1.901cm">
          <text:p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61" draw:id="id61" draw:layer="layout" svg:width="0.735cm" svg:height="0.684cm" svg:x="3.186cm" svg:y="3.27cm">
          <text:p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63" draw:id="id63" draw:layer="layout" svg:width="0.735cm" svg:height="0.684cm" svg:x="3.186cm" svg:y="4.809cm">
          <text:p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65" draw:id="id65" draw:layer="layout" svg:width="0.735cm" svg:height="0.684cm" svg:x="3.186cm" svg:y="6.348cm">
          <text:p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67" draw:id="id67" draw:layer="layout" svg:width="0.735cm" svg:height="0.684cm" svg:x="3.186cm" svg:y="7.717cm">
          <text:p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60" draw:id="id60" draw:layer="layout" svg:width="0.735cm" svg:height="0.684cm" svg:x="5.634cm" svg:y="1.901cm">
          <text:p>1’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58" draw:id="id58" draw:layer="layout" svg:width="0.735cm" svg:height="0.684cm" svg:x="5.634cm" svg:y="3.27cm">
          <text:p>2’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66" draw:id="id66" draw:layer="layout" svg:width="0.735cm" svg:height="0.684cm" svg:x="5.634cm" svg:y="4.809cm">
          <text:p>3’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62" draw:id="id62" draw:layer="layout" svg:width="0.735cm" svg:height="0.684cm" svg:x="5.634cm" svg:y="6.348cm">
          <text:p>4’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64" draw:id="id64" draw:layer="layout" svg:width="0.735cm" svg:height="0.684cm" svg:x="5.634cm" svg:y="7.717cm">
          <text:p>5’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5.634cm" svg:y1="3.612cm" svg:x2="3.921cm" svg:y2="2.243cm" draw:start-shape="id58" draw:start-glue-point="6" draw:end-shape="id59" draw:end-glue-point="10" svg:d="M5634 3612l-1713-1369" svg:viewBox="0 0 1714 1370">
          <text:p/>
        </draw:connector>
        <draw:connector draw:style-name="gr3" draw:text-style-name="P2" draw:layer="layout" draw:type="line" svg:x1="5.634cm" svg:y1="2.243cm" svg:x2="3.921cm" svg:y2="3.612cm" draw:start-shape="id60" draw:end-shape="id61" draw:end-glue-point="10" svg:d="M5634 2243l-1713 1369" svg:viewBox="0 0 1714 1370">
          <text:p/>
        </draw:connector>
        <draw:connector draw:style-name="gr3" draw:text-style-name="P2" draw:layer="layout" draw:type="line" svg:x1="5.634cm" svg:y1="6.69cm" svg:x2="3.921cm" svg:y2="5.151cm" draw:start-shape="id62" draw:start-glue-point="6" draw:end-shape="id63" draw:end-glue-point="10" svg:d="M5634 6690l-1713-1539" svg:viewBox="0 0 1714 1540">
          <text:p/>
        </draw:connector>
        <draw:connector draw:style-name="gr3" draw:text-style-name="P2" draw:layer="layout" draw:type="line" svg:x1="5.634cm" svg:y1="8.059cm" svg:x2="3.921cm" svg:y2="6.69cm" draw:start-shape="id64" draw:start-glue-point="6" draw:end-shape="id65" draw:end-glue-point="10" svg:d="M5634 8059l-1713-1369" svg:viewBox="0 0 1714 1370">
          <text:p/>
        </draw:connector>
        <draw:connector draw:style-name="gr3" draw:text-style-name="P2" draw:layer="layout" draw:type="line" svg:x1="5.634cm" svg:y1="5.151cm" svg:x2="3.921cm" svg:y2="8.059cm" draw:start-shape="id66" draw:start-glue-point="6" draw:end-shape="id67" draw:end-glue-point="10" svg:d="M5634 5151l-1713 2908" svg:viewBox="0 0 1714 2909">
          <text:p/>
        </draw:connector>
      </draw:page>
      <draw:page draw:name="page18" draw:style-name="dp1" draw:master-page-name="Padrão">
        <draw:custom-shape draw:style-name="gr16" draw:text-style-name="P1" xml:id="id71" draw:id="id71" draw:layer="layout" svg:width="0.849cm" svg:height="0.867cm" svg:x="1.285cm" svg:y="10.941cm">
          <text:p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6.876cm" svg:y1="10.273cm" svg:x2="7.684cm" svg:y2="11.609cm" draw:start-shape="id68" draw:start-glue-point="9" draw:end-shape="id69" draw:end-glue-point="5" svg:d="M6876 10273l808 1336" svg:viewBox="0 0 809 1337">
          <text:p/>
        </draw:connector>
        <draw:connector draw:style-name="gr3" draw:text-style-name="P2" draw:layer="layout" draw:type="line" svg:x1="5.741cm" svg:y1="13.866cm" svg:x2="7.684cm" svg:y2="12.223cm" draw:start-shape="id70" draw:start-glue-point="10" draw:end-shape="id69" draw:end-glue-point="7" svg:d="M5741 13866l1943-1643" svg:viewBox="0 0 1944 1644">
          <text:p/>
        </draw:connector>
        <draw:connector draw:style-name="gr3" draw:text-style-name="P2" draw:layer="layout" draw:type="line" svg:x1="4.787cm" svg:y1="13.866cm" svg:x2="6.06cm" svg:y2="9.966cm" draw:start-shape="id70" draw:start-glue-point="6" draw:end-shape="id68" draw:end-glue-point="6" svg:d="M4787 13866l1273-3900" svg:viewBox="0 0 1274 3901">
          <text:p/>
        </draw:connector>
        <draw:custom-shape draw:style-name="gr17" draw:text-style-name="P1" draw:layer="layout" svg:width="0.955cm" svg:height="0.866cm" svg:x="4.788cm" svg:y="13.434cm">
          <text:p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72" draw:id="id72" draw:layer="layout" svg:width="0.955cm" svg:height="0.866cm" svg:x="3.412cm" svg:y="9.516cm">
          <text:p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68" draw:id="id68" draw:layer="layout" svg:width="0.955cm" svg:height="0.866cm" svg:x="6.06cm" svg:y="9.533cm">
          <text:p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69" draw:id="id69" draw:layer="layout" svg:width="0.955cm" svg:height="0.866cm" svg:x="7.545cm" svg:y="11.483cm">
          <text:p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70" draw:id="id70" draw:layer="layout" svg:width="0.954cm" svg:height="0.866cm" svg:x="4.787cm" svg:y="13.433cm">
          <text:p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2.01cm" svg:y1="11.068cm" svg:x2="3.551cm" svg:y2="10.256cm" draw:start-shape="id71" draw:start-glue-point="11" draw:end-shape="id72" draw:end-glue-point="7" svg:d="M2010 11068l1541-812" svg:viewBox="0 0 1542 813">
          <text:p/>
        </draw:connector>
        <draw:custom-shape draw:style-name="gr19" draw:text-style-name="P1" xml:id="id74" draw:id="id74" draw:layer="layout" svg:width="0.735cm" svg:height="0.684cm" svg:x="3.198cm" svg:y="1.916cm">
          <text:p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76" draw:id="id76" draw:layer="layout" svg:width="0.735cm" svg:height="0.684cm" svg:x="3.198cm" svg:y="3.285cm">
          <text:p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78" draw:id="id78" draw:layer="layout" svg:width="0.735cm" svg:height="0.684cm" svg:x="3.198cm" svg:y="4.824cm">
          <text:p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80" draw:id="id80" draw:layer="layout" svg:width="0.735cm" svg:height="0.684cm" svg:x="3.198cm" svg:y="6.363cm">
          <text:p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82" draw:id="id82" draw:layer="layout" svg:width="0.735cm" svg:height="0.684cm" svg:x="3.198cm" svg:y="7.732cm">
          <text:p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75" draw:id="id75" draw:layer="layout" svg:width="0.735cm" svg:height="0.684cm" svg:x="5.646cm" svg:y="1.916cm">
          <text:p>1’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73" draw:id="id73" draw:layer="layout" svg:width="0.735cm" svg:height="0.684cm" svg:x="5.646cm" svg:y="3.285cm">
          <text:p>2’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81" draw:id="id81" draw:layer="layout" svg:width="0.735cm" svg:height="0.684cm" svg:x="5.646cm" svg:y="4.824cm">
          <text:p>3’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77" draw:id="id77" draw:layer="layout" svg:width="0.735cm" svg:height="0.684cm" svg:x="5.646cm" svg:y="6.363cm">
          <text:p>4’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79" draw:id="id79" draw:layer="layout" svg:width="0.735cm" svg:height="0.684cm" svg:x="5.646cm" svg:y="7.732cm">
          <text:p>5’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5.646cm" svg:y1="3.627cm" svg:x2="3.933cm" svg:y2="2.258cm" draw:start-shape="id73" draw:start-glue-point="6" draw:end-shape="id74" draw:end-glue-point="10" svg:d="M5646 3627l-1713-1369" svg:viewBox="0 0 1714 1370">
          <text:p/>
        </draw:connector>
        <draw:connector draw:style-name="gr3" draw:text-style-name="P2" draw:layer="layout" draw:type="line" svg:x1="5.646cm" svg:y1="2.258cm" svg:x2="3.933cm" svg:y2="3.627cm" draw:start-shape="id75" draw:end-shape="id76" draw:end-glue-point="10" svg:d="M5646 2258l-1713 1369" svg:viewBox="0 0 1714 1370">
          <text:p/>
        </draw:connector>
        <draw:connector draw:style-name="gr3" draw:text-style-name="P2" draw:layer="layout" draw:type="line" svg:x1="5.646cm" svg:y1="6.705cm" svg:x2="3.933cm" svg:y2="5.166cm" draw:start-shape="id77" draw:start-glue-point="6" draw:end-shape="id78" draw:end-glue-point="10" svg:d="M5646 6705l-1713-1539" svg:viewBox="0 0 1714 1540">
          <text:p/>
        </draw:connector>
        <draw:connector draw:style-name="gr3" draw:text-style-name="P2" draw:layer="layout" draw:type="line" svg:x1="5.646cm" svg:y1="8.074cm" svg:x2="3.933cm" svg:y2="6.705cm" draw:start-shape="id79" draw:start-glue-point="6" draw:end-shape="id80" draw:end-glue-point="10" svg:d="M5646 8074l-1713-1369" svg:viewBox="0 0 1714 1370">
          <text:p/>
        </draw:connector>
        <draw:connector draw:style-name="gr3" draw:text-style-name="P2" draw:layer="layout" draw:type="line" svg:x1="5.646cm" svg:y1="5.166cm" svg:x2="3.933cm" svg:y2="8.074cm" draw:start-shape="id81" draw:start-glue-point="6" draw:end-shape="id82" draw:end-glue-point="10" svg:d="M5646 5166l-1713 2908" svg:viewBox="0 0 1714 2909">
          <text:p/>
        </draw:connector>
        <draw:custom-shape draw:style-name="gr19" draw:text-style-name="P1" xml:id="id84" draw:id="id84" draw:layer="layout" svg:width="0.735cm" svg:height="0.684cm" svg:x="12.212cm" svg:y="1.717cm">
          <text:p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86" draw:id="id86" draw:layer="layout" svg:width="0.735cm" svg:height="0.684cm" svg:x="12.212cm" svg:y="3.086cm">
          <text:p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88" draw:id="id88" draw:layer="layout" svg:width="0.735cm" svg:height="0.684cm" svg:x="12.212cm" svg:y="4.625cm">
          <text:p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90" draw:id="id90" draw:layer="layout" svg:width="0.735cm" svg:height="0.684cm" svg:x="12.212cm" svg:y="6.164cm">
          <text:p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92" draw:id="id92" draw:layer="layout" svg:width="0.735cm" svg:height="0.684cm" svg:x="12.212cm" svg:y="7.533cm">
          <text:p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91" draw:id="id91" draw:layer="layout" svg:width="0.735cm" svg:height="0.684cm" svg:x="14.66cm" svg:y="1.717cm">
          <text:p>1’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83" draw:id="id83" draw:layer="layout" svg:width="0.735cm" svg:height="0.684cm" svg:x="14.66cm" svg:y="3.086cm">
          <text:p>2’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85" draw:id="id85" draw:layer="layout" svg:width="0.735cm" svg:height="0.684cm" svg:x="14.66cm" svg:y="4.625cm">
          <text:p>3’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87" draw:id="id87" draw:layer="layout" svg:width="0.735cm" svg:height="0.684cm" svg:x="14.66cm" svg:y="6.164cm">
          <text:p>4’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89" draw:id="id89" draw:layer="layout" svg:width="0.735cm" svg:height="0.684cm" svg:x="14.66cm" svg:y="7.533cm">
          <text:p>5’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4.66cm" svg:y1="3.428cm" svg:x2="12.947cm" svg:y2="2.059cm" draw:start-shape="id83" draw:start-glue-point="6" draw:end-shape="id84" draw:end-glue-point="10" svg:d="M14660 3428l-1713-1369" svg:viewBox="0 0 1714 1370">
          <text:p/>
        </draw:connector>
        <draw:connector draw:style-name="gr3" draw:text-style-name="P2" draw:layer="layout" draw:type="line" svg:x1="14.66cm" svg:y1="4.967cm" svg:x2="12.947cm" svg:y2="3.428cm" draw:start-shape="id85" draw:start-glue-point="6" draw:end-shape="id86" draw:end-glue-point="10" svg:d="M14660 4967l-1713-1539" svg:viewBox="0 0 1714 1540">
          <text:p/>
        </draw:connector>
        <draw:connector draw:style-name="gr3" draw:text-style-name="P2" draw:layer="layout" draw:type="line" svg:x1="14.66cm" svg:y1="6.506cm" svg:x2="12.947cm" svg:y2="4.967cm" draw:start-shape="id87" draw:start-glue-point="6" draw:end-shape="id88" draw:end-glue-point="10" svg:d="M14660 6506l-1713-1539" svg:viewBox="0 0 1714 1540">
          <text:p/>
        </draw:connector>
        <draw:connector draw:style-name="gr3" draw:text-style-name="P2" draw:layer="layout" draw:type="line" svg:x1="14.66cm" svg:y1="7.875cm" svg:x2="12.947cm" svg:y2="6.506cm" draw:start-shape="id89" draw:start-glue-point="6" draw:end-shape="id90" draw:end-glue-point="10" svg:d="M14660 7875l-1713-1369" svg:viewBox="0 0 1714 1370">
          <text:p/>
        </draw:connector>
        <draw:connector draw:style-name="gr3" draw:text-style-name="P2" draw:layer="layout" draw:type="line" svg:x1="14.66cm" svg:y1="2.059cm" svg:x2="12.947cm" svg:y2="7.875cm" draw:start-shape="id91" draw:end-shape="id92" draw:end-glue-point="10" svg:d="M14660 2059l-1713 5816" svg:viewBox="0 0 1714 5817">
          <text:p/>
        </draw:connector>
        <draw:frame draw:style-name="gr22" draw:text-style-name="P3" draw:layer="layout" svg:width="1.714cm" svg:height="1.032cm" svg:x="13.355cm" svg:y="1.973cm">
          <draw:text-box>
            <text:p><text:span text:style-name="T1">C12</text:span></text:p>
          </draw:text-box>
        </draw:frame>
        <draw:frame draw:style-name="gr23" draw:text-style-name="P3" draw:layer="layout" svg:width="1.495cm" svg:height="1.033cm" svg:x="13.193cm" svg:y="3.204cm">
          <draw:text-box>
            <text:p><text:span text:style-name="T1">C23</text:span></text:p>
          </draw:text-box>
        </draw:frame>
        <draw:frame draw:style-name="gr24" draw:text-style-name="P3" draw:layer="layout" svg:width="1.061cm" svg:height="0.712cm" svg:x="13.764cm" svg:y="5.395cm">
          <draw:text-box>
            <text:p><text:span text:style-name="T1">C3</text:span></text:p>
          </draw:text-box>
        </draw:frame>
        <draw:frame draw:style-name="gr25" draw:text-style-name="P3" draw:layer="layout" svg:width="1.374cm" svg:height="1.03cm" svg:x="13.6cm" svg:y="6.678cm">
          <draw:text-box>
            <text:p><text:span text:style-name="T1">C45</text:span></text:p>
          </draw:text-box>
        </draw:frame>
        <draw:frame draw:style-name="gr26" draw:text-style-name="P3" draw:layer="layout" svg:width="1.429cm" svg:height="1.152cm" svg:x="14.497cm" svg:y="2.486cm">
          <draw:text-box>
            <text:p><text:span text:style-name="T1">C51</text:span></text:p>
          </draw:text-box>
        </draw:frame>
        <draw:frame draw:style-name="gr27" draw:text-style-name="P3" draw:layer="layout" svg:width="2.162cm" svg:height="1.031cm" svg:x="13.764cm" svg:y="5.395cm">
          <draw:text-box>
            <text:p><text:span text:style-name="T1">C34</text:span></text:p>
          </draw:text-box>
        </draw:frame>
        <draw:custom-shape draw:style-name="gr16" draw:text-style-name="P1" xml:id="id97" draw:id="id97" draw:layer="layout" svg:width="0.849cm" svg:height="0.867cm" svg:x="10.3cm" svg:y="10.742cm">
          <text:p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5.075cm" svg:y1="9.767cm" svg:x2="13.377cm" svg:y2="9.767cm" draw:start-shape="id93" draw:start-glue-point="6" draw:end-shape="id94" draw:end-glue-point="10" svg:d="M15075 9767h-1698" svg:viewBox="0 0 1699 1">
          <text:p/>
        </draw:connector>
        <draw:connector draw:style-name="gr3" draw:text-style-name="P2" draw:layer="layout" draw:type="line" svg:x1="15.891cm" svg:y1="10.074cm" svg:x2="16.699cm" svg:y2="11.41cm" draw:start-shape="id93" draw:start-glue-point="9" draw:end-shape="id95" draw:end-glue-point="5" svg:d="M15891 10074l808 1336" svg:viewBox="0 0 809 1337">
          <text:p/>
        </draw:connector>
        <draw:connector draw:style-name="gr3" draw:text-style-name="P2" draw:layer="layout" draw:type="line" svg:x1="14.756cm" svg:y1="13.667cm" svg:x2="16.699cm" svg:y2="12.024cm" draw:start-shape="id96" draw:start-glue-point="10" draw:end-shape="id95" draw:end-glue-point="7" svg:d="M14756 13667l1943-1643" svg:viewBox="0 0 1944 1644">
          <text:p/>
        </draw:connector>
        <draw:connector draw:style-name="gr3" draw:text-style-name="P2" draw:layer="layout" draw:type="line" svg:x1="13.802cm" svg:y1="13.667cm" svg:x2="10.725cm" svg:y2="11.609cm" draw:start-shape="id96" draw:start-glue-point="6" draw:end-shape="id97" draw:end-glue-point="8" svg:d="M13802 13667l-3077-2058" svg:viewBox="0 0 3078 2059">
          <text:p/>
        </draw:connector>
        <draw:custom-shape draw:style-name="gr17" draw:text-style-name="P1" draw:layer="layout" svg:width="0.955cm" svg:height="0.866cm" svg:x="13.803cm" svg:y="13.235cm">
          <text:p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3" draw:layer="layout" svg:width="1.379cm" svg:height="0.715cm" svg:x="16.348cm" svg:y="10.352cm">
          <draw:text-box>
            <text:p><text:span text:style-name="T1">C34</text:span></text:p>
          </draw:text-box>
        </draw:frame>
        <draw:frame draw:style-name="gr21" draw:text-style-name="P3" draw:layer="layout" svg:width="1.38cm" svg:height="0.715cm" svg:x="15.711cm" svg:y="12.692cm">
          <draw:text-box>
            <text:p><text:span text:style-name="T1">C45</text:span></text:p>
          </draw:text-box>
        </draw:frame>
        <draw:frame draw:style-name="gr21" draw:text-style-name="P3" draw:layer="layout" svg:width="1.486cm" svg:height="0.715cm" svg:x="11.361cm" svg:y="12.735cm">
          <draw:text-box>
            <text:p><text:span text:style-name="T1">C51</text:span></text:p>
          </draw:text-box>
        </draw:frame>
        <draw:custom-shape draw:style-name="gr17" draw:text-style-name="P1" xml:id="id94" draw:id="id94" draw:layer="layout" svg:width="0.955cm" svg:height="0.866cm" svg:x="12.422cm" svg:y="9.334cm">
          <text:p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93" draw:id="id93" draw:layer="layout" svg:width="0.955cm" svg:height="0.866cm" svg:x="15.075cm" svg:y="9.334cm">
          <text:p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95" draw:id="id95" draw:layer="layout" svg:width="0.955cm" svg:height="0.866cm" svg:x="16.56cm" svg:y="11.284cm">
          <text:p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96" draw:id="id96" draw:layer="layout" svg:width="0.954cm" svg:height="0.866cm" svg:x="13.802cm" svg:y="13.234cm">
          <text:p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1.025cm" svg:y1="10.869cm" svg:x2="12.561cm" svg:y2="10.074cm" draw:start-shape="id97" draw:start-glue-point="11" draw:end-shape="id94" draw:end-glue-point="7" svg:d="M11025 10869l1536-795" svg:viewBox="0 0 1537 796">
          <text:p/>
        </draw:connector>
      </draw:page>
      <draw:page draw:name="page19" draw:style-name="dp1" draw:master-page-name="Padrão">
        <draw:custom-shape draw:style-name="gr16" draw:text-style-name="P11" xml:id="id101" draw:id="id101" draw:layer="layout" svg:width="0.849cm" svg:height="0.867cm" svg:x="1.285cm" svg:y="10.942cm">
          <text:p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6.876cm" svg:y1="10.274cm" svg:x2="7.684cm" svg:y2="11.61cm" draw:start-shape="id98" draw:start-glue-point="9" draw:end-shape="id99" draw:end-glue-point="5" svg:d="M6876 10274l808 1336" svg:viewBox="0 0 809 1337">
          <text:p/>
        </draw:connector>
        <draw:connector draw:style-name="gr3" draw:text-style-name="P2" draw:layer="layout" draw:type="line" svg:x1="5.741cm" svg:y1="13.867cm" svg:x2="7.684cm" svg:y2="12.224cm" draw:start-shape="id100" draw:start-glue-point="10" draw:end-shape="id99" draw:end-glue-point="7" svg:d="M5741 13867l1943-1643" svg:viewBox="0 0 1944 1644">
          <text:p/>
        </draw:connector>
        <draw:connector draw:style-name="gr28" draw:text-style-name="P2" draw:layer="layout" draw:type="line" svg:x1="4.787cm" svg:y1="13.867cm" svg:x2="6.06cm" svg:y2="9.967cm" draw:start-shape="id100" draw:start-glue-point="6" draw:end-shape="id98" draw:end-glue-point="6" svg:d="M4787 13867l1273-3900" svg:viewBox="0 0 1274 3901">
          <text:p/>
        </draw:connector>
        <draw:custom-shape draw:style-name="gr17" draw:text-style-name="P11" draw:layer="layout" svg:width="0.955cm" svg:height="0.866cm" svg:x="4.788cm" svg:y="13.435cm">
          <text:p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xml:id="id102" draw:id="id102" draw:layer="layout" svg:width="0.955cm" svg:height="0.866cm" svg:x="3.412cm" svg:y="9.517cm">
          <text:p><text:span text:style-name="T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xml:id="id98" draw:id="id98" draw:layer="layout" svg:width="0.955cm" svg:height="0.866cm" svg:x="6.06cm" svg:y="9.534cm">
          <text:p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xml:id="id99" draw:id="id99" draw:layer="layout" svg:width="0.955cm" svg:height="0.866cm" svg:x="7.545cm" svg:y="11.484cm">
          <text:p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xml:id="id100" draw:id="id100" draw:layer="layout" svg:width="0.954cm" svg:height="0.866cm" svg:x="4.787cm" svg:y="13.434cm">
          <text:p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2.01cm" svg:y1="11.069cm" svg:x2="3.551cm" svg:y2="10.257cm" draw:start-shape="id101" draw:start-glue-point="11" draw:end-shape="id102" draw:end-glue-point="7" svg:d="M2010 11069l1541-812" svg:viewBox="0 0 1542 813">
          <text:p/>
        </draw:connector>
        <draw:custom-shape draw:style-name="gr19" draw:text-style-name="P11" xml:id="id104" draw:id="id104" draw:layer="layout" svg:width="0.735cm" svg:height="0.684cm" svg:x="3.198cm" svg:y="1.917cm">
          <text:p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xml:id="id106" draw:id="id106" draw:layer="layout" svg:width="0.735cm" svg:height="0.684cm" svg:x="3.198cm" svg:y="3.286cm">
          <text:p><text:span text:style-name="T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xml:id="id108" draw:id="id108" draw:layer="layout" svg:width="0.735cm" svg:height="0.684cm" svg:x="3.198cm" svg:y="4.825cm">
          <text:p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xml:id="id110" draw:id="id110" draw:layer="layout" svg:width="0.735cm" svg:height="0.684cm" svg:x="3.198cm" svg:y="6.364cm">
          <text:p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xml:id="id112" draw:id="id112" draw:layer="layout" svg:width="0.735cm" svg:height="0.684cm" svg:x="3.198cm" svg:y="7.733cm">
          <text:p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xml:id="id105" draw:id="id105" draw:layer="layout" svg:width="0.735cm" svg:height="0.684cm" svg:x="5.646cm" svg:y="1.917cm">
          <text:p><text:span text:style-name="T3">1’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xml:id="id103" draw:id="id103" draw:layer="layout" svg:width="0.735cm" svg:height="0.684cm" svg:x="5.646cm" svg:y="3.286cm">
          <text:p><text:span text:style-name="T3">2’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xml:id="id111" draw:id="id111" draw:layer="layout" svg:width="0.735cm" svg:height="0.684cm" svg:x="5.646cm" svg:y="4.825cm">
          <text:p><text:span text:style-name="T3">3’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xml:id="id107" draw:id="id107" draw:layer="layout" svg:width="0.735cm" svg:height="0.684cm" svg:x="5.646cm" svg:y="6.364cm">
          <text:p><text:span text:style-name="T3">4’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xml:id="id109" draw:id="id109" draw:layer="layout" svg:width="0.735cm" svg:height="0.684cm" svg:x="5.646cm" svg:y="7.733cm">
          <text:p><text:span text:style-name="T3">5’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5.646cm" svg:y1="3.628cm" svg:x2="3.933cm" svg:y2="2.259cm" draw:start-shape="id103" draw:start-glue-point="6" draw:end-shape="id104" draw:end-glue-point="10" svg:d="M5646 3628l-1713-1369" svg:viewBox="0 0 1714 1370">
          <text:p/>
        </draw:connector>
        <draw:connector draw:style-name="gr3" draw:text-style-name="P2" draw:layer="layout" draw:type="line" svg:x1="5.646cm" svg:y1="2.259cm" svg:x2="3.933cm" svg:y2="3.628cm" draw:start-shape="id105" draw:end-shape="id106" draw:end-glue-point="10" svg:d="M5646 2259l-1713 1369" svg:viewBox="0 0 1714 1370">
          <text:p/>
        </draw:connector>
        <draw:connector draw:style-name="gr3" draw:text-style-name="P2" draw:layer="layout" draw:type="line" svg:x1="5.646cm" svg:y1="6.706cm" svg:x2="3.933cm" svg:y2="5.167cm" draw:start-shape="id107" draw:start-glue-point="6" draw:end-shape="id108" draw:end-glue-point="10" svg:d="M5646 6706l-1713-1539" svg:viewBox="0 0 1714 1540">
          <text:p/>
        </draw:connector>
        <draw:connector draw:style-name="gr3" draw:text-style-name="P2" draw:layer="layout" draw:type="line" svg:x1="5.646cm" svg:y1="8.075cm" svg:x2="3.933cm" svg:y2="6.706cm" draw:start-shape="id109" draw:start-glue-point="6" draw:end-shape="id110" draw:end-glue-point="10" svg:d="M5646 8075l-1713-1369" svg:viewBox="0 0 1714 1370">
          <text:p/>
        </draw:connector>
        <draw:connector draw:style-name="gr28" draw:text-style-name="P2" draw:layer="layout" draw:type="line" svg:x1="5.646cm" svg:y1="5.167cm" svg:x2="3.933cm" svg:y2="8.075cm" draw:start-shape="id111" draw:start-glue-point="6" draw:end-shape="id112" draw:end-glue-point="10" svg:d="M5646 5167l-1713 2908" svg:viewBox="0 0 1714 2909">
          <text:p/>
        </draw:connector>
        <draw:frame draw:style-name="gr20" draw:text-style-name="P3" draw:layer="layout" svg:width="2.879cm" svg:height="1.469cm" svg:x="4.122cm" svg:y="4.332cm">
          <draw:text-box>
            <text:p><text:span text:style-name="T1">C53 = 9999</text:span></text:p>
          </draw:text-box>
        </draw:frame>
      </draw:page>
      <draw:page draw:name="page20" draw:style-name="dp1" draw:master-page-name="Padrão">
        <draw:custom-shape draw:style-name="gr5" draw:text-style-name="P11" draw:layer="layout" svg:width="0.692cm" svg:height="0.631cm" svg:x="5.3cm" svg:y="1.1cm">
          <text:p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0.692cm" svg:height="0.631cm" svg:x="5.3cm" svg:y="2.364cm">
          <text:p><text:span text:style-name="T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0.692cm" svg:height="0.632cm" svg:x="5.3cm" svg:y="3.784cm">
          <text:p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0.692cm" svg:height="0.631cm" svg:x="5.3cm" svg:y="5.205cm">
          <text:p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0.692cm" svg:height="0.631cm" svg:x="5.3cm" svg:y="6.469cm">
          <text:p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0.693cm" svg:height="0.631cm" svg:x="7.607cm" svg:y="1.1cm">
          <text:p><text:span text:style-name="T3">1’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0.693cm" svg:height="0.631cm" svg:x="7.607cm" svg:y="2.364cm">
          <text:p><text:span text:style-name="T3">2’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0.693cm" svg:height="0.632cm" svg:x="7.607cm" svg:y="3.784cm">
          <text:p><text:span text:style-name="T3">3’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0.693cm" svg:height="0.631cm" svg:x="7.607cm" svg:y="5.205cm">
          <text:p><text:span text:style-name="T3">4’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0.693cm" svg:height="0.631cm" svg:x="7.607cm" svg:y="6.469cm">
          <text:p><text:span text:style-name="T3">5’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7.608cm" svg:y1="2.68cm" svg:x2="5.993cm" svg:y2="1.416cm" svg:d="M7608 2680l-1615-1264" svg:viewBox="0 0 1616 1265">
          <text:p/>
        </draw:connector>
        <draw:frame draw:style-name="gr7" draw:text-style-name="P3" draw:layer="layout" svg:width="1.615cm" svg:height="0.953cm" svg:x="6.378cm" svg:y="1.337cm">
          <draw:text-box>
            <text:p><text:span text:style-name="T1">C12</text:span></text:p>
          </draw:text-box>
        </draw:frame>
        <draw:connector draw:style-name="gr3" draw:text-style-name="P2" draw:layer="layout" draw:type="line" svg:x1="7.608cm" svg:y1="4.1cm" svg:x2="5.993cm" svg:y2="2.68cm" svg:d="M7608 4100l-1615-1420" svg:viewBox="0 0 1616 1421">
          <text:p/>
        </draw:connector>
        <draw:frame draw:style-name="gr7" draw:text-style-name="P3" draw:layer="layout" svg:width="1.409cm" svg:height="0.953cm" svg:x="6.225cm" svg:y="2.474cm">
          <draw:text-box>
            <text:p><text:span text:style-name="T1">C23</text:span></text:p>
          </draw:text-box>
        </draw:frame>
        <draw:connector draw:style-name="gr3" draw:text-style-name="P2" draw:layer="layout" draw:type="line" svg:x1="7.608cm" svg:y1="5.522cm" svg:x2="5.993cm" svg:y2="4.101cm" svg:d="M7608 5522l-1615-1421" svg:viewBox="0 0 1616 1422">
          <text:p/>
        </draw:connector>
        <draw:frame draw:style-name="gr11" draw:text-style-name="P3" draw:layer="layout" svg:width="2.038cm" svg:height="0.952cm" svg:x="6.762cm" svg:y="4.495cm">
          <draw:text-box>
            <text:p><text:span text:style-name="T1">C34</text:span></text:p>
          </draw:text-box>
        </draw:frame>
        <draw:connector draw:style-name="gr3" draw:text-style-name="P2" draw:layer="layout" draw:type="line" svg:x1="7.608cm" svg:y1="6.785cm" svg:x2="5.993cm" svg:y2="5.521cm" svg:d="M7608 6785l-1615-1264" svg:viewBox="0 0 1616 1265">
          <text:p/>
        </draw:connector>
        <draw:frame draw:style-name="gr9" draw:text-style-name="P3" draw:layer="layout" svg:width="1.295cm" svg:height="0.951cm" svg:x="6.609cm" svg:y="5.68cm">
          <draw:text-box>
            <text:p><text:span text:style-name="T1">C45</text:span></text:p>
          </draw:text-box>
        </draw:frame>
        <draw:connector draw:style-name="gr3" draw:text-style-name="P2" draw:layer="layout" draw:type="line" svg:x1="7.608cm" svg:y1="1.415cm" svg:x2="5.993cm" svg:y2="6.785cm" svg:d="M7608 1415l-1615 5370" svg:viewBox="0 0 1616 5371">
          <text:p/>
        </draw:connector>
        <draw:frame draw:style-name="gr10" draw:text-style-name="P3" draw:layer="layout" svg:width="1.347cm" svg:height="1.063cm" svg:x="7.454cm" svg:y="1.811cm">
          <draw:text-box>
            <text:p><text:span text:style-name="T1">C51</text:span></text:p>
          </draw:text-box>
        </draw:frame>
      </draw:page>
      <draw:page draw:name="page21" draw:style-name="dp1" draw:master-page-name="Padrão">
        <draw:custom-shape draw:style-name="gr29" draw:text-style-name="P1" xml:id="id117" draw:id="id117" draw:layer="layout" svg:width="0.9cm" svg:height="0.8cm" svg:x="6.801cm" svg:y="7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xml:id="id115" draw:id="id115" draw:layer="layout" svg:width="0.9cm" svg:height="0.8cm" svg:x="6.8cm" svg:y="5.8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xml:id="id113" draw:id="id113" draw:layer="layout" svg:width="0.9cm" svg:height="0.8cm" svg:x="6.8cm" svg:y="3.8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xml:id="id114" draw:id="id114" draw:layer="layout" svg:width="0.9cm" svg:height="0.8cm" svg:x="10.3cm" svg:y="4.7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xml:id="id116" draw:id="id116" draw:layer="layout" svg:width="0.9cm" svg:height="0.8cm" svg:x="10.3cm" svg:y="6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7.7cm" svg:y1="4.254cm" svg:x2="10.3cm" svg:y2="5.154cm" draw:start-shape="id113" draw:start-glue-point="10" draw:end-shape="id114" draw:end-glue-point="6" svg:d="M7700 4254l2600 900" svg:viewBox="0 0 2601 901">
          <text:p/>
        </draw:connector>
        <draw:connector draw:style-name="gr3" draw:text-style-name="P2" draw:layer="layout" draw:type="line" svg:x1="7.7cm" svg:y1="6.254cm" svg:x2="10.3cm" svg:y2="6.954cm" draw:start-shape="id115" draw:start-glue-point="10" draw:end-shape="id116" draw:end-glue-point="6" svg:d="M7700 6254l2600 700" svg:viewBox="0 0 2601 701">
          <text:p/>
        </draw:connector>
        <draw:connector draw:style-name="gr3" draw:text-style-name="P2" draw:layer="layout" draw:type="line" svg:x1="7.701cm" svg:y1="8.055cm" svg:x2="10.3cm" svg:y2="6.954cm" draw:start-shape="id117" draw:start-glue-point="10" svg:d="M7701 8055l2599-1101" svg:viewBox="0 0 2600 1102">
          <text:p/>
        </draw:connector>
        <draw:custom-shape draw:style-name="gr30" draw:text-style-name="P12" draw:layer="layout" svg:width="2.7cm" svg:height="5.7cm" svg:x="6cm" svg:y="3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2.7cm" svg:height="5.7cm" svg:x="9.4cm" svg:y="3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6" draw:layer="layout" svg:width="0.959cm" svg:height="0.954cm" svg:x="6.9cm" svg:y="2.354cm">
          <draw:text-box>
            <text:p>U</text:p>
          </draw:text-box>
        </draw:frame>
        <draw:frame draw:style-name="gr31" draw:text-style-name="P6" draw:layer="layout" svg:width="0.959cm" svg:height="0.954cm" svg:x="10.2cm" svg:y="2.3cm">
          <draw:text-box>
            <text:p>V</text:p>
          </draw:text-box>
        </draw:frame>
      </draw:page>
      <draw:page draw:name="page22" draw:style-name="dp1" draw:master-page-name="Padrão">
        <draw:custom-shape draw:style-name="gr12" draw:text-style-name="P4" xml:id="id118" draw:id="id118" draw:layer="layout" svg:width="0.7cm" svg:height="0.7cm" svg:x="10.5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120" draw:id="id120" draw:layer="layout" svg:width="0.7cm" svg:height="0.7cm" svg:x="6.2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119" draw:id="id119" draw:layer="layout" svg:width="0.7cm" svg:height="0.7cm" svg:x="9.7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121" draw:id="id121" draw:layer="layout" svg:width="0.7cm" svg:height="0.7cm" svg:x="17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122" draw:id="id122" draw:layer="layout" svg:width="0.7cm" svg:height="0.7cm" svg:x="4cm" svg:y="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xml:id="id125" draw:id="id125" draw:layer="layout" svg:width="0.7cm" svg:height="0.7cm" svg:x="3.8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123" draw:id="id123" draw:layer="layout" svg:width="0.7cm" svg:height="0.7cm" svg:x="7.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124" draw:id="id124" draw:layer="layout" svg:width="0.7cm" svg:height="0.7cm" svg:x="11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126" draw:id="id126" draw:layer="layout" svg:width="0.7cm" svg:height="0.7cm" svg:x="5.9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127" draw:id="id127" draw:layer="layout" svg:width="0.7cm" svg:height="0.7cm" svg:x="8.4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128" draw:id="id128" draw:layer="layout" svg:width="0.7cm" svg:height="0.7cm" svg:x="9.9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xml:id="id129" draw:id="id129" draw:layer="layout" svg:width="0.7cm" svg:height="0.7cm" svg:x="12.3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130" draw:id="id130" draw:layer="layout" svg:width="0.7cm" svg:height="0.7cm" svg:x="15.1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131" draw:id="id131" draw:layer="layout" svg:width="0.7cm" svg:height="0.7cm" svg:x="19.1cm" svg:y="4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132" draw:id="id132" draw:layer="layout" svg:width="0.7cm" svg:height="0.7cm" svg:x="13.1cm" svg:y="7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0.85cm" svg:y1="2.3cm" svg:x2="10.05cm" svg:y2="3.8cm" draw:start-shape="id118" draw:start-glue-point="8" draw:end-shape="id119" draw:end-glue-point="4" svg:d="M10850 2300l-800 1500" svg:viewBox="0 0 801 1501">
          <text:p/>
        </draw:connector>
        <draw:connector draw:style-name="gr3" draw:text-style-name="P2" draw:layer="layout" draw:type="line" svg:x1="10.85cm" svg:y1="2.3cm" svg:x2="6.798cm" svg:y2="4.002cm" draw:start-shape="id118" draw:start-glue-point="8" draw:end-shape="id120" draw:end-glue-point="11" svg:d="M10850 2300l-4052 1702" svg:viewBox="0 0 4053 1703">
          <text:p/>
        </draw:connector>
        <draw:connector draw:style-name="gr3" draw:text-style-name="P2" draw:layer="layout" draw:type="line" svg:x1="17.35cm" svg:y1="3.5cm" svg:x2="10.85cm" svg:y2="2.3cm" draw:start-shape="id121" draw:end-shape="id118" draw:end-glue-point="8" svg:d="M17350 3500l-6500-1200" svg:viewBox="0 0 6501 1201">
          <text:p/>
        </draw:connector>
        <draw:connector draw:style-name="gr3" draw:text-style-name="P2" draw:layer="layout" draw:type="line" svg:x1="6.302cm" svg:y1="4.498cm" svg:x2="4.35cm" svg:y2="5.9cm" draw:start-shape="id120" draw:start-glue-point="7" draw:end-shape="id122" draw:end-glue-point="4" svg:d="M6302 4498l-1952 1402" svg:viewBox="0 0 1953 1403">
          <text:p/>
        </draw:connector>
        <draw:connector draw:style-name="gr3" draw:text-style-name="P2" draw:layer="layout" draw:type="line" svg:x1="10.05cm" svg:y1="4.5cm" svg:x2="8.25cm" svg:y2="6cm" draw:start-shape="id119" draw:start-glue-point="8" draw:end-shape="id123" draw:end-glue-point="4" svg:d="M10050 4500l-1800 1500" svg:viewBox="0 0 1801 1501">
          <text:p/>
        </draw:connector>
        <draw:connector draw:style-name="gr3" draw:text-style-name="P2" draw:layer="layout" draw:type="line" svg:x1="11.35cm" svg:y1="5.7cm" svg:x2="10.05cm" svg:y2="4.5cm" draw:start-shape="id124" draw:start-glue-point="4" draw:end-shape="id119" draw:end-glue-point="8" svg:d="M11350 5700l-1300-1200" svg:viewBox="0 0 1301 1201">
          <text:p/>
        </draw:connector>
        <draw:connector draw:style-name="gr3" draw:text-style-name="P2" draw:layer="layout" draw:type="line" svg:x1="4.35cm" svg:y1="6.6cm" svg:x2="4.15cm" svg:y2="8.1cm" draw:start-shape="id122" draw:start-glue-point="8" draw:end-shape="id125" draw:end-glue-point="4" svg:d="M4350 6600l-200 1500" svg:viewBox="0 0 201 1501">
          <text:p/>
        </draw:connector>
        <draw:connector draw:style-name="gr3" draw:text-style-name="P2" draw:layer="layout" draw:type="line" svg:x1="8.25cm" svg:y1="6.7cm" svg:x2="6.25cm" svg:y2="8.1cm" draw:start-shape="id123" draw:start-glue-point="8" draw:end-shape="id126" draw:end-glue-point="4" svg:d="M8250 6700l-2000 1400" svg:viewBox="0 0 2001 1401">
          <text:p/>
        </draw:connector>
        <draw:connector draw:style-name="gr3" draw:text-style-name="P2" draw:layer="layout" draw:type="line" svg:x1="8.25cm" svg:y1="6.7cm" svg:x2="8.75cm" svg:y2="8.1cm" draw:start-shape="id123" draw:start-glue-point="8" draw:end-shape="id127" draw:end-glue-point="4" svg:d="M8250 6700l500 1400" svg:viewBox="0 0 501 1401">
          <text:p/>
        </draw:connector>
        <draw:connector draw:style-name="gr3" draw:text-style-name="P2" draw:layer="layout" draw:type="line" svg:x1="11.35cm" svg:y1="6.4cm" svg:x2="10.25cm" svg:y2="8.1cm" draw:start-shape="id124" draw:start-glue-point="8" draw:end-shape="id128" draw:end-glue-point="4" svg:d="M11350 6400l-1100 1700" svg:viewBox="0 0 1101 1701">
          <text:p/>
        </draw:connector>
        <draw:connector draw:style-name="gr3" draw:text-style-name="P2" draw:layer="layout" draw:type="line" svg:x1="11.35cm" svg:y1="6.4cm" svg:x2="12.65cm" svg:y2="8.1cm" draw:start-shape="id124" draw:start-glue-point="8" draw:end-shape="id129" draw:end-glue-point="4" svg:d="M11350 6400l1300 1700" svg:viewBox="0 0 1301 1701">
          <text:p/>
        </draw:connector>
        <draw:connector draw:style-name="gr3" draw:text-style-name="P2" draw:layer="layout" draw:type="line" svg:x1="17.35cm" svg:y1="4.2cm" svg:x2="15.45cm" svg:y2="4.7cm" draw:start-shape="id121" draw:start-glue-point="8" draw:end-shape="id130" draw:end-glue-point="4" svg:d="M17350 4200l-1900 500" svg:viewBox="0 0 1901 501">
          <text:p/>
        </draw:connector>
        <draw:connector draw:style-name="gr3" draw:text-style-name="P2" draw:layer="layout" draw:type="line" svg:x1="17.35cm" svg:y1="4.2cm" svg:x2="19.45cm" svg:y2="4.7cm" draw:start-shape="id121" draw:start-glue-point="8" draw:end-shape="id131" draw:end-glue-point="4" svg:d="M17350 4200l2100 500" svg:viewBox="0 0 2101 501">
          <text:p/>
        </draw:connector>
        <draw:custom-shape draw:style-name="gr12" draw:text-style-name="P4" xml:id="id133" draw:id="id133" draw:layer="layout" svg:width="0.7cm" svg:height="0.7cm" svg:x="14.9cm" svg:y="7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134" draw:id="id134" draw:layer="layout" svg:width="0.7cm" svg:height="0.7cm" svg:x="17.4cm" svg:y="7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5.45cm" svg:y1="5.4cm" svg:x2="13.45cm" svg:y2="7.1cm" draw:start-shape="id130" draw:start-glue-point="8" draw:end-shape="id132" draw:end-glue-point="4" svg:d="M15450 5400l-2000 1700" svg:viewBox="0 0 2001 1701">
          <text:p/>
        </draw:connector>
        <draw:connector draw:style-name="gr3" draw:text-style-name="P2" draw:layer="layout" draw:type="line" svg:x1="15.45cm" svg:y1="5.4cm" svg:x2="15.25cm" svg:y2="7.1cm" draw:start-shape="id130" draw:start-glue-point="8" draw:end-shape="id133" draw:end-glue-point="4" svg:d="M15450 5400l-200 1700" svg:viewBox="0 0 201 1701">
          <text:p/>
        </draw:connector>
        <draw:connector draw:style-name="gr3" draw:text-style-name="P2" draw:layer="layout" draw:type="line" svg:x1="15.45cm" svg:y1="5.4cm" svg:x2="17.75cm" svg:y2="7.1cm" draw:end-shape="id134" draw:end-glue-point="4" svg:d="M15450 5400l2300 1700" svg:viewBox="0 0 2301 1701">
          <text:p/>
        </draw:connector>
        <draw:custom-shape draw:style-name="gr12" draw:text-style-name="P4" xml:id="id135" draw:id="id135" draw:layer="layout" svg:width="0.7cm" svg:height="0.7cm" svg:x="15.3cm" svg:y="9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136" draw:id="id136" draw:layer="layout" svg:width="0.7cm" svg:height="0.7cm" svg:x="17.4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xml:id="id137" draw:id="id137" draw:layer="layout" svg:width="0.7cm" svg:height="0.7cm" svg:x="19.2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7.75cm" svg:y1="7.8cm" svg:x2="15.65cm" svg:y2="9.9cm" draw:start-shape="id134" draw:start-glue-point="8" draw:end-shape="id135" draw:end-glue-point="4" svg:d="M17750 7800l-2100 2100" svg:viewBox="0 0 2101 2101">
          <text:p/>
        </draw:connector>
        <draw:connector draw:style-name="gr3" draw:text-style-name="P2" draw:layer="layout" draw:type="line" svg:x1="17.75cm" svg:y1="7.8cm" svg:x2="17.75cm" svg:y2="9.8cm" draw:start-shape="id134" draw:start-glue-point="8" draw:end-shape="id136" draw:end-glue-point="4" svg:d="M17750 7800v2000" svg:viewBox="0 0 1 2001">
          <text:p/>
        </draw:connector>
        <draw:connector draw:style-name="gr3" draw:text-style-name="P2" draw:layer="layout" draw:type="line" svg:x1="17.75cm" svg:y1="7.8cm" svg:x2="19.55cm" svg:y2="9.8cm" draw:start-shape="id134" draw:start-glue-point="8" draw:end-shape="id137" draw:end-glue-point="4" svg:d="M17750 7800l1800 2000" svg:viewBox="0 0 1801 2001">
          <text:p/>
        </draw:connector>
        <draw:frame draw:style-name="gr13" draw:text-style-name="P5" draw:layer="layout" svg:width="2.3cm" svg:height="1cm" svg:x="11.2cm" svg:y="1.6cm">
          <draw:text-box>
            <text:p><text:span text:style-name="T2">232</text:span></text:p>
          </draw:text-box>
        </draw:frame>
        <draw:frame draw:style-name="gr13" draw:text-style-name="P5" draw:layer="layout" svg:width="2.3cm" svg:height="1cm" svg:x="6.9cm" svg:y="3.9cm">
          <draw:text-box>
            <text:p><text:span text:style-name="T2">310</text:span></text:p>
          </draw:text-box>
        </draw:frame>
        <draw:frame draw:style-name="gr13" draw:text-style-name="P5" draw:layer="layout" svg:width="1.4cm" svg:height="1cm" svg:x="4.7cm" svg:y="6cm">
          <draw:text-box>
            <text:p><text:span text:style-name="T2">340</text:span></text:p>
          </draw:text-box>
        </draw:frame>
        <draw:frame draw:style-name="gr13" draw:text-style-name="P5" draw:layer="layout" svg:width="2.3cm" svg:height="1cm" svg:x="4.3cm" svg:y="8.1cm">
          <draw:text-box>
            <text:p><text:span text:style-name="T2">380</text:span></text:p>
          </draw:text-box>
        </draw:frame>
        <draw:frame draw:style-name="gr13" draw:text-style-name="P5" draw:layer="layout" svg:width="2.3cm" svg:height="1cm" svg:x="10.3cm" svg:y="3.9cm">
          <draw:text-box>
            <text:p><text:span text:style-name="T2">340</text:span></text:p>
          </draw:text-box>
        </draw:frame>
        <draw:frame draw:style-name="gr13" draw:text-style-name="P5" draw:layer="layout" svg:width="2.3cm" svg:height="1cm" svg:x="8.4cm" svg:y="6cm">
          <draw:text-box>
            <text:p><text:span text:style-name="T2">374</text:span></text:p>
          </draw:text-box>
        </draw:frame>
        <draw:frame draw:style-name="gr13" draw:text-style-name="P5" draw:layer="layout" svg:width="2.3cm" svg:height="1cm" svg:x="11.6cm" svg:y="5.8cm">
          <draw:text-box>
            <text:p><text:span text:style-name="T2">351</text:span></text:p>
          </draw:text-box>
        </draw:frame>
        <draw:frame draw:style-name="gr13" draw:text-style-name="P5" draw:layer="layout" svg:width="2.3cm" svg:height="1cm" svg:x="5.7cm" svg:y="8.7cm">
          <draw:text-box>
            <text:p><text:span text:style-name="T2">390</text:span></text:p>
          </draw:text-box>
        </draw:frame>
        <draw:frame draw:style-name="gr13" draw:text-style-name="P5" draw:layer="layout" svg:width="2.3cm" svg:height="1cm" svg:x="8.2cm" svg:y="8.8cm">
          <draw:text-box>
            <text:p><text:span text:style-name="T2">395</text:span></text:p>
          </draw:text-box>
        </draw:frame>
        <draw:frame draw:style-name="gr13" draw:text-style-name="P5" draw:layer="layout" svg:width="2.3cm" svg:height="1cm" svg:x="9.6cm" svg:y="8.7cm">
          <draw:text-box>
            <text:p><text:span text:style-name="T2">400</text:span></text:p>
          </draw:text-box>
        </draw:frame>
        <draw:frame draw:style-name="gr13" draw:text-style-name="P5" draw:layer="layout" svg:width="2.3cm" svg:height="1cm" svg:x="12cm" svg:y="8.9cm">
          <draw:text-box>
            <text:p><text:span text:style-name="T2">375</text:span></text:p>
          </draw:text-box>
        </draw:frame>
        <draw:frame draw:style-name="gr13" draw:text-style-name="P5" draw:layer="layout" svg:width="2.3cm" svg:height="1cm" svg:x="17.6cm" svg:y="3.5cm">
          <draw:text-box>
            <text:p><text:span text:style-name="T2">248</text:span></text:p>
          </draw:text-box>
        </draw:frame>
        <draw:frame draw:style-name="gr13" draw:text-style-name="P5" draw:layer="layout" svg:width="2.3cm" svg:height="1cm" svg:x="15.7cm" svg:y="4.7cm">
          <draw:text-box>
            <text:p><text:span text:style-name="T2">289</text:span></text:p>
          </draw:text-box>
        </draw:frame>
        <draw:frame draw:style-name="gr13" draw:text-style-name="P5" draw:layer="layout" svg:width="2.3cm" svg:height="1cm" svg:x="18.8cm" svg:y="5.5cm">
          <draw:text-box draw:corner-radius="0.1cm">
            <text:p><text:span text:style-name="T2">315</text:span></text:p>
          </draw:text-box>
        </draw:frame>
        <draw:frame draw:style-name="gr13" draw:text-style-name="P5" draw:layer="layout" svg:width="2.4cm" svg:height="1cm" svg:x="12.7cm" svg:y="7.8cm">
          <draw:text-box>
            <text:p><text:span text:style-name="T2">380</text:span></text:p>
          </draw:text-box>
        </draw:frame>
        <draw:frame draw:style-name="gr13" draw:text-style-name="P5" draw:layer="layout" svg:width="2.3cm" svg:height="1cm" svg:x="14.7cm" svg:y="7.8cm">
          <draw:text-box>
            <text:p><text:span text:style-name="T2">395</text:span></text:p>
          </draw:text-box>
        </draw:frame>
        <draw:frame draw:style-name="gr13" draw:text-style-name="P5" draw:layer="layout" svg:width="2.3cm" svg:height="1cm" svg:x="18cm" svg:y="7.1cm">
          <draw:text-box>
            <text:p><text:span text:style-name="T2">280</text:span></text:p>
          </draw:text-box>
        </draw:frame>
        <draw:frame draw:style-name="gr13" draw:text-style-name="P5" draw:layer="layout" svg:width="2.3cm" svg:height="1cm" svg:x="15cm" svg:y="10.7cm">
          <draw:text-box>
            <text:p><text:span text:style-name="T2">500</text:span></text:p>
          </draw:text-box>
        </draw:frame>
        <draw:frame draw:style-name="gr13" draw:text-style-name="P5" draw:layer="layout" svg:width="2.3cm" svg:height="1cm" svg:x="17.2cm" svg:y="10.6cm">
          <draw:text-box>
            <text:p><text:span text:style-name="T2">440</text:span></text:p>
          </draw:text-box>
        </draw:frame>
        <draw:frame draw:style-name="gr13" draw:text-style-name="P5" draw:layer="layout" svg:width="2.3cm" svg:height="1cm" svg:x="19cm" svg:y="10.6cm">
          <draw:text-box>
            <text:p><text:span text:style-name="T2">300</text:span></text:p>
          </draw:text-box>
        </draw:frame>
      </draw:page>
      <draw:page draw:name="page23" draw:style-name="dp1" draw:master-page-name="Padrão">
        <draw:custom-shape draw:style-name="gr12" draw:text-style-name="P4" xml:id="id138" draw:id="id138" draw:layer="layout" svg:width="0.7cm" svg:height="0.7cm" svg:x="10.5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140" draw:id="id140" draw:layer="layout" svg:width="0.7cm" svg:height="0.7cm" svg:x="6.2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139" draw:id="id139" draw:layer="layout" svg:width="0.7cm" svg:height="0.7cm" svg:x="9.7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141" draw:id="id141" draw:layer="layout" svg:width="0.7cm" svg:height="0.7cm" svg:x="17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xml:id="id142" draw:id="id142" draw:layer="layout" svg:width="0.7cm" svg:height="0.7cm" svg:x="4cm" svg:y="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3" xml:id="id145" draw:id="id145" draw:layer="layout" svg:width="0.7cm" svg:height="0.7cm" svg:x="3.8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xml:id="id143" draw:id="id143" draw:layer="layout" svg:width="0.7cm" svg:height="0.7cm" svg:x="7.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xml:id="id144" draw:id="id144" draw:layer="layout" svg:width="0.7cm" svg:height="0.7cm" svg:x="11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xml:id="id146" draw:id="id146" draw:layer="layout" svg:width="0.7cm" svg:height="0.7cm" svg:x="5.9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xml:id="id147" draw:id="id147" draw:layer="layout" svg:width="0.7cm" svg:height="0.7cm" svg:x="8.4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xml:id="id148" draw:id="id148" draw:layer="layout" svg:width="0.7cm" svg:height="0.7cm" svg:x="9.9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xml:id="id149" draw:id="id149" draw:layer="layout" svg:width="0.7cm" svg:height="0.7cm" svg:x="12.3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150" draw:id="id150" draw:layer="layout" svg:width="0.7cm" svg:height="0.7cm" svg:x="15.1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151" draw:id="id151" draw:layer="layout" svg:width="0.7cm" svg:height="0.7cm" svg:x="19.1cm" svg:y="4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152" draw:id="id152" draw:layer="layout" svg:width="0.7cm" svg:height="0.7cm" svg:x="13.1cm" svg:y="7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0.85cm" svg:y1="2.3cm" svg:x2="10.05cm" svg:y2="3.8cm" draw:start-shape="id138" draw:start-glue-point="8" draw:end-shape="id139" draw:end-glue-point="4" svg:d="M10850 2300l-800 1500" svg:viewBox="0 0 801 1501">
          <text:p/>
        </draw:connector>
        <draw:connector draw:style-name="gr3" draw:text-style-name="P2" draw:layer="layout" draw:type="line" svg:x1="10.85cm" svg:y1="2.3cm" svg:x2="6.798cm" svg:y2="4.002cm" draw:start-shape="id138" draw:start-glue-point="8" draw:end-shape="id140" draw:end-glue-point="11" svg:d="M10850 2300l-4052 1702" svg:viewBox="0 0 4053 1703">
          <text:p/>
        </draw:connector>
        <draw:connector draw:style-name="gr3" draw:text-style-name="P2" draw:layer="layout" draw:type="line" svg:x1="17.35cm" svg:y1="3.5cm" svg:x2="10.85cm" svg:y2="2.3cm" draw:start-shape="id141" draw:end-shape="id138" draw:end-glue-point="8" svg:d="M17350 3500l-6500-1200" svg:viewBox="0 0 6501 1201">
          <text:p/>
        </draw:connector>
        <draw:connector draw:style-name="gr34" draw:text-style-name="P2" draw:layer="layout" draw:type="line" svg:x1="6.302cm" svg:y1="4.498cm" svg:x2="4.35cm" svg:y2="5.9cm" draw:start-shape="id140" draw:start-glue-point="7" draw:end-shape="id142" draw:end-glue-point="4" svg:d="M6302 4498l-1952 1402" svg:viewBox="0 0 1953 1403">
          <text:p/>
        </draw:connector>
        <draw:connector draw:style-name="gr34" draw:text-style-name="P2" draw:layer="layout" draw:type="line" svg:x1="10.05cm" svg:y1="4.5cm" svg:x2="8.25cm" svg:y2="6cm" draw:start-shape="id139" draw:start-glue-point="8" draw:end-shape="id143" draw:end-glue-point="4" svg:d="M10050 4500l-1800 1500" svg:viewBox="0 0 1801 1501">
          <text:p/>
        </draw:connector>
        <draw:connector draw:style-name="gr34" draw:text-style-name="P2" draw:layer="layout" draw:type="line" svg:x1="11.35cm" svg:y1="5.7cm" svg:x2="10.05cm" svg:y2="4.5cm" draw:start-shape="id144" draw:start-glue-point="4" draw:end-shape="id139" draw:end-glue-point="8" svg:d="M11350 5700l-1300-1200" svg:viewBox="0 0 1301 1201">
          <text:p/>
        </draw:connector>
        <draw:connector draw:style-name="gr34" draw:text-style-name="P2" draw:layer="layout" draw:type="line" svg:x1="4.35cm" svg:y1="6.6cm" svg:x2="4.15cm" svg:y2="8.1cm" draw:start-shape="id142" draw:start-glue-point="8" draw:end-shape="id145" draw:end-glue-point="4" svg:d="M4350 6600l-200 1500" svg:viewBox="0 0 201 1501">
          <text:p/>
        </draw:connector>
        <draw:connector draw:style-name="gr34" draw:text-style-name="P2" draw:layer="layout" draw:type="line" svg:x1="8.25cm" svg:y1="6.7cm" svg:x2="6.25cm" svg:y2="8.1cm" draw:start-shape="id143" draw:start-glue-point="8" draw:end-shape="id146" draw:end-glue-point="4" svg:d="M8250 6700l-2000 1400" svg:viewBox="0 0 2001 1401">
          <text:p/>
        </draw:connector>
        <draw:connector draw:style-name="gr34" draw:text-style-name="P2" draw:layer="layout" draw:type="line" svg:x1="8.25cm" svg:y1="6.7cm" svg:x2="8.75cm" svg:y2="8.1cm" draw:start-shape="id143" draw:start-glue-point="8" draw:end-shape="id147" draw:end-glue-point="4" svg:d="M8250 6700l500 1400" svg:viewBox="0 0 501 1401">
          <text:p/>
        </draw:connector>
        <draw:connector draw:style-name="gr34" draw:text-style-name="P2" draw:layer="layout" draw:type="line" svg:x1="11.35cm" svg:y1="6.4cm" svg:x2="10.25cm" svg:y2="8.1cm" draw:start-shape="id144" draw:start-glue-point="8" draw:end-shape="id148" draw:end-glue-point="4" svg:d="M11350 6400l-1100 1700" svg:viewBox="0 0 1101 1701">
          <text:p/>
        </draw:connector>
        <draw:connector draw:style-name="gr34" draw:text-style-name="P2" draw:layer="layout" draw:type="line" svg:x1="11.35cm" svg:y1="6.4cm" svg:x2="12.65cm" svg:y2="8.1cm" draw:start-shape="id144" draw:start-glue-point="8" draw:end-shape="id149" draw:end-glue-point="4" svg:d="M11350 6400l1300 1700" svg:viewBox="0 0 1301 1701">
          <text:p/>
        </draw:connector>
        <draw:connector draw:style-name="gr3" draw:text-style-name="P2" draw:layer="layout" draw:type="line" svg:x1="17.35cm" svg:y1="4.2cm" svg:x2="15.45cm" svg:y2="4.7cm" draw:start-shape="id141" draw:start-glue-point="8" draw:end-shape="id150" draw:end-glue-point="4" svg:d="M17350 4200l-1900 500" svg:viewBox="0 0 1901 501">
          <text:p/>
        </draw:connector>
        <draw:connector draw:style-name="gr3" draw:text-style-name="P2" draw:layer="layout" draw:type="line" svg:x1="17.35cm" svg:y1="4.2cm" svg:x2="19.45cm" svg:y2="4.7cm" draw:start-shape="id141" draw:start-glue-point="8" draw:end-shape="id151" draw:end-glue-point="4" svg:d="M17350 4200l2100 500" svg:viewBox="0 0 2101 501">
          <text:p/>
        </draw:connector>
        <draw:custom-shape draw:style-name="gr12" draw:text-style-name="P4" xml:id="id153" draw:id="id153" draw:layer="layout" svg:width="0.7cm" svg:height="0.7cm" svg:x="14.9cm" svg:y="7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154" draw:id="id154" draw:layer="layout" svg:width="0.7cm" svg:height="0.7cm" svg:x="17.4cm" svg:y="7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5.45cm" svg:y1="5.4cm" svg:x2="13.45cm" svg:y2="7.1cm" draw:start-shape="id150" draw:start-glue-point="8" draw:end-shape="id152" draw:end-glue-point="4" svg:d="M15450 5400l-2000 1700" svg:viewBox="0 0 2001 1701">
          <text:p/>
        </draw:connector>
        <draw:connector draw:style-name="gr3" draw:text-style-name="P2" draw:layer="layout" draw:type="line" svg:x1="15.45cm" svg:y1="5.4cm" svg:x2="15.25cm" svg:y2="7.1cm" draw:start-shape="id150" draw:start-glue-point="8" draw:end-shape="id153" draw:end-glue-point="4" svg:d="M15450 5400l-200 1700" svg:viewBox="0 0 201 1701">
          <text:p/>
        </draw:connector>
        <draw:connector draw:style-name="gr3" draw:text-style-name="P2" draw:layer="layout" draw:type="line" svg:x1="15.45cm" svg:y1="5.4cm" svg:x2="17.75cm" svg:y2="7.1cm" draw:end-shape="id154" draw:end-glue-point="4" svg:d="M15450 5400l2300 1700" svg:viewBox="0 0 2301 1701">
          <text:p/>
        </draw:connector>
        <draw:custom-shape draw:style-name="gr12" draw:text-style-name="P4" xml:id="id155" draw:id="id155" draw:layer="layout" svg:width="0.7cm" svg:height="0.7cm" svg:x="15.3cm" svg:y="9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156" draw:id="id156" draw:layer="layout" svg:width="0.7cm" svg:height="0.7cm" svg:x="17.4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xml:id="id157" draw:id="id157" draw:layer="layout" svg:width="0.7cm" svg:height="0.7cm" svg:x="19.2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7.75cm" svg:y1="7.8cm" svg:x2="15.65cm" svg:y2="9.9cm" draw:start-shape="id154" draw:start-glue-point="8" draw:end-shape="id155" draw:end-glue-point="4" svg:d="M17750 7800l-2100 2100" svg:viewBox="0 0 2101 2101">
          <text:p/>
        </draw:connector>
        <draw:connector draw:style-name="gr3" draw:text-style-name="P2" draw:layer="layout" draw:type="line" svg:x1="17.75cm" svg:y1="7.8cm" svg:x2="17.75cm" svg:y2="9.8cm" draw:start-shape="id154" draw:start-glue-point="8" draw:end-shape="id156" draw:end-glue-point="4" svg:d="M17750 7800v2000" svg:viewBox="0 0 1 2001">
          <text:p/>
        </draw:connector>
        <draw:connector draw:style-name="gr3" draw:text-style-name="P2" draw:layer="layout" draw:type="line" svg:x1="17.75cm" svg:y1="7.8cm" svg:x2="19.55cm" svg:y2="9.8cm" draw:start-shape="id154" draw:start-glue-point="8" draw:end-shape="id157" draw:end-glue-point="4" svg:d="M17750 7800l1800 2000" svg:viewBox="0 0 1801 2001">
          <text:p/>
        </draw:connector>
        <draw:frame draw:style-name="gr13" draw:text-style-name="P5" draw:layer="layout" svg:width="2.3cm" svg:height="1cm" svg:x="11.2cm" svg:y="1.6cm">
          <draw:text-box>
            <text:p><text:span text:style-name="T2">232</text:span></text:p>
          </draw:text-box>
        </draw:frame>
        <draw:frame draw:style-name="gr13" draw:text-style-name="P5" draw:layer="layout" svg:width="2.3cm" svg:height="1cm" svg:x="6.9cm" svg:y="3.9cm">
          <draw:text-box>
            <text:p><text:span text:style-name="T2">310</text:span></text:p>
          </draw:text-box>
        </draw:frame>
        <draw:frame draw:style-name="gr13" draw:text-style-name="P5" draw:layer="layout" svg:width="1.4cm" svg:height="1cm" svg:x="4.7cm" svg:y="6cm">
          <draw:text-box>
            <text:p><text:span text:style-name="T2">340</text:span></text:p>
          </draw:text-box>
        </draw:frame>
        <draw:frame draw:style-name="gr13" draw:text-style-name="P5" draw:layer="layout" svg:width="2.3cm" svg:height="1cm" svg:x="4.3cm" svg:y="8.1cm">
          <draw:text-box>
            <text:p><text:span text:style-name="T2">380</text:span></text:p>
          </draw:text-box>
        </draw:frame>
        <draw:frame draw:style-name="gr13" draw:text-style-name="P5" draw:layer="layout" svg:width="2.3cm" svg:height="1cm" svg:x="10.3cm" svg:y="3.9cm">
          <draw:text-box>
            <text:p><text:span text:style-name="T2">340</text:span></text:p>
          </draw:text-box>
        </draw:frame>
        <draw:frame draw:style-name="gr13" draw:text-style-name="P5" draw:layer="layout" svg:width="2.3cm" svg:height="1cm" svg:x="8.4cm" svg:y="6cm">
          <draw:text-box>
            <text:p><text:span text:style-name="T2">374</text:span></text:p>
          </draw:text-box>
        </draw:frame>
        <draw:frame draw:style-name="gr13" draw:text-style-name="P5" draw:layer="layout" svg:width="2.3cm" svg:height="1cm" svg:x="11.6cm" svg:y="5.8cm">
          <draw:text-box>
            <text:p><text:span text:style-name="T2">351</text:span></text:p>
          </draw:text-box>
        </draw:frame>
        <draw:frame draw:style-name="gr13" draw:text-style-name="P5" draw:layer="layout" svg:width="2.3cm" svg:height="1cm" svg:x="5.7cm" svg:y="8.7cm">
          <draw:text-box>
            <text:p><text:span text:style-name="T2">390</text:span></text:p>
          </draw:text-box>
        </draw:frame>
        <draw:frame draw:style-name="gr13" draw:text-style-name="P5" draw:layer="layout" svg:width="2.3cm" svg:height="1cm" svg:x="8.2cm" svg:y="8.8cm">
          <draw:text-box>
            <text:p><text:span text:style-name="T2">395</text:span></text:p>
          </draw:text-box>
        </draw:frame>
        <draw:frame draw:style-name="gr13" draw:text-style-name="P5" draw:layer="layout" svg:width="2.3cm" svg:height="1cm" svg:x="9.6cm" svg:y="8.7cm">
          <draw:text-box>
            <text:p><text:span text:style-name="T2">400</text:span></text:p>
          </draw:text-box>
        </draw:frame>
        <draw:frame draw:style-name="gr13" draw:text-style-name="P5" draw:layer="layout" svg:width="2.3cm" svg:height="1cm" svg:x="12cm" svg:y="8.9cm">
          <draw:text-box>
            <text:p><text:span text:style-name="T2">375</text:span></text:p>
          </draw:text-box>
        </draw:frame>
        <draw:frame draw:style-name="gr13" draw:text-style-name="P5" draw:layer="layout" svg:width="2.3cm" svg:height="1cm" svg:x="17.6cm" svg:y="3.5cm">
          <draw:text-box>
            <text:p><text:span text:style-name="T2">248</text:span></text:p>
          </draw:text-box>
        </draw:frame>
        <draw:frame draw:style-name="gr13" draw:text-style-name="P5" draw:layer="layout" svg:width="2.3cm" svg:height="1cm" svg:x="15.7cm" svg:y="4.7cm">
          <draw:text-box>
            <text:p><text:span text:style-name="T2">289</text:span></text:p>
          </draw:text-box>
        </draw:frame>
        <draw:frame draw:style-name="gr13" draw:text-style-name="P5" draw:layer="layout" svg:width="2.3cm" svg:height="1cm" svg:x="18.8cm" svg:y="5.5cm">
          <draw:text-box draw:corner-radius="0.1cm">
            <text:p><text:span text:style-name="T2">315</text:span></text:p>
          </draw:text-box>
        </draw:frame>
        <draw:frame draw:style-name="gr13" draw:text-style-name="P5" draw:layer="layout" svg:width="2.4cm" svg:height="1cm" svg:x="12.7cm" svg:y="7.8cm">
          <draw:text-box>
            <text:p><text:span text:style-name="T2">380</text:span></text:p>
          </draw:text-box>
        </draw:frame>
        <draw:frame draw:style-name="gr13" draw:text-style-name="P5" draw:layer="layout" svg:width="2.3cm" svg:height="1cm" svg:x="14.7cm" svg:y="7.8cm">
          <draw:text-box>
            <text:p><text:span text:style-name="T2">395</text:span></text:p>
          </draw:text-box>
        </draw:frame>
        <draw:frame draw:style-name="gr13" draw:text-style-name="P5" draw:layer="layout" svg:width="2.3cm" svg:height="1cm" svg:x="18cm" svg:y="7.1cm">
          <draw:text-box>
            <text:p><text:span text:style-name="T2">280</text:span></text:p>
          </draw:text-box>
        </draw:frame>
        <draw:frame draw:style-name="gr13" draw:text-style-name="P5" draw:layer="layout" svg:width="2.3cm" svg:height="1cm" svg:x="15cm" svg:y="10.7cm">
          <draw:text-box>
            <text:p><text:span text:style-name="T2">500</text:span></text:p>
          </draw:text-box>
        </draw:frame>
        <draw:frame draw:style-name="gr13" draw:text-style-name="P5" draw:layer="layout" svg:width="2.3cm" svg:height="1cm" svg:x="17.2cm" svg:y="10.6cm">
          <draw:text-box>
            <text:p><text:span text:style-name="T2">440</text:span></text:p>
          </draw:text-box>
        </draw:frame>
        <draw:frame draw:style-name="gr13" draw:text-style-name="P5" draw:layer="layout" svg:width="2.3cm" svg:height="1cm" svg:x="19cm" svg:y="10.6cm">
          <draw:text-box>
            <text:p><text:span text:style-name="T2">300</text:span></text:p>
          </draw:text-box>
        </draw:frame>
        <draw:frame draw:style-name="gr14" draw:text-style-name="P6" draw:layer="layout" svg:width="6.8cm" svg:height="3.8cm" svg:x="2.5cm" svg:y="1.5cm">
          <draw:text-box>
            <text:p>Fornecendo um Bound externo Z = 310 </text:p>
          </draw:text-box>
        </draw:frame>
        <draw:frame draw:style-name="gr14" draw:text-style-name="P6" draw:layer="layout" svg:width="6.8cm" svg:height="3.8cm" svg:x="2.3cm" svg:y="10cm">
          <draw:text-box>
            <text:p><text:s/></text:p>
          </draw:text-box>
        </draw:frame>
      </draw:page>
      <draw:page draw:name="page24" draw:style-name="dp1" draw:master-page-name="Padrão">
        <draw:custom-shape draw:style-name="gr12" draw:text-style-name="P4" draw:layer="layout" svg:width="0.7cm" svg:height="0.7cm" svg:x="10.501cm" svg:y="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1.2cm" svg:y="1.6cm">
          <draw:text-box>
            <text:p><text:span text:style-name="T2">232</text:span></text:p>
          </draw:text-box>
        </draw:frame>
      </draw:page>
      <draw:page draw:name="page25" draw:style-name="dp1" draw:master-page-name="Padrão">
        <draw:custom-shape draw:style-name="gr12" draw:text-style-name="P4" draw:layer="layout" svg:width="0.7cm" svg:height="0.7cm" svg:x="10.501cm" svg:y="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1.2cm" svg:y="1.6cm">
          <draw:text-box>
            <text:p><text:span text:style-name="T2">232</text:span></text:p>
          </draw:text-box>
        </draw:frame>
        <draw:connector draw:style-name="gr3" draw:text-style-name="P2" draw:layer="layout" draw:type="line" svg:x1="10.85cm" svg:y1="2.3cm" svg:x2="6.798cm" svg:y2="4.002cm" svg:d="M10850 2300l-4052 1702" svg:viewBox="0 0 4053 1703">
          <text:p/>
        </draw:connector>
        <draw:frame draw:style-name="gr13" draw:text-style-name="P5" draw:layer="layout" svg:width="2.3cm" svg:height="1cm" svg:x="6.9cm" svg:y="3.9cm">
          <draw:text-box>
            <text:p><text:span text:style-name="T2">310</text:span></text:p>
          </draw:text-box>
        </draw:frame>
        <draw:custom-shape draw:style-name="gr12" draw:text-style-name="P4" draw:layer="layout" svg:width="0.7cm" svg:height="0.7cm" svg:x="6.2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6" draw:style-name="dp1" draw:master-page-name="Padrão">
        <draw:custom-shape draw:style-name="gr12" draw:text-style-name="P4" draw:layer="layout" svg:width="0.7cm" svg:height="0.7cm" svg:x="10.501cm" svg:y="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1.2cm" svg:y="1.6cm">
          <draw:text-box>
            <text:p><text:span text:style-name="T2">232</text:span></text:p>
          </draw:text-box>
        </draw:frame>
        <draw:connector draw:style-name="gr3" draw:text-style-name="P2" draw:layer="layout" draw:type="line" svg:x1="10.85cm" svg:y1="2.3cm" svg:x2="6.798cm" svg:y2="4.002cm" svg:d="M10850 2300l-4052 1702" svg:viewBox="0 0 4053 1703">
          <text:p/>
        </draw:connector>
        <draw:frame draw:style-name="gr13" draw:text-style-name="P5" draw:layer="layout" svg:width="2.3cm" svg:height="1cm" svg:x="6.9cm" svg:y="3.9cm">
          <draw:text-box>
            <text:p><text:span text:style-name="T2">310</text:span></text:p>
          </draw:text-box>
        </draw:frame>
        <draw:custom-shape draw:style-name="gr12" draw:text-style-name="P4" draw:layer="layout" svg:width="0.7cm" svg:height="0.7cm" svg:x="6.2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6.302cm" svg:y1="4.498cm" svg:x2="4.35cm" svg:y2="5.9cm" svg:d="M6302 4498l-1952 1402" svg:viewBox="0 0 1953 1403">
          <text:p/>
        </draw:connector>
        <draw:custom-shape draw:style-name="gr12" draw:text-style-name="P4" draw:layer="layout" svg:width="0.7cm" svg:height="0.7cm" svg:x="4.001cm" svg:y="5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1.4cm" svg:height="1cm" svg:x="4.7cm" svg:y="6cm">
          <draw:text-box>
            <text:p><text:span text:style-name="T2">340</text:span></text:p>
          </draw:text-box>
        </draw:frame>
      </draw:page>
      <draw:page draw:name="page27" draw:style-name="dp1" draw:master-page-name="Padrão">
        <draw:custom-shape draw:style-name="gr12" draw:text-style-name="P4" draw:layer="layout" svg:width="0.7cm" svg:height="0.7cm" svg:x="10.501cm" svg:y="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1.2cm" svg:y="1.6cm">
          <draw:text-box>
            <text:p><text:span text:style-name="T2">232</text:span></text:p>
          </draw:text-box>
        </draw:frame>
        <draw:connector draw:style-name="gr3" draw:text-style-name="P2" draw:layer="layout" draw:type="line" svg:x1="10.85cm" svg:y1="2.3cm" svg:x2="6.798cm" svg:y2="4.002cm" svg:d="M10850 2300l-4052 1702" svg:viewBox="0 0 4053 1703">
          <text:p/>
        </draw:connector>
        <draw:frame draw:style-name="gr13" draw:text-style-name="P5" draw:layer="layout" svg:width="2.3cm" svg:height="1cm" svg:x="6.9cm" svg:y="3.9cm">
          <draw:text-box>
            <text:p><text:span text:style-name="T2">310</text:span></text:p>
          </draw:text-box>
        </draw:frame>
        <draw:custom-shape draw:style-name="gr12" draw:text-style-name="P4" draw:layer="layout" svg:width="0.7cm" svg:height="0.7cm" svg:x="6.2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6.302cm" svg:y1="4.498cm" svg:x2="4.35cm" svg:y2="5.9cm" svg:d="M6302 4498l-1952 1402" svg:viewBox="0 0 1953 1403">
          <text:p/>
        </draw:connector>
        <draw:custom-shape draw:style-name="gr12" draw:text-style-name="P4" draw:layer="layout" svg:width="0.7cm" svg:height="0.7cm" svg:x="4.001cm" svg:y="5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1.4cm" svg:height="1cm" svg:x="4.7cm" svg:y="6cm">
          <draw:text-box>
            <text:p><text:span text:style-name="T2">340</text:span></text:p>
          </draw:text-box>
        </draw:frame>
        <draw:connector draw:style-name="gr3" draw:text-style-name="P2" draw:layer="layout" draw:type="line" svg:x1="4.35cm" svg:y1="6.6cm" svg:x2="4.15cm" svg:y2="8.1cm" svg:d="M4350 6600l-200 1500" svg:viewBox="0 0 201 1501">
          <text:p/>
        </draw:connector>
        <draw:frame draw:style-name="gr13" draw:text-style-name="P5" draw:layer="layout" svg:width="2.3cm" svg:height="1cm" svg:x="4.3cm" svg:y="8.1cm">
          <draw:text-box>
            <text:p><text:span text:style-name="T2">380</text:span></text:p>
          </draw:text-box>
        </draw:frame>
        <draw:custom-shape draw:style-name="gr15" draw:text-style-name="P10" draw:layer="layout" svg:width="0.7cm" svg:height="0.7cm" svg:x="3.8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8" draw:style-name="dp1" draw:master-page-name="Padrão">
        <draw:custom-shape draw:style-name="gr12" draw:text-style-name="P4" draw:layer="layout" svg:width="0.7cm" svg:height="0.7cm" svg:x="10.501cm" svg:y="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1.2cm" svg:y="1.6cm">
          <draw:text-box>
            <text:p><text:span text:style-name="T2">232</text:span></text:p>
          </draw:text-box>
        </draw:frame>
        <draw:connector draw:style-name="gr3" draw:text-style-name="P2" draw:layer="layout" draw:type="line" svg:x1="10.85cm" svg:y1="2.3cm" svg:x2="6.798cm" svg:y2="4.002cm" svg:d="M10850 2300l-4052 1702" svg:viewBox="0 0 4053 1703">
          <text:p/>
        </draw:connector>
        <draw:frame draw:style-name="gr13" draw:text-style-name="P5" draw:layer="layout" svg:width="2.3cm" svg:height="1cm" svg:x="6.9cm" svg:y="3.9cm">
          <draw:text-box>
            <text:p><text:span text:style-name="T2">310</text:span></text:p>
          </draw:text-box>
        </draw:frame>
        <draw:custom-shape draw:style-name="gr12" draw:text-style-name="P4" draw:layer="layout" svg:width="0.7cm" svg:height="0.7cm" svg:x="6.2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6.302cm" svg:y1="4.498cm" svg:x2="4.35cm" svg:y2="5.9cm" svg:d="M6302 4498l-1952 1402" svg:viewBox="0 0 1953 1403">
          <text:p/>
        </draw:connector>
        <draw:custom-shape draw:style-name="gr12" draw:text-style-name="P4" draw:layer="layout" svg:width="0.7cm" svg:height="0.7cm" svg:x="4.001cm" svg:y="5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1.4cm" svg:height="1cm" svg:x="4.7cm" svg:y="6cm">
          <draw:text-box>
            <text:p><text:span text:style-name="T2">340</text:span></text:p>
          </draw:text-box>
        </draw:frame>
        <draw:connector draw:style-name="gr3" draw:text-style-name="P2" draw:layer="layout" draw:type="line" svg:x1="4.35cm" svg:y1="6.6cm" svg:x2="4.15cm" svg:y2="8.1cm" svg:d="M4350 6600l-200 1500" svg:viewBox="0 0 201 1501">
          <text:p/>
        </draw:connector>
        <draw:frame draw:style-name="gr13" draw:text-style-name="P5" draw:layer="layout" svg:width="2.3cm" svg:height="1cm" svg:x="4.3cm" svg:y="8.1cm">
          <draw:text-box>
            <text:p><text:span text:style-name="T2">380</text:span></text:p>
          </draw:text-box>
        </draw:frame>
        <draw:custom-shape draw:style-name="gr15" draw:text-style-name="P10" draw:layer="layout" svg:width="0.7cm" svg:height="0.7cm" svg:x="3.8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0.85cm" svg:y1="2.3cm" svg:x2="10.05cm" svg:y2="3.8cm" svg:d="M10850 2300l-800 1500" svg:viewBox="0 0 801 1501">
          <text:p/>
        </draw:connector>
        <draw:custom-shape draw:style-name="gr12" draw:text-style-name="P4" draw:layer="layout" svg:width="0.7cm" svg:height="0.7cm" svg:x="9.70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0.3cm" svg:y="3.9cm">
          <draw:text-box>
            <text:p><text:span text:style-name="T2">340</text:span></text:p>
          </draw:text-box>
        </draw:frame>
      </draw:page>
      <draw:page draw:name="page29" draw:style-name="dp1" draw:master-page-name="Padrão">
        <draw:custom-shape draw:style-name="gr12" draw:text-style-name="P4" draw:layer="layout" svg:width="0.7cm" svg:height="0.7cm" svg:x="10.501cm" svg:y="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1.2cm" svg:y="1.6cm">
          <draw:text-box>
            <text:p><text:span text:style-name="T2">232</text:span></text:p>
          </draw:text-box>
        </draw:frame>
        <draw:connector draw:style-name="gr3" draw:text-style-name="P2" draw:layer="layout" draw:type="line" svg:x1="10.85cm" svg:y1="2.3cm" svg:x2="6.798cm" svg:y2="4.002cm" svg:d="M10850 2300l-4052 1702" svg:viewBox="0 0 4053 1703">
          <text:p/>
        </draw:connector>
        <draw:frame draw:style-name="gr13" draw:text-style-name="P5" draw:layer="layout" svg:width="2.3cm" svg:height="1cm" svg:x="6.9cm" svg:y="3.9cm">
          <draw:text-box>
            <text:p><text:span text:style-name="T2">310</text:span></text:p>
          </draw:text-box>
        </draw:frame>
        <draw:custom-shape draw:style-name="gr12" draw:text-style-name="P4" draw:layer="layout" svg:width="0.7cm" svg:height="0.7cm" svg:x="6.2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6.302cm" svg:y1="4.498cm" svg:x2="4.35cm" svg:y2="5.9cm" svg:d="M6302 4498l-1952 1402" svg:viewBox="0 0 1953 1403">
          <text:p/>
        </draw:connector>
        <draw:custom-shape draw:style-name="gr12" draw:text-style-name="P4" draw:layer="layout" svg:width="0.7cm" svg:height="0.7cm" svg:x="4.001cm" svg:y="5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1.4cm" svg:height="1cm" svg:x="4.7cm" svg:y="6cm">
          <draw:text-box>
            <text:p><text:span text:style-name="T2">340</text:span></text:p>
          </draw:text-box>
        </draw:frame>
        <draw:connector draw:style-name="gr3" draw:text-style-name="P2" draw:layer="layout" draw:type="line" svg:x1="4.35cm" svg:y1="6.6cm" svg:x2="4.15cm" svg:y2="8.1cm" svg:d="M4350 6600l-200 1500" svg:viewBox="0 0 201 1501">
          <text:p/>
        </draw:connector>
        <draw:frame draw:style-name="gr13" draw:text-style-name="P5" draw:layer="layout" svg:width="2.3cm" svg:height="1cm" svg:x="4.3cm" svg:y="8.1cm">
          <draw:text-box>
            <text:p><text:span text:style-name="T2">380</text:span></text:p>
          </draw:text-box>
        </draw:frame>
        <draw:custom-shape draw:style-name="gr15" draw:text-style-name="P10" draw:layer="layout" svg:width="0.7cm" svg:height="0.7cm" svg:x="3.8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0.85cm" svg:y1="2.3cm" svg:x2="10.05cm" svg:y2="3.8cm" svg:d="M10850 2300l-800 1500" svg:viewBox="0 0 801 1501">
          <text:p/>
        </draw:connector>
        <draw:custom-shape draw:style-name="gr12" draw:text-style-name="P4" draw:layer="layout" svg:width="0.7cm" svg:height="0.7cm" svg:x="9.70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0.3cm" svg:y="3.9cm">
          <draw:text-box>
            <text:p><text:span text:style-name="T2">340</text:span></text:p>
          </draw:text-box>
        </draw:frame>
        <draw:connector draw:style-name="gr3" draw:text-style-name="P2" draw:layer="layout" draw:type="line" svg:x1="10.05cm" svg:y1="4.5cm" svg:x2="8.25cm" svg:y2="6cm" svg:d="M10050 4500l-1800 1500" svg:viewBox="0 0 1801 1501">
          <text:p/>
        </draw:connector>
        <draw:custom-shape draw:style-name="gr12" draw:text-style-name="P4" draw:layer="layout" svg:width="0.7cm" svg:height="0.7cm" svg:x="7.9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8.4cm" svg:y="6cm">
          <draw:text-box>
            <text:p><text:span text:style-name="T2">374</text:span></text:p>
          </draw:text-box>
        </draw:frame>
      </draw:page>
      <draw:page draw:name="page30" draw:style-name="dp1" draw:master-page-name="Padrão">
        <draw:custom-shape draw:style-name="gr12" draw:text-style-name="P4" draw:layer="layout" svg:width="0.7cm" svg:height="0.7cm" svg:x="10.501cm" svg:y="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1.2cm" svg:y="1.6cm">
          <draw:text-box>
            <text:p><text:span text:style-name="T2">232</text:span></text:p>
          </draw:text-box>
        </draw:frame>
        <draw:connector draw:style-name="gr3" draw:text-style-name="P2" draw:layer="layout" draw:type="line" svg:x1="10.85cm" svg:y1="2.3cm" svg:x2="6.798cm" svg:y2="4.002cm" svg:d="M10850 2300l-4052 1702" svg:viewBox="0 0 4053 1703">
          <text:p/>
        </draw:connector>
        <draw:frame draw:style-name="gr13" draw:text-style-name="P5" draw:layer="layout" svg:width="2.3cm" svg:height="1cm" svg:x="6.9cm" svg:y="3.9cm">
          <draw:text-box>
            <text:p><text:span text:style-name="T2">310</text:span></text:p>
          </draw:text-box>
        </draw:frame>
        <draw:custom-shape draw:style-name="gr12" draw:text-style-name="P4" draw:layer="layout" svg:width="0.7cm" svg:height="0.7cm" svg:x="6.2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6.302cm" svg:y1="4.498cm" svg:x2="4.35cm" svg:y2="5.9cm" svg:d="M6302 4498l-1952 1402" svg:viewBox="0 0 1953 1403">
          <text:p/>
        </draw:connector>
        <draw:custom-shape draw:style-name="gr12" draw:text-style-name="P4" draw:layer="layout" svg:width="0.7cm" svg:height="0.7cm" svg:x="4.001cm" svg:y="5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1.4cm" svg:height="1cm" svg:x="4.7cm" svg:y="6cm">
          <draw:text-box>
            <text:p><text:span text:style-name="T2">340</text:span></text:p>
          </draw:text-box>
        </draw:frame>
        <draw:connector draw:style-name="gr3" draw:text-style-name="P2" draw:layer="layout" draw:type="line" svg:x1="4.35cm" svg:y1="6.6cm" svg:x2="4.15cm" svg:y2="8.1cm" svg:d="M4350 6600l-200 1500" svg:viewBox="0 0 201 1501">
          <text:p/>
        </draw:connector>
        <draw:frame draw:style-name="gr13" draw:text-style-name="P5" draw:layer="layout" svg:width="2.3cm" svg:height="1cm" svg:x="4.3cm" svg:y="8.1cm">
          <draw:text-box>
            <text:p><text:span text:style-name="T2">380</text:span></text:p>
          </draw:text-box>
        </draw:frame>
        <draw:custom-shape draw:style-name="gr15" draw:text-style-name="P10" draw:layer="layout" svg:width="0.7cm" svg:height="0.7cm" svg:x="3.8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0.85cm" svg:y1="2.3cm" svg:x2="10.05cm" svg:y2="3.8cm" svg:d="M10850 2300l-800 1500" svg:viewBox="0 0 801 1501">
          <text:p/>
        </draw:connector>
        <draw:custom-shape draw:style-name="gr12" draw:text-style-name="P4" draw:layer="layout" svg:width="0.7cm" svg:height="0.7cm" svg:x="9.70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0.3cm" svg:y="3.9cm">
          <draw:text-box>
            <text:p><text:span text:style-name="T2">340</text:span></text:p>
          </draw:text-box>
        </draw:frame>
        <draw:connector draw:style-name="gr3" draw:text-style-name="P2" draw:layer="layout" draw:type="line" svg:x1="10.05cm" svg:y1="4.5cm" svg:x2="8.25cm" svg:y2="6cm" svg:d="M10050 4500l-1800 1500" svg:viewBox="0 0 1801 1501">
          <text:p/>
        </draw:connector>
        <draw:custom-shape draw:style-name="gr12" draw:text-style-name="P4" draw:layer="layout" svg:width="0.7cm" svg:height="0.7cm" svg:x="7.9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8.4cm" svg:y="6cm">
          <draw:text-box>
            <text:p><text:span text:style-name="T2">374</text:span></text:p>
          </draw:text-box>
        </draw:frame>
        <draw:connector draw:style-name="gr3" draw:text-style-name="P2" draw:layer="layout" draw:type="line" svg:x1="8.25cm" svg:y1="6.7cm" svg:x2="6.25cm" svg:y2="8.1cm" svg:d="M8250 6700l-2000 1400" svg:viewBox="0 0 2001 1401">
          <text:p/>
        </draw:connector>
        <draw:custom-shape draw:style-name="gr12" draw:text-style-name="P4" draw:layer="layout" svg:width="0.7cm" svg:height="0.7cm" svg:x="5.9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5.7cm" svg:y="8.7cm">
          <draw:text-box>
            <text:p><text:span text:style-name="T2">390</text:span></text:p>
          </draw:text-box>
        </draw:frame>
      </draw:page>
      <draw:page draw:name="page31" draw:style-name="dp1" draw:master-page-name="Padrão">
        <draw:custom-shape draw:style-name="gr12" draw:text-style-name="P4" draw:layer="layout" svg:width="0.7cm" svg:height="0.7cm" svg:x="10.501cm" svg:y="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1.2cm" svg:y="1.6cm">
          <draw:text-box>
            <text:p><text:span text:style-name="T2">232</text:span></text:p>
          </draw:text-box>
        </draw:frame>
        <draw:connector draw:style-name="gr3" draw:text-style-name="P2" draw:layer="layout" draw:type="line" svg:x1="10.85cm" svg:y1="2.3cm" svg:x2="6.798cm" svg:y2="4.002cm" svg:d="M10850 2300l-4052 1702" svg:viewBox="0 0 4053 1703">
          <text:p/>
        </draw:connector>
        <draw:frame draw:style-name="gr13" draw:text-style-name="P5" draw:layer="layout" svg:width="2.3cm" svg:height="1cm" svg:x="6.9cm" svg:y="3.9cm">
          <draw:text-box>
            <text:p><text:span text:style-name="T2">310</text:span></text:p>
          </draw:text-box>
        </draw:frame>
        <draw:custom-shape draw:style-name="gr12" draw:text-style-name="P4" draw:layer="layout" svg:width="0.7cm" svg:height="0.7cm" svg:x="6.2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6.302cm" svg:y1="4.498cm" svg:x2="4.35cm" svg:y2="5.9cm" svg:d="M6302 4498l-1952 1402" svg:viewBox="0 0 1953 1403">
          <text:p/>
        </draw:connector>
        <draw:custom-shape draw:style-name="gr12" draw:text-style-name="P4" draw:layer="layout" svg:width="0.7cm" svg:height="0.7cm" svg:x="4.001cm" svg:y="5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1.4cm" svg:height="1cm" svg:x="4.7cm" svg:y="6cm">
          <draw:text-box>
            <text:p><text:span text:style-name="T2">340</text:span></text:p>
          </draw:text-box>
        </draw:frame>
        <draw:connector draw:style-name="gr3" draw:text-style-name="P2" draw:layer="layout" draw:type="line" svg:x1="4.35cm" svg:y1="6.6cm" svg:x2="4.15cm" svg:y2="8.1cm" svg:d="M4350 6600l-200 1500" svg:viewBox="0 0 201 1501">
          <text:p/>
        </draw:connector>
        <draw:frame draw:style-name="gr13" draw:text-style-name="P5" draw:layer="layout" svg:width="2.3cm" svg:height="1cm" svg:x="4.3cm" svg:y="8.1cm">
          <draw:text-box>
            <text:p><text:span text:style-name="T2">380</text:span></text:p>
          </draw:text-box>
        </draw:frame>
        <draw:custom-shape draw:style-name="gr15" draw:text-style-name="P10" draw:layer="layout" svg:width="0.7cm" svg:height="0.7cm" svg:x="3.8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0.85cm" svg:y1="2.3cm" svg:x2="10.05cm" svg:y2="3.8cm" svg:d="M10850 2300l-800 1500" svg:viewBox="0 0 801 1501">
          <text:p/>
        </draw:connector>
        <draw:custom-shape draw:style-name="gr12" draw:text-style-name="P4" draw:layer="layout" svg:width="0.7cm" svg:height="0.7cm" svg:x="9.70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0.3cm" svg:y="3.9cm">
          <draw:text-box>
            <text:p><text:span text:style-name="T2">340</text:span></text:p>
          </draw:text-box>
        </draw:frame>
        <draw:connector draw:style-name="gr3" draw:text-style-name="P2" draw:layer="layout" draw:type="line" svg:x1="10.05cm" svg:y1="4.5cm" svg:x2="8.25cm" svg:y2="6cm" svg:d="M10050 4500l-1800 1500" svg:viewBox="0 0 1801 1501">
          <text:p/>
        </draw:connector>
        <draw:custom-shape draw:style-name="gr12" draw:text-style-name="P4" draw:layer="layout" svg:width="0.7cm" svg:height="0.7cm" svg:x="7.9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8.4cm" svg:y="6cm">
          <draw:text-box>
            <text:p><text:span text:style-name="T2">374</text:span></text:p>
          </draw:text-box>
        </draw:frame>
        <draw:connector draw:style-name="gr3" draw:text-style-name="P2" draw:layer="layout" draw:type="line" svg:x1="8.25cm" svg:y1="6.7cm" svg:x2="6.25cm" svg:y2="8.1cm" svg:d="M8250 6700l-2000 1400" svg:viewBox="0 0 2001 1401">
          <text:p/>
        </draw:connector>
        <draw:custom-shape draw:style-name="gr12" draw:text-style-name="P4" draw:layer="layout" svg:width="0.7cm" svg:height="0.7cm" svg:x="5.9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5.7cm" svg:y="8.7cm">
          <draw:text-box>
            <text:p><text:span text:style-name="T2">390</text:span></text:p>
          </draw:text-box>
        </draw:frame>
        <draw:connector draw:style-name="gr3" draw:text-style-name="P2" draw:layer="layout" draw:type="line" svg:x1="8.25cm" svg:y1="6.7cm" svg:x2="8.75cm" svg:y2="8.1cm" svg:d="M8250 6700l500 1400" svg:viewBox="0 0 501 1401">
          <text:p/>
        </draw:connector>
        <draw:custom-shape draw:style-name="gr12" draw:text-style-name="P4" draw:layer="layout" svg:width="0.7cm" svg:height="0.7cm" svg:x="8.402cm" svg:y="8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8.2cm" svg:y="8.8cm">
          <draw:text-box>
            <text:p><text:span text:style-name="T2">395</text:span></text:p>
          </draw:text-box>
        </draw:frame>
      </draw:page>
      <draw:page draw:name="page32" draw:style-name="dp1" draw:master-page-name="Padrão">
        <draw:custom-shape draw:style-name="gr12" draw:text-style-name="P4" draw:layer="layout" svg:width="0.7cm" svg:height="0.7cm" svg:x="10.501cm" svg:y="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1.2cm" svg:y="1.6cm">
          <draw:text-box>
            <text:p><text:span text:style-name="T2">232</text:span></text:p>
          </draw:text-box>
        </draw:frame>
        <draw:connector draw:style-name="gr3" draw:text-style-name="P2" draw:layer="layout" draw:type="line" svg:x1="10.85cm" svg:y1="2.3cm" svg:x2="6.798cm" svg:y2="4.002cm" svg:d="M10850 2300l-4052 1702" svg:viewBox="0 0 4053 1703">
          <text:p/>
        </draw:connector>
        <draw:frame draw:style-name="gr13" draw:text-style-name="P5" draw:layer="layout" svg:width="2.3cm" svg:height="1cm" svg:x="6.9cm" svg:y="3.9cm">
          <draw:text-box>
            <text:p><text:span text:style-name="T2">310</text:span></text:p>
          </draw:text-box>
        </draw:frame>
        <draw:custom-shape draw:style-name="gr12" draw:text-style-name="P4" draw:layer="layout" svg:width="0.7cm" svg:height="0.7cm" svg:x="6.2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6.302cm" svg:y1="4.498cm" svg:x2="4.35cm" svg:y2="5.9cm" svg:d="M6302 4498l-1952 1402" svg:viewBox="0 0 1953 1403">
          <text:p/>
        </draw:connector>
        <draw:custom-shape draw:style-name="gr12" draw:text-style-name="P4" draw:layer="layout" svg:width="0.7cm" svg:height="0.7cm" svg:x="4.001cm" svg:y="5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1.4cm" svg:height="1cm" svg:x="4.7cm" svg:y="6cm">
          <draw:text-box>
            <text:p><text:span text:style-name="T2">340</text:span></text:p>
          </draw:text-box>
        </draw:frame>
        <draw:connector draw:style-name="gr3" draw:text-style-name="P2" draw:layer="layout" draw:type="line" svg:x1="4.35cm" svg:y1="6.6cm" svg:x2="4.15cm" svg:y2="8.1cm" svg:d="M4350 6600l-200 1500" svg:viewBox="0 0 201 1501">
          <text:p/>
        </draw:connector>
        <draw:frame draw:style-name="gr13" draw:text-style-name="P5" draw:layer="layout" svg:width="2.3cm" svg:height="1cm" svg:x="4.3cm" svg:y="8.1cm">
          <draw:text-box>
            <text:p><text:span text:style-name="T2">380</text:span></text:p>
          </draw:text-box>
        </draw:frame>
        <draw:custom-shape draw:style-name="gr15" draw:text-style-name="P10" draw:layer="layout" svg:width="0.7cm" svg:height="0.7cm" svg:x="3.8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0.85cm" svg:y1="2.3cm" svg:x2="10.05cm" svg:y2="3.8cm" svg:d="M10850 2300l-800 1500" svg:viewBox="0 0 801 1501">
          <text:p/>
        </draw:connector>
        <draw:custom-shape draw:style-name="gr12" draw:text-style-name="P4" draw:layer="layout" svg:width="0.7cm" svg:height="0.7cm" svg:x="9.70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0.3cm" svg:y="3.9cm">
          <draw:text-box>
            <text:p><text:span text:style-name="T2">340</text:span></text:p>
          </draw:text-box>
        </draw:frame>
        <draw:connector draw:style-name="gr3" draw:text-style-name="P2" draw:layer="layout" draw:type="line" svg:x1="10.05cm" svg:y1="4.5cm" svg:x2="8.25cm" svg:y2="6cm" svg:d="M10050 4500l-1800 1500" svg:viewBox="0 0 1801 1501">
          <text:p/>
        </draw:connector>
        <draw:custom-shape draw:style-name="gr12" draw:text-style-name="P4" draw:layer="layout" svg:width="0.7cm" svg:height="0.7cm" svg:x="7.9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8.4cm" svg:y="6cm">
          <draw:text-box>
            <text:p><text:span text:style-name="T2">374</text:span></text:p>
          </draw:text-box>
        </draw:frame>
        <draw:connector draw:style-name="gr3" draw:text-style-name="P2" draw:layer="layout" draw:type="line" svg:x1="8.25cm" svg:y1="6.7cm" svg:x2="6.25cm" svg:y2="8.1cm" svg:d="M8250 6700l-2000 1400" svg:viewBox="0 0 2001 1401">
          <text:p/>
        </draw:connector>
        <draw:custom-shape draw:style-name="gr12" draw:text-style-name="P4" draw:layer="layout" svg:width="0.7cm" svg:height="0.7cm" svg:x="5.9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5.7cm" svg:y="8.7cm">
          <draw:text-box>
            <text:p><text:span text:style-name="T2">390</text:span></text:p>
          </draw:text-box>
        </draw:frame>
        <draw:connector draw:style-name="gr3" draw:text-style-name="P2" draw:layer="layout" draw:type="line" svg:x1="8.25cm" svg:y1="6.7cm" svg:x2="8.75cm" svg:y2="8.1cm" svg:d="M8250 6700l500 1400" svg:viewBox="0 0 501 1401">
          <text:p/>
        </draw:connector>
        <draw:custom-shape draw:style-name="gr12" draw:text-style-name="P4" draw:layer="layout" svg:width="0.7cm" svg:height="0.7cm" svg:x="8.4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8.2cm" svg:y="8.8cm">
          <draw:text-box>
            <text:p><text:span text:style-name="T2">395</text:span></text:p>
          </draw:text-box>
        </draw:frame>
        <draw:connector draw:style-name="gr3" draw:text-style-name="P2" draw:layer="layout" draw:type="line" svg:x1="11.35cm" svg:y1="5.7cm" svg:x2="10.05cm" svg:y2="4.5cm" svg:d="M11350 5700l-1300-1200" svg:viewBox="0 0 1301 1201">
          <text:p/>
        </draw:connector>
        <draw:custom-shape draw:style-name="gr12" draw:text-style-name="P4" draw:layer="layout" svg:width="0.7cm" svg:height="0.7cm" svg:x="11.001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1.6cm" svg:y="5.8cm">
          <draw:text-box>
            <text:p><text:span text:style-name="T2">351</text:span></text:p>
          </draw:text-box>
        </draw:frame>
      </draw:page>
      <draw:page draw:name="page33" draw:style-name="dp1" draw:master-page-name="Padrão">
        <draw:custom-shape draw:style-name="gr12" draw:text-style-name="P4" draw:layer="layout" svg:width="0.7cm" svg:height="0.7cm" svg:x="10.501cm" svg:y="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1.2cm" svg:y="1.6cm">
          <draw:text-box>
            <text:p><text:span text:style-name="T2">232</text:span></text:p>
          </draw:text-box>
        </draw:frame>
        <draw:connector draw:style-name="gr3" draw:text-style-name="P2" draw:layer="layout" draw:type="line" svg:x1="10.85cm" svg:y1="2.3cm" svg:x2="6.798cm" svg:y2="4.002cm" svg:d="M10850 2300l-4052 1702" svg:viewBox="0 0 4053 1703">
          <text:p/>
        </draw:connector>
        <draw:frame draw:style-name="gr13" draw:text-style-name="P5" draw:layer="layout" svg:width="2.3cm" svg:height="1cm" svg:x="6.9cm" svg:y="3.9cm">
          <draw:text-box>
            <text:p><text:span text:style-name="T2">310</text:span></text:p>
          </draw:text-box>
        </draw:frame>
        <draw:custom-shape draw:style-name="gr12" draw:text-style-name="P4" draw:layer="layout" svg:width="0.7cm" svg:height="0.7cm" svg:x="6.2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6.302cm" svg:y1="4.498cm" svg:x2="4.35cm" svg:y2="5.9cm" svg:d="M6302 4498l-1952 1402" svg:viewBox="0 0 1953 1403">
          <text:p/>
        </draw:connector>
        <draw:custom-shape draw:style-name="gr12" draw:text-style-name="P4" draw:layer="layout" svg:width="0.7cm" svg:height="0.7cm" svg:x="4.001cm" svg:y="5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1.4cm" svg:height="1cm" svg:x="4.7cm" svg:y="6cm">
          <draw:text-box>
            <text:p><text:span text:style-name="T2">340</text:span></text:p>
          </draw:text-box>
        </draw:frame>
        <draw:connector draw:style-name="gr3" draw:text-style-name="P2" draw:layer="layout" draw:type="line" svg:x1="4.35cm" svg:y1="6.6cm" svg:x2="4.15cm" svg:y2="8.1cm" svg:d="M4350 6600l-200 1500" svg:viewBox="0 0 201 1501">
          <text:p/>
        </draw:connector>
        <draw:frame draw:style-name="gr13" draw:text-style-name="P5" draw:layer="layout" svg:width="2.3cm" svg:height="1cm" svg:x="4.3cm" svg:y="8.1cm">
          <draw:text-box>
            <text:p><text:span text:style-name="T2">380</text:span></text:p>
          </draw:text-box>
        </draw:frame>
        <draw:custom-shape draw:style-name="gr15" draw:text-style-name="P10" draw:layer="layout" svg:width="0.7cm" svg:height="0.7cm" svg:x="3.8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0.85cm" svg:y1="2.3cm" svg:x2="10.05cm" svg:y2="3.8cm" svg:d="M10850 2300l-800 1500" svg:viewBox="0 0 801 1501">
          <text:p/>
        </draw:connector>
        <draw:custom-shape draw:style-name="gr12" draw:text-style-name="P4" draw:layer="layout" svg:width="0.7cm" svg:height="0.7cm" svg:x="9.70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0.3cm" svg:y="3.9cm">
          <draw:text-box>
            <text:p><text:span text:style-name="T2">340</text:span></text:p>
          </draw:text-box>
        </draw:frame>
        <draw:connector draw:style-name="gr3" draw:text-style-name="P2" draw:layer="layout" draw:type="line" svg:x1="10.05cm" svg:y1="4.5cm" svg:x2="8.25cm" svg:y2="6cm" svg:d="M10050 4500l-1800 1500" svg:viewBox="0 0 1801 1501">
          <text:p/>
        </draw:connector>
        <draw:custom-shape draw:style-name="gr12" draw:text-style-name="P4" draw:layer="layout" svg:width="0.7cm" svg:height="0.7cm" svg:x="7.9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8.4cm" svg:y="6cm">
          <draw:text-box>
            <text:p><text:span text:style-name="T2">374</text:span></text:p>
          </draw:text-box>
        </draw:frame>
        <draw:connector draw:style-name="gr3" draw:text-style-name="P2" draw:layer="layout" draw:type="line" svg:x1="8.25cm" svg:y1="6.7cm" svg:x2="6.25cm" svg:y2="8.1cm" svg:d="M8250 6700l-2000 1400" svg:viewBox="0 0 2001 1401">
          <text:p/>
        </draw:connector>
        <draw:custom-shape draw:style-name="gr12" draw:text-style-name="P4" draw:layer="layout" svg:width="0.7cm" svg:height="0.7cm" svg:x="5.9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5.7cm" svg:y="8.7cm">
          <draw:text-box>
            <text:p><text:span text:style-name="T2">390</text:span></text:p>
          </draw:text-box>
        </draw:frame>
        <draw:connector draw:style-name="gr3" draw:text-style-name="P2" draw:layer="layout" draw:type="line" svg:x1="8.25cm" svg:y1="6.7cm" svg:x2="8.75cm" svg:y2="8.1cm" svg:d="M8250 6700l500 1400" svg:viewBox="0 0 501 1401">
          <text:p/>
        </draw:connector>
        <draw:custom-shape draw:style-name="gr12" draw:text-style-name="P4" draw:layer="layout" svg:width="0.7cm" svg:height="0.7cm" svg:x="8.4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8.2cm" svg:y="8.8cm">
          <draw:text-box>
            <text:p><text:span text:style-name="T2">395</text:span></text:p>
          </draw:text-box>
        </draw:frame>
        <draw:connector draw:style-name="gr3" draw:text-style-name="P2" draw:layer="layout" draw:type="line" svg:x1="11.35cm" svg:y1="5.7cm" svg:x2="10.05cm" svg:y2="4.5cm" svg:d="M11350 5700l-1300-1200" svg:viewBox="0 0 1301 1201">
          <text:p/>
        </draw:connector>
        <draw:custom-shape draw:style-name="gr12" draw:text-style-name="P4" draw:layer="layout" svg:width="0.7cm" svg:height="0.7cm" svg:x="11.001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1.6cm" svg:y="5.8cm">
          <draw:text-box>
            <text:p><text:span text:style-name="T2">351</text:span></text:p>
          </draw:text-box>
        </draw:frame>
        <draw:connector draw:style-name="gr3" draw:text-style-name="P2" draw:layer="layout" draw:type="line" svg:x1="11.35cm" svg:y1="6.4cm" svg:x2="10.25cm" svg:y2="8.1cm" svg:d="M11350 6400l-1100 1700" svg:viewBox="0 0 1101 1701">
          <text:p/>
        </draw:connector>
        <draw:custom-shape draw:style-name="gr12" draw:text-style-name="P4" draw:layer="layout" svg:width="0.7cm" svg:height="0.7cm" svg:x="9.9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9.6cm" svg:y="8.7cm">
          <draw:text-box>
            <text:p><text:span text:style-name="T2">400</text:span></text:p>
          </draw:text-box>
        </draw:frame>
      </draw:page>
      <draw:page draw:name="page34" draw:style-name="dp1" draw:master-page-name="Padrão">
        <draw:custom-shape draw:style-name="gr12" draw:text-style-name="P4" draw:layer="layout" svg:width="0.7cm" svg:height="0.7cm" svg:x="10.501cm" svg:y="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1.2cm" svg:y="1.6cm">
          <draw:text-box>
            <text:p><text:span text:style-name="T2">232</text:span></text:p>
          </draw:text-box>
        </draw:frame>
        <draw:connector draw:style-name="gr3" draw:text-style-name="P2" draw:layer="layout" draw:type="line" svg:x1="10.85cm" svg:y1="2.3cm" svg:x2="6.798cm" svg:y2="4.002cm" svg:d="M10850 2300l-4052 1702" svg:viewBox="0 0 4053 1703">
          <text:p/>
        </draw:connector>
        <draw:frame draw:style-name="gr13" draw:text-style-name="P5" draw:layer="layout" svg:width="2.3cm" svg:height="1cm" svg:x="6.9cm" svg:y="3.9cm">
          <draw:text-box>
            <text:p><text:span text:style-name="T2">310</text:span></text:p>
          </draw:text-box>
        </draw:frame>
        <draw:custom-shape draw:style-name="gr12" draw:text-style-name="P4" draw:layer="layout" svg:width="0.7cm" svg:height="0.7cm" svg:x="6.2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6.302cm" svg:y1="4.498cm" svg:x2="4.35cm" svg:y2="5.9cm" svg:d="M6302 4498l-1952 1402" svg:viewBox="0 0 1953 1403">
          <text:p/>
        </draw:connector>
        <draw:custom-shape draw:style-name="gr12" draw:text-style-name="P4" draw:layer="layout" svg:width="0.7cm" svg:height="0.7cm" svg:x="4.001cm" svg:y="5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1.4cm" svg:height="1cm" svg:x="4.7cm" svg:y="6cm">
          <draw:text-box>
            <text:p><text:span text:style-name="T2">340</text:span></text:p>
          </draw:text-box>
        </draw:frame>
        <draw:connector draw:style-name="gr3" draw:text-style-name="P2" draw:layer="layout" draw:type="line" svg:x1="4.35cm" svg:y1="6.6cm" svg:x2="4.15cm" svg:y2="8.1cm" svg:d="M4350 6600l-200 1500" svg:viewBox="0 0 201 1501">
          <text:p/>
        </draw:connector>
        <draw:frame draw:style-name="gr13" draw:text-style-name="P5" draw:layer="layout" svg:width="2.3cm" svg:height="1cm" svg:x="4.3cm" svg:y="8.1cm">
          <draw:text-box>
            <text:p><text:span text:style-name="T2">380</text:span></text:p>
          </draw:text-box>
        </draw:frame>
        <draw:custom-shape draw:style-name="gr15" draw:text-style-name="P10" draw:layer="layout" svg:width="0.7cm" svg:height="0.7cm" svg:x="3.8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0.85cm" svg:y1="2.3cm" svg:x2="10.05cm" svg:y2="3.8cm" svg:d="M10850 2300l-800 1500" svg:viewBox="0 0 801 1501">
          <text:p/>
        </draw:connector>
        <draw:custom-shape draw:style-name="gr12" draw:text-style-name="P4" draw:layer="layout" svg:width="0.7cm" svg:height="0.7cm" svg:x="9.70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0.3cm" svg:y="3.9cm">
          <draw:text-box>
            <text:p><text:span text:style-name="T2">340</text:span></text:p>
          </draw:text-box>
        </draw:frame>
        <draw:connector draw:style-name="gr3" draw:text-style-name="P2" draw:layer="layout" draw:type="line" svg:x1="10.05cm" svg:y1="4.5cm" svg:x2="8.25cm" svg:y2="6cm" svg:d="M10050 4500l-1800 1500" svg:viewBox="0 0 1801 1501">
          <text:p/>
        </draw:connector>
        <draw:custom-shape draw:style-name="gr12" draw:text-style-name="P4" draw:layer="layout" svg:width="0.7cm" svg:height="0.7cm" svg:x="7.9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8.4cm" svg:y="6cm">
          <draw:text-box>
            <text:p><text:span text:style-name="T2">374</text:span></text:p>
          </draw:text-box>
        </draw:frame>
        <draw:connector draw:style-name="gr3" draw:text-style-name="P2" draw:layer="layout" draw:type="line" svg:x1="8.25cm" svg:y1="6.7cm" svg:x2="6.25cm" svg:y2="8.1cm" svg:d="M8250 6700l-2000 1400" svg:viewBox="0 0 2001 1401">
          <text:p/>
        </draw:connector>
        <draw:custom-shape draw:style-name="gr12" draw:text-style-name="P4" draw:layer="layout" svg:width="0.7cm" svg:height="0.7cm" svg:x="5.9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5.7cm" svg:y="8.7cm">
          <draw:text-box>
            <text:p><text:span text:style-name="T2">390</text:span></text:p>
          </draw:text-box>
        </draw:frame>
        <draw:connector draw:style-name="gr3" draw:text-style-name="P2" draw:layer="layout" draw:type="line" svg:x1="8.25cm" svg:y1="6.7cm" svg:x2="8.75cm" svg:y2="8.1cm" svg:d="M8250 6700l500 1400" svg:viewBox="0 0 501 1401">
          <text:p/>
        </draw:connector>
        <draw:custom-shape draw:style-name="gr12" draw:text-style-name="P4" draw:layer="layout" svg:width="0.7cm" svg:height="0.7cm" svg:x="8.4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8.2cm" svg:y="8.8cm">
          <draw:text-box>
            <text:p><text:span text:style-name="T2">395</text:span></text:p>
          </draw:text-box>
        </draw:frame>
        <draw:connector draw:style-name="gr3" draw:text-style-name="P2" draw:layer="layout" draw:type="line" svg:x1="11.35cm" svg:y1="5.7cm" svg:x2="10.05cm" svg:y2="4.5cm" svg:d="M11350 5700l-1300-1200" svg:viewBox="0 0 1301 1201">
          <text:p/>
        </draw:connector>
        <draw:custom-shape draw:style-name="gr12" draw:text-style-name="P4" draw:layer="layout" svg:width="0.7cm" svg:height="0.7cm" svg:x="11.001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1.6cm" svg:y="5.8cm">
          <draw:text-box>
            <text:p><text:span text:style-name="T2">351</text:span></text:p>
          </draw:text-box>
        </draw:frame>
        <draw:connector draw:style-name="gr3" draw:text-style-name="P2" draw:layer="layout" draw:type="line" svg:x1="11.35cm" svg:y1="6.4cm" svg:x2="10.25cm" svg:y2="8.1cm" svg:d="M11350 6400l-1100 1700" svg:viewBox="0 0 1101 1701">
          <text:p/>
        </draw:connector>
        <draw:custom-shape draw:style-name="gr12" draw:text-style-name="P4" draw:layer="layout" svg:width="0.7cm" svg:height="0.7cm" svg:x="9.9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9.6cm" svg:y="8.7cm">
          <draw:text-box>
            <text:p><text:span text:style-name="T2">400</text:span></text:p>
          </draw:text-box>
        </draw:frame>
        <draw:connector draw:style-name="gr3" draw:text-style-name="P2" draw:layer="layout" draw:type="line" svg:x1="11.35cm" svg:y1="6.4cm" svg:x2="12.65cm" svg:y2="8.1cm" svg:d="M11350 6400l1300 1700" svg:viewBox="0 0 1301 1701">
          <text:p/>
        </draw:connector>
        <draw:custom-shape draw:style-name="gr15" draw:text-style-name="P10" draw:layer="layout" svg:width="0.7cm" svg:height="0.7cm" svg:x="12.3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2cm" svg:y="8.9cm">
          <draw:text-box>
            <text:p><text:span text:style-name="T2">375</text:span></text:p>
          </draw:text-box>
        </draw:frame>
      </draw:page>
      <draw:page draw:name="page35" draw:style-name="dp1" draw:master-page-name="Padrão">
        <draw:custom-shape draw:style-name="gr12" draw:text-style-name="P4" draw:layer="layout" svg:width="0.7cm" svg:height="0.7cm" svg:x="10.501cm" svg:y="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1.2cm" svg:y="1.6cm">
          <draw:text-box>
            <text:p><text:span text:style-name="T2">232</text:span></text:p>
          </draw:text-box>
        </draw:frame>
        <draw:connector draw:style-name="gr3" draw:text-style-name="P2" draw:layer="layout" draw:type="line" svg:x1="10.85cm" svg:y1="2.3cm" svg:x2="6.798cm" svg:y2="4.002cm" svg:d="M10850 2300l-4052 1702" svg:viewBox="0 0 4053 1703">
          <text:p/>
        </draw:connector>
        <draw:frame draw:style-name="gr13" draw:text-style-name="P5" draw:layer="layout" svg:width="2.3cm" svg:height="1cm" svg:x="6.9cm" svg:y="3.9cm">
          <draw:text-box>
            <text:p><text:span text:style-name="T2">310</text:span></text:p>
          </draw:text-box>
        </draw:frame>
        <draw:custom-shape draw:style-name="gr12" draw:text-style-name="P4" draw:layer="layout" svg:width="0.7cm" svg:height="0.7cm" svg:x="6.2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6.302cm" svg:y1="4.498cm" svg:x2="4.35cm" svg:y2="5.9cm" svg:d="M6302 4498l-1952 1402" svg:viewBox="0 0 1953 1403">
          <text:p/>
        </draw:connector>
        <draw:custom-shape draw:style-name="gr12" draw:text-style-name="P4" draw:layer="layout" svg:width="0.7cm" svg:height="0.7cm" svg:x="4.001cm" svg:y="5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1.4cm" svg:height="1cm" svg:x="4.7cm" svg:y="6cm">
          <draw:text-box>
            <text:p><text:span text:style-name="T2">340</text:span></text:p>
          </draw:text-box>
        </draw:frame>
        <draw:connector draw:style-name="gr3" draw:text-style-name="P2" draw:layer="layout" draw:type="line" svg:x1="4.35cm" svg:y1="6.6cm" svg:x2="4.15cm" svg:y2="8.1cm" svg:d="M4350 6600l-200 1500" svg:viewBox="0 0 201 1501">
          <text:p/>
        </draw:connector>
        <draw:frame draw:style-name="gr13" draw:text-style-name="P5" draw:layer="layout" svg:width="2.3cm" svg:height="1cm" svg:x="4.3cm" svg:y="8.1cm">
          <draw:text-box>
            <text:p><text:span text:style-name="T2">380</text:span></text:p>
          </draw:text-box>
        </draw:frame>
        <draw:custom-shape draw:style-name="gr15" draw:text-style-name="P10" draw:layer="layout" svg:width="0.7cm" svg:height="0.7cm" svg:x="3.8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0.85cm" svg:y1="2.3cm" svg:x2="10.05cm" svg:y2="3.8cm" svg:d="M10850 2300l-800 1500" svg:viewBox="0 0 801 1501">
          <text:p/>
        </draw:connector>
        <draw:custom-shape draw:style-name="gr12" draw:text-style-name="P4" draw:layer="layout" svg:width="0.7cm" svg:height="0.7cm" svg:x="9.70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0.3cm" svg:y="3.9cm">
          <draw:text-box>
            <text:p><text:span text:style-name="T2">340</text:span></text:p>
          </draw:text-box>
        </draw:frame>
        <draw:connector draw:style-name="gr3" draw:text-style-name="P2" draw:layer="layout" draw:type="line" svg:x1="10.05cm" svg:y1="4.5cm" svg:x2="8.25cm" svg:y2="6cm" svg:d="M10050 4500l-1800 1500" svg:viewBox="0 0 1801 1501">
          <text:p/>
        </draw:connector>
        <draw:custom-shape draw:style-name="gr12" draw:text-style-name="P4" draw:layer="layout" svg:width="0.7cm" svg:height="0.7cm" svg:x="7.9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8.4cm" svg:y="6cm">
          <draw:text-box>
            <text:p><text:span text:style-name="T2">374</text:span></text:p>
          </draw:text-box>
        </draw:frame>
        <draw:connector draw:style-name="gr3" draw:text-style-name="P2" draw:layer="layout" draw:type="line" svg:x1="8.25cm" svg:y1="6.7cm" svg:x2="6.25cm" svg:y2="8.1cm" svg:d="M8250 6700l-2000 1400" svg:viewBox="0 0 2001 1401">
          <text:p/>
        </draw:connector>
        <draw:custom-shape draw:style-name="gr12" draw:text-style-name="P4" draw:layer="layout" svg:width="0.7cm" svg:height="0.7cm" svg:x="5.9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5.7cm" svg:y="8.7cm">
          <draw:text-box>
            <text:p><text:span text:style-name="T2">390</text:span></text:p>
          </draw:text-box>
        </draw:frame>
        <draw:connector draw:style-name="gr3" draw:text-style-name="P2" draw:layer="layout" draw:type="line" svg:x1="8.25cm" svg:y1="6.7cm" svg:x2="8.75cm" svg:y2="8.1cm" svg:d="M8250 6700l500 1400" svg:viewBox="0 0 501 1401">
          <text:p/>
        </draw:connector>
        <draw:custom-shape draw:style-name="gr12" draw:text-style-name="P4" draw:layer="layout" svg:width="0.7cm" svg:height="0.7cm" svg:x="8.4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8.2cm" svg:y="8.8cm">
          <draw:text-box>
            <text:p><text:span text:style-name="T2">395</text:span></text:p>
          </draw:text-box>
        </draw:frame>
        <draw:connector draw:style-name="gr3" draw:text-style-name="P2" draw:layer="layout" draw:type="line" svg:x1="11.35cm" svg:y1="5.7cm" svg:x2="10.05cm" svg:y2="4.5cm" svg:d="M11350 5700l-1300-1200" svg:viewBox="0 0 1301 1201">
          <text:p/>
        </draw:connector>
        <draw:custom-shape draw:style-name="gr12" draw:text-style-name="P4" draw:layer="layout" svg:width="0.7cm" svg:height="0.7cm" svg:x="11.001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1.6cm" svg:y="5.8cm">
          <draw:text-box>
            <text:p><text:span text:style-name="T2">351</text:span></text:p>
          </draw:text-box>
        </draw:frame>
        <draw:connector draw:style-name="gr3" draw:text-style-name="P2" draw:layer="layout" draw:type="line" svg:x1="11.35cm" svg:y1="6.4cm" svg:x2="10.25cm" svg:y2="8.1cm" svg:d="M11350 6400l-1100 1700" svg:viewBox="0 0 1101 1701">
          <text:p/>
        </draw:connector>
        <draw:custom-shape draw:style-name="gr12" draw:text-style-name="P4" draw:layer="layout" svg:width="0.7cm" svg:height="0.7cm" svg:x="9.9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9.6cm" svg:y="8.7cm">
          <draw:text-box>
            <text:p><text:span text:style-name="T2">400</text:span></text:p>
          </draw:text-box>
        </draw:frame>
        <draw:connector draw:style-name="gr3" draw:text-style-name="P2" draw:layer="layout" draw:type="line" svg:x1="11.35cm" svg:y1="6.4cm" svg:x2="12.65cm" svg:y2="8.1cm" svg:d="M11350 6400l1300 1700" svg:viewBox="0 0 1301 1701">
          <text:p/>
        </draw:connector>
        <draw:custom-shape draw:style-name="gr15" draw:text-style-name="P10" draw:layer="layout" svg:width="0.7cm" svg:height="0.7cm" svg:x="12.3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2cm" svg:y="8.9cm">
          <draw:text-box>
            <text:p><text:span text:style-name="T2">375</text:span></text:p>
          </draw:text-box>
        </draw:frame>
        <draw:connector draw:style-name="gr3" draw:text-style-name="P2" draw:layer="layout" draw:type="line" svg:x1="17.35cm" svg:y1="3.5cm" svg:x2="10.85cm" svg:y2="2.3cm" svg:d="M17350 3500l-6500-1200" svg:viewBox="0 0 6501 1201">
          <text:p/>
        </draw:connector>
        <draw:custom-shape draw:style-name="gr12" draw:text-style-name="P4" draw:layer="layout" svg:width="0.7cm" svg:height="0.7cm" svg:x="17.00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7.6cm" svg:y="3.5cm">
          <draw:text-box>
            <text:p><text:span text:style-name="T2">248</text:span></text:p>
          </draw:text-box>
        </draw:frame>
      </draw:page>
      <draw:page draw:name="page36" draw:style-name="dp1" draw:master-page-name="Padrão">
        <draw:custom-shape draw:style-name="gr12" draw:text-style-name="P4" draw:layer="layout" svg:width="0.7cm" svg:height="0.7cm" svg:x="10.501cm" svg:y="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1.2cm" svg:y="1.6cm">
          <draw:text-box>
            <text:p><text:span text:style-name="T2">232</text:span></text:p>
          </draw:text-box>
        </draw:frame>
        <draw:connector draw:style-name="gr3" draw:text-style-name="P2" draw:layer="layout" draw:type="line" svg:x1="10.85cm" svg:y1="2.3cm" svg:x2="6.798cm" svg:y2="4.002cm" svg:d="M10850 2300l-4052 1702" svg:viewBox="0 0 4053 1703">
          <text:p/>
        </draw:connector>
        <draw:frame draw:style-name="gr13" draw:text-style-name="P5" draw:layer="layout" svg:width="2.3cm" svg:height="1cm" svg:x="6.9cm" svg:y="3.9cm">
          <draw:text-box>
            <text:p><text:span text:style-name="T2">310</text:span></text:p>
          </draw:text-box>
        </draw:frame>
        <draw:custom-shape draw:style-name="gr12" draw:text-style-name="P4" draw:layer="layout" svg:width="0.7cm" svg:height="0.7cm" svg:x="6.2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6.302cm" svg:y1="4.498cm" svg:x2="4.35cm" svg:y2="5.9cm" svg:d="M6302 4498l-1952 1402" svg:viewBox="0 0 1953 1403">
          <text:p/>
        </draw:connector>
        <draw:custom-shape draw:style-name="gr12" draw:text-style-name="P4" draw:layer="layout" svg:width="0.7cm" svg:height="0.7cm" svg:x="4.001cm" svg:y="5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1.4cm" svg:height="1cm" svg:x="4.7cm" svg:y="6cm">
          <draw:text-box>
            <text:p><text:span text:style-name="T2">340</text:span></text:p>
          </draw:text-box>
        </draw:frame>
        <draw:connector draw:style-name="gr3" draw:text-style-name="P2" draw:layer="layout" draw:type="line" svg:x1="4.35cm" svg:y1="6.6cm" svg:x2="4.15cm" svg:y2="8.1cm" svg:d="M4350 6600l-200 1500" svg:viewBox="0 0 201 1501">
          <text:p/>
        </draw:connector>
        <draw:frame draw:style-name="gr13" draw:text-style-name="P5" draw:layer="layout" svg:width="2.3cm" svg:height="1cm" svg:x="4.3cm" svg:y="8.1cm">
          <draw:text-box>
            <text:p><text:span text:style-name="T2">380</text:span></text:p>
          </draw:text-box>
        </draw:frame>
        <draw:custom-shape draw:style-name="gr15" draw:text-style-name="P10" draw:layer="layout" svg:width="0.7cm" svg:height="0.7cm" svg:x="3.8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0.85cm" svg:y1="2.3cm" svg:x2="10.05cm" svg:y2="3.8cm" svg:d="M10850 2300l-800 1500" svg:viewBox="0 0 801 1501">
          <text:p/>
        </draw:connector>
        <draw:custom-shape draw:style-name="gr12" draw:text-style-name="P4" draw:layer="layout" svg:width="0.7cm" svg:height="0.7cm" svg:x="9.70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0.3cm" svg:y="3.9cm">
          <draw:text-box>
            <text:p><text:span text:style-name="T2">340</text:span></text:p>
          </draw:text-box>
        </draw:frame>
        <draw:connector draw:style-name="gr3" draw:text-style-name="P2" draw:layer="layout" draw:type="line" svg:x1="10.05cm" svg:y1="4.5cm" svg:x2="8.25cm" svg:y2="6cm" svg:d="M10050 4500l-1800 1500" svg:viewBox="0 0 1801 1501">
          <text:p/>
        </draw:connector>
        <draw:custom-shape draw:style-name="gr12" draw:text-style-name="P4" draw:layer="layout" svg:width="0.7cm" svg:height="0.7cm" svg:x="7.9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8.4cm" svg:y="6cm">
          <draw:text-box>
            <text:p><text:span text:style-name="T2">374</text:span></text:p>
          </draw:text-box>
        </draw:frame>
        <draw:connector draw:style-name="gr3" draw:text-style-name="P2" draw:layer="layout" draw:type="line" svg:x1="8.25cm" svg:y1="6.7cm" svg:x2="6.25cm" svg:y2="8.1cm" svg:d="M8250 6700l-2000 1400" svg:viewBox="0 0 2001 1401">
          <text:p/>
        </draw:connector>
        <draw:custom-shape draw:style-name="gr12" draw:text-style-name="P4" draw:layer="layout" svg:width="0.7cm" svg:height="0.7cm" svg:x="5.9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5.7cm" svg:y="8.7cm">
          <draw:text-box>
            <text:p><text:span text:style-name="T2">390</text:span></text:p>
          </draw:text-box>
        </draw:frame>
        <draw:connector draw:style-name="gr3" draw:text-style-name="P2" draw:layer="layout" draw:type="line" svg:x1="8.25cm" svg:y1="6.7cm" svg:x2="8.75cm" svg:y2="8.1cm" svg:d="M8250 6700l500 1400" svg:viewBox="0 0 501 1401">
          <text:p/>
        </draw:connector>
        <draw:custom-shape draw:style-name="gr12" draw:text-style-name="P4" draw:layer="layout" svg:width="0.7cm" svg:height="0.7cm" svg:x="8.4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8.2cm" svg:y="8.8cm">
          <draw:text-box>
            <text:p><text:span text:style-name="T2">395</text:span></text:p>
          </draw:text-box>
        </draw:frame>
        <draw:connector draw:style-name="gr3" draw:text-style-name="P2" draw:layer="layout" draw:type="line" svg:x1="11.35cm" svg:y1="5.7cm" svg:x2="10.05cm" svg:y2="4.5cm" svg:d="M11350 5700l-1300-1200" svg:viewBox="0 0 1301 1201">
          <text:p/>
        </draw:connector>
        <draw:custom-shape draw:style-name="gr12" draw:text-style-name="P4" draw:layer="layout" svg:width="0.7cm" svg:height="0.7cm" svg:x="11.001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1.6cm" svg:y="5.8cm">
          <draw:text-box>
            <text:p><text:span text:style-name="T2">351</text:span></text:p>
          </draw:text-box>
        </draw:frame>
        <draw:connector draw:style-name="gr3" draw:text-style-name="P2" draw:layer="layout" draw:type="line" svg:x1="11.35cm" svg:y1="6.4cm" svg:x2="10.25cm" svg:y2="8.1cm" svg:d="M11350 6400l-1100 1700" svg:viewBox="0 0 1101 1701">
          <text:p/>
        </draw:connector>
        <draw:custom-shape draw:style-name="gr12" draw:text-style-name="P4" draw:layer="layout" svg:width="0.7cm" svg:height="0.7cm" svg:x="9.9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9.6cm" svg:y="8.7cm">
          <draw:text-box>
            <text:p><text:span text:style-name="T2">400</text:span></text:p>
          </draw:text-box>
        </draw:frame>
        <draw:connector draw:style-name="gr3" draw:text-style-name="P2" draw:layer="layout" draw:type="line" svg:x1="11.35cm" svg:y1="6.4cm" svg:x2="12.65cm" svg:y2="8.1cm" svg:d="M11350 6400l1300 1700" svg:viewBox="0 0 1301 1701">
          <text:p/>
        </draw:connector>
        <draw:custom-shape draw:style-name="gr15" draw:text-style-name="P10" draw:layer="layout" svg:width="0.7cm" svg:height="0.7cm" svg:x="12.3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2cm" svg:y="8.9cm">
          <draw:text-box>
            <text:p><text:span text:style-name="T2">375</text:span></text:p>
          </draw:text-box>
        </draw:frame>
        <draw:connector draw:style-name="gr3" draw:text-style-name="P2" draw:layer="layout" draw:type="line" svg:x1="17.35cm" svg:y1="3.5cm" svg:x2="10.85cm" svg:y2="2.3cm" svg:d="M17350 3500l-6500-1200" svg:viewBox="0 0 6501 1201">
          <text:p/>
        </draw:connector>
        <draw:custom-shape draw:style-name="gr12" draw:text-style-name="P4" draw:layer="layout" svg:width="0.7cm" svg:height="0.7cm" svg:x="17.00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7.35cm" svg:y1="4.2cm" svg:x2="15.45cm" svg:y2="4.7cm" svg:d="M17350 4200l-1900 500" svg:viewBox="0 0 1901 501">
          <text:p/>
        </draw:connector>
        <draw:custom-shape draw:style-name="gr12" draw:text-style-name="P4" draw:layer="layout" svg:width="0.7cm" svg:height="0.7cm" svg:x="15.101cm" svg:y="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5.6cm" svg:y="4.7cm">
          <draw:text-box>
            <text:p><text:span text:style-name="T2">289</text:span></text:p>
          </draw:text-box>
        </draw:frame>
        <draw:frame draw:style-name="gr13" draw:text-style-name="P5" draw:layer="layout" svg:width="2.3cm" svg:height="1cm" svg:x="17.6cm" svg:y="3.5cm">
          <draw:text-box>
            <text:p><text:span text:style-name="T2">248</text:span></text:p>
          </draw:text-box>
        </draw:frame>
      </draw:page>
      <draw:page draw:name="page37" draw:style-name="dp1" draw:master-page-name="Padrão">
        <draw:custom-shape draw:style-name="gr12" draw:text-style-name="P4" draw:layer="layout" svg:width="0.7cm" svg:height="0.7cm" svg:x="10.501cm" svg:y="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1.2cm" svg:y="1.6cm">
          <draw:text-box>
            <text:p><text:span text:style-name="T2">232</text:span></text:p>
          </draw:text-box>
        </draw:frame>
        <draw:connector draw:style-name="gr3" draw:text-style-name="P2" draw:layer="layout" draw:type="line" svg:x1="10.85cm" svg:y1="2.3cm" svg:x2="6.798cm" svg:y2="4.002cm" svg:d="M10850 2300l-4052 1702" svg:viewBox="0 0 4053 1703">
          <text:p/>
        </draw:connector>
        <draw:frame draw:style-name="gr13" draw:text-style-name="P5" draw:layer="layout" svg:width="2.3cm" svg:height="1cm" svg:x="6.9cm" svg:y="3.9cm">
          <draw:text-box>
            <text:p><text:span text:style-name="T2">310</text:span></text:p>
          </draw:text-box>
        </draw:frame>
        <draw:custom-shape draw:style-name="gr12" draw:text-style-name="P4" draw:layer="layout" svg:width="0.7cm" svg:height="0.7cm" svg:x="6.2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6.302cm" svg:y1="4.498cm" svg:x2="4.35cm" svg:y2="5.9cm" svg:d="M6302 4498l-1952 1402" svg:viewBox="0 0 1953 1403">
          <text:p/>
        </draw:connector>
        <draw:custom-shape draw:style-name="gr12" draw:text-style-name="P4" draw:layer="layout" svg:width="0.7cm" svg:height="0.7cm" svg:x="4.001cm" svg:y="5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1.4cm" svg:height="1cm" svg:x="4.7cm" svg:y="6cm">
          <draw:text-box>
            <text:p><text:span text:style-name="T2">340</text:span></text:p>
          </draw:text-box>
        </draw:frame>
        <draw:connector draw:style-name="gr3" draw:text-style-name="P2" draw:layer="layout" draw:type="line" svg:x1="4.35cm" svg:y1="6.6cm" svg:x2="4.15cm" svg:y2="8.1cm" svg:d="M4350 6600l-200 1500" svg:viewBox="0 0 201 1501">
          <text:p/>
        </draw:connector>
        <draw:frame draw:style-name="gr13" draw:text-style-name="P5" draw:layer="layout" svg:width="2.3cm" svg:height="1cm" svg:x="4.3cm" svg:y="8.1cm">
          <draw:text-box>
            <text:p><text:span text:style-name="T2">380</text:span></text:p>
          </draw:text-box>
        </draw:frame>
        <draw:custom-shape draw:style-name="gr15" draw:text-style-name="P10" draw:layer="layout" svg:width="0.7cm" svg:height="0.7cm" svg:x="3.8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0.85cm" svg:y1="2.3cm" svg:x2="10.05cm" svg:y2="3.8cm" svg:d="M10850 2300l-800 1500" svg:viewBox="0 0 801 1501">
          <text:p/>
        </draw:connector>
        <draw:custom-shape draw:style-name="gr12" draw:text-style-name="P4" draw:layer="layout" svg:width="0.7cm" svg:height="0.7cm" svg:x="9.70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0.3cm" svg:y="3.9cm">
          <draw:text-box>
            <text:p><text:span text:style-name="T2">340</text:span></text:p>
          </draw:text-box>
        </draw:frame>
        <draw:connector draw:style-name="gr3" draw:text-style-name="P2" draw:layer="layout" draw:type="line" svg:x1="10.05cm" svg:y1="4.5cm" svg:x2="8.25cm" svg:y2="6cm" svg:d="M10050 4500l-1800 1500" svg:viewBox="0 0 1801 1501">
          <text:p/>
        </draw:connector>
        <draw:custom-shape draw:style-name="gr12" draw:text-style-name="P4" draw:layer="layout" svg:width="0.7cm" svg:height="0.7cm" svg:x="7.9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8.4cm" svg:y="6cm">
          <draw:text-box>
            <text:p><text:span text:style-name="T2">374</text:span></text:p>
          </draw:text-box>
        </draw:frame>
        <draw:connector draw:style-name="gr3" draw:text-style-name="P2" draw:layer="layout" draw:type="line" svg:x1="8.25cm" svg:y1="6.7cm" svg:x2="6.25cm" svg:y2="8.1cm" svg:d="M8250 6700l-2000 1400" svg:viewBox="0 0 2001 1401">
          <text:p/>
        </draw:connector>
        <draw:custom-shape draw:style-name="gr12" draw:text-style-name="P4" draw:layer="layout" svg:width="0.7cm" svg:height="0.7cm" svg:x="5.9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5.7cm" svg:y="8.7cm">
          <draw:text-box>
            <text:p><text:span text:style-name="T2">390</text:span></text:p>
          </draw:text-box>
        </draw:frame>
        <draw:connector draw:style-name="gr3" draw:text-style-name="P2" draw:layer="layout" draw:type="line" svg:x1="8.25cm" svg:y1="6.7cm" svg:x2="8.75cm" svg:y2="8.1cm" svg:d="M8250 6700l500 1400" svg:viewBox="0 0 501 1401">
          <text:p/>
        </draw:connector>
        <draw:custom-shape draw:style-name="gr12" draw:text-style-name="P4" draw:layer="layout" svg:width="0.7cm" svg:height="0.7cm" svg:x="8.4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8.2cm" svg:y="8.8cm">
          <draw:text-box>
            <text:p><text:span text:style-name="T2">395</text:span></text:p>
          </draw:text-box>
        </draw:frame>
        <draw:connector draw:style-name="gr3" draw:text-style-name="P2" draw:layer="layout" draw:type="line" svg:x1="11.35cm" svg:y1="5.7cm" svg:x2="10.05cm" svg:y2="4.5cm" svg:d="M11350 5700l-1300-1200" svg:viewBox="0 0 1301 1201">
          <text:p/>
        </draw:connector>
        <draw:custom-shape draw:style-name="gr12" draw:text-style-name="P4" draw:layer="layout" svg:width="0.7cm" svg:height="0.7cm" svg:x="11.001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1.6cm" svg:y="5.8cm">
          <draw:text-box>
            <text:p><text:span text:style-name="T2">351</text:span></text:p>
          </draw:text-box>
        </draw:frame>
        <draw:connector draw:style-name="gr3" draw:text-style-name="P2" draw:layer="layout" draw:type="line" svg:x1="11.35cm" svg:y1="6.4cm" svg:x2="10.25cm" svg:y2="8.1cm" svg:d="M11350 6400l-1100 1700" svg:viewBox="0 0 1101 1701">
          <text:p/>
        </draw:connector>
        <draw:custom-shape draw:style-name="gr12" draw:text-style-name="P4" draw:layer="layout" svg:width="0.7cm" svg:height="0.7cm" svg:x="9.9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9.6cm" svg:y="8.7cm">
          <draw:text-box>
            <text:p><text:span text:style-name="T2">400</text:span></text:p>
          </draw:text-box>
        </draw:frame>
        <draw:connector draw:style-name="gr3" draw:text-style-name="P2" draw:layer="layout" draw:type="line" svg:x1="11.35cm" svg:y1="6.4cm" svg:x2="12.65cm" svg:y2="8.1cm" svg:d="M11350 6400l1300 1700" svg:viewBox="0 0 1301 1701">
          <text:p/>
        </draw:connector>
        <draw:custom-shape draw:style-name="gr15" draw:text-style-name="P10" draw:layer="layout" svg:width="0.7cm" svg:height="0.7cm" svg:x="12.3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2cm" svg:y="8.9cm">
          <draw:text-box>
            <text:p><text:span text:style-name="T2">375</text:span></text:p>
          </draw:text-box>
        </draw:frame>
        <draw:connector draw:style-name="gr3" draw:text-style-name="P2" draw:layer="layout" draw:type="line" svg:x1="17.35cm" svg:y1="3.5cm" svg:x2="10.85cm" svg:y2="2.3cm" svg:d="M17350 3500l-6500-1200" svg:viewBox="0 0 6501 1201">
          <text:p/>
        </draw:connector>
        <draw:custom-shape draw:style-name="gr12" draw:text-style-name="P4" draw:layer="layout" svg:width="0.7cm" svg:height="0.7cm" svg:x="17.00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7.35cm" svg:y1="4.2cm" svg:x2="15.45cm" svg:y2="4.7cm" svg:d="M17350 4200l-1900 500" svg:viewBox="0 0 1901 501">
          <text:p/>
        </draw:connector>
        <draw:custom-shape draw:style-name="gr12" draw:text-style-name="P4" draw:layer="layout" svg:width="0.7cm" svg:height="0.7cm" svg:x="15.101cm" svg:y="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5.6cm" svg:y="4.7cm">
          <draw:text-box>
            <text:p><text:span text:style-name="T2">289</text:span></text:p>
          </draw:text-box>
        </draw:frame>
        <draw:frame draw:style-name="gr13" draw:text-style-name="P5" draw:layer="layout" svg:width="2.3cm" svg:height="1cm" svg:x="17.6cm" svg:y="3.5cm">
          <draw:text-box>
            <text:p><text:span text:style-name="T2">248</text:span></text:p>
          </draw:text-box>
        </draw:frame>
        <draw:connector draw:style-name="gr3" draw:text-style-name="P2" draw:layer="layout" draw:type="line" svg:x1="15.45cm" svg:y1="5.4cm" svg:x2="13.45cm" svg:y2="7.1cm" svg:d="M15450 5400l-2000 1700" svg:viewBox="0 0 2001 1701">
          <text:p/>
        </draw:connector>
        <draw:custom-shape draw:style-name="gr12" draw:text-style-name="P4" draw:layer="layout" svg:width="0.7cm" svg:height="0.7cm" svg:x="13.101cm" svg:y="7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4cm" svg:height="1cm" svg:x="12.7cm" svg:y="7.8cm">
          <draw:text-box>
            <text:p><text:span text:style-name="T2">380</text:span></text:p>
          </draw:text-box>
        </draw:frame>
      </draw:page>
      <draw:page draw:name="page38" draw:style-name="dp1" draw:master-page-name="Padrão">
        <draw:custom-shape draw:style-name="gr12" draw:text-style-name="P4" draw:layer="layout" svg:width="0.7cm" svg:height="0.7cm" svg:x="10.501cm" svg:y="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1.2cm" svg:y="1.6cm">
          <draw:text-box>
            <text:p><text:span text:style-name="T2">232</text:span></text:p>
          </draw:text-box>
        </draw:frame>
        <draw:connector draw:style-name="gr3" draw:text-style-name="P2" draw:layer="layout" draw:type="line" svg:x1="10.85cm" svg:y1="2.3cm" svg:x2="6.798cm" svg:y2="4.002cm" svg:d="M10850 2300l-4052 1702" svg:viewBox="0 0 4053 1703">
          <text:p/>
        </draw:connector>
        <draw:frame draw:style-name="gr13" draw:text-style-name="P5" draw:layer="layout" svg:width="2.3cm" svg:height="1cm" svg:x="6.9cm" svg:y="3.9cm">
          <draw:text-box>
            <text:p><text:span text:style-name="T2">310</text:span></text:p>
          </draw:text-box>
        </draw:frame>
        <draw:custom-shape draw:style-name="gr12" draw:text-style-name="P4" draw:layer="layout" svg:width="0.7cm" svg:height="0.7cm" svg:x="6.2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6.302cm" svg:y1="4.498cm" svg:x2="4.35cm" svg:y2="5.9cm" svg:d="M6302 4498l-1952 1402" svg:viewBox="0 0 1953 1403">
          <text:p/>
        </draw:connector>
        <draw:custom-shape draw:style-name="gr12" draw:text-style-name="P4" draw:layer="layout" svg:width="0.7cm" svg:height="0.7cm" svg:x="4.001cm" svg:y="5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1.4cm" svg:height="1cm" svg:x="4.7cm" svg:y="6cm">
          <draw:text-box>
            <text:p><text:span text:style-name="T2">340</text:span></text:p>
          </draw:text-box>
        </draw:frame>
        <draw:connector draw:style-name="gr3" draw:text-style-name="P2" draw:layer="layout" draw:type="line" svg:x1="4.35cm" svg:y1="6.6cm" svg:x2="4.15cm" svg:y2="8.1cm" svg:d="M4350 6600l-200 1500" svg:viewBox="0 0 201 1501">
          <text:p/>
        </draw:connector>
        <draw:frame draw:style-name="gr13" draw:text-style-name="P5" draw:layer="layout" svg:width="2.3cm" svg:height="1cm" svg:x="4.3cm" svg:y="8.1cm">
          <draw:text-box>
            <text:p><text:span text:style-name="T2">380</text:span></text:p>
          </draw:text-box>
        </draw:frame>
        <draw:custom-shape draw:style-name="gr15" draw:text-style-name="P10" draw:layer="layout" svg:width="0.7cm" svg:height="0.7cm" svg:x="3.8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0.85cm" svg:y1="2.3cm" svg:x2="10.05cm" svg:y2="3.8cm" svg:d="M10850 2300l-800 1500" svg:viewBox="0 0 801 1501">
          <text:p/>
        </draw:connector>
        <draw:custom-shape draw:style-name="gr12" draw:text-style-name="P4" draw:layer="layout" svg:width="0.7cm" svg:height="0.7cm" svg:x="9.70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0.3cm" svg:y="3.9cm">
          <draw:text-box>
            <text:p><text:span text:style-name="T2">340</text:span></text:p>
          </draw:text-box>
        </draw:frame>
        <draw:connector draw:style-name="gr3" draw:text-style-name="P2" draw:layer="layout" draw:type="line" svg:x1="10.05cm" svg:y1="4.5cm" svg:x2="8.25cm" svg:y2="6cm" svg:d="M10050 4500l-1800 1500" svg:viewBox="0 0 1801 1501">
          <text:p/>
        </draw:connector>
        <draw:custom-shape draw:style-name="gr12" draw:text-style-name="P4" draw:layer="layout" svg:width="0.7cm" svg:height="0.7cm" svg:x="7.9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8.4cm" svg:y="6cm">
          <draw:text-box>
            <text:p><text:span text:style-name="T2">374</text:span></text:p>
          </draw:text-box>
        </draw:frame>
        <draw:connector draw:style-name="gr3" draw:text-style-name="P2" draw:layer="layout" draw:type="line" svg:x1="8.25cm" svg:y1="6.7cm" svg:x2="6.25cm" svg:y2="8.1cm" svg:d="M8250 6700l-2000 1400" svg:viewBox="0 0 2001 1401">
          <text:p/>
        </draw:connector>
        <draw:custom-shape draw:style-name="gr12" draw:text-style-name="P4" draw:layer="layout" svg:width="0.7cm" svg:height="0.7cm" svg:x="5.9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5.7cm" svg:y="8.7cm">
          <draw:text-box>
            <text:p><text:span text:style-name="T2">390</text:span></text:p>
          </draw:text-box>
        </draw:frame>
        <draw:connector draw:style-name="gr3" draw:text-style-name="P2" draw:layer="layout" draw:type="line" svg:x1="8.25cm" svg:y1="6.7cm" svg:x2="8.75cm" svg:y2="8.1cm" svg:d="M8250 6700l500 1400" svg:viewBox="0 0 501 1401">
          <text:p/>
        </draw:connector>
        <draw:custom-shape draw:style-name="gr12" draw:text-style-name="P4" draw:layer="layout" svg:width="0.7cm" svg:height="0.7cm" svg:x="8.4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8.2cm" svg:y="8.8cm">
          <draw:text-box>
            <text:p><text:span text:style-name="T2">395</text:span></text:p>
          </draw:text-box>
        </draw:frame>
        <draw:connector draw:style-name="gr3" draw:text-style-name="P2" draw:layer="layout" draw:type="line" svg:x1="11.35cm" svg:y1="5.7cm" svg:x2="10.05cm" svg:y2="4.5cm" svg:d="M11350 5700l-1300-1200" svg:viewBox="0 0 1301 1201">
          <text:p/>
        </draw:connector>
        <draw:custom-shape draw:style-name="gr12" draw:text-style-name="P4" draw:layer="layout" svg:width="0.7cm" svg:height="0.7cm" svg:x="11.001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1.6cm" svg:y="5.8cm">
          <draw:text-box>
            <text:p><text:span text:style-name="T2">351</text:span></text:p>
          </draw:text-box>
        </draw:frame>
        <draw:connector draw:style-name="gr3" draw:text-style-name="P2" draw:layer="layout" draw:type="line" svg:x1="11.35cm" svg:y1="6.4cm" svg:x2="10.25cm" svg:y2="8.1cm" svg:d="M11350 6400l-1100 1700" svg:viewBox="0 0 1101 1701">
          <text:p/>
        </draw:connector>
        <draw:custom-shape draw:style-name="gr12" draw:text-style-name="P4" draw:layer="layout" svg:width="0.7cm" svg:height="0.7cm" svg:x="9.9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9.6cm" svg:y="8.7cm">
          <draw:text-box>
            <text:p><text:span text:style-name="T2">400</text:span></text:p>
          </draw:text-box>
        </draw:frame>
        <draw:connector draw:style-name="gr3" draw:text-style-name="P2" draw:layer="layout" draw:type="line" svg:x1="11.35cm" svg:y1="6.4cm" svg:x2="12.65cm" svg:y2="8.1cm" svg:d="M11350 6400l1300 1700" svg:viewBox="0 0 1301 1701">
          <text:p/>
        </draw:connector>
        <draw:custom-shape draw:style-name="gr15" draw:text-style-name="P10" draw:layer="layout" svg:width="0.7cm" svg:height="0.7cm" svg:x="12.3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2cm" svg:y="8.9cm">
          <draw:text-box>
            <text:p><text:span text:style-name="T2">375</text:span></text:p>
          </draw:text-box>
        </draw:frame>
        <draw:connector draw:style-name="gr3" draw:text-style-name="P2" draw:layer="layout" draw:type="line" svg:x1="17.35cm" svg:y1="3.5cm" svg:x2="10.85cm" svg:y2="2.3cm" svg:d="M17350 3500l-6500-1200" svg:viewBox="0 0 6501 1201">
          <text:p/>
        </draw:connector>
        <draw:custom-shape draw:style-name="gr12" draw:text-style-name="P4" draw:layer="layout" svg:width="0.7cm" svg:height="0.7cm" svg:x="17.00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7.35cm" svg:y1="4.2cm" svg:x2="15.45cm" svg:y2="4.7cm" svg:d="M17350 4200l-1900 500" svg:viewBox="0 0 1901 501">
          <text:p/>
        </draw:connector>
        <draw:custom-shape draw:style-name="gr12" draw:text-style-name="P4" draw:layer="layout" svg:width="0.7cm" svg:height="0.7cm" svg:x="15.101cm" svg:y="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5.6cm" svg:y="4.7cm">
          <draw:text-box>
            <text:p><text:span text:style-name="T2">289</text:span></text:p>
          </draw:text-box>
        </draw:frame>
        <draw:frame draw:style-name="gr13" draw:text-style-name="P5" draw:layer="layout" svg:width="2.3cm" svg:height="1cm" svg:x="17.6cm" svg:y="3.5cm">
          <draw:text-box>
            <text:p><text:span text:style-name="T2">248</text:span></text:p>
          </draw:text-box>
        </draw:frame>
        <draw:connector draw:style-name="gr3" draw:text-style-name="P2" draw:layer="layout" draw:type="line" svg:x1="15.45cm" svg:y1="5.4cm" svg:x2="13.45cm" svg:y2="7.1cm" svg:d="M15450 5400l-2000 1700" svg:viewBox="0 0 2001 1701">
          <text:p/>
        </draw:connector>
        <draw:custom-shape draw:style-name="gr12" draw:text-style-name="P4" draw:layer="layout" svg:width="0.7cm" svg:height="0.7cm" svg:x="13.101cm" svg:y="7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4cm" svg:height="1cm" svg:x="12.7cm" svg:y="7.8cm">
          <draw:text-box>
            <text:p><text:span text:style-name="T2">380</text:span></text:p>
          </draw:text-box>
        </draw:frame>
        <draw:connector draw:style-name="gr3" draw:text-style-name="P2" draw:layer="layout" draw:type="line" svg:x1="15.45cm" svg:y1="5.4cm" svg:x2="15.25cm" svg:y2="7.1cm" svg:d="M15450 5400l-200 1700" svg:viewBox="0 0 201 1701">
          <text:p/>
        </draw:connector>
        <draw:custom-shape draw:style-name="gr12" draw:text-style-name="P4" draw:layer="layout" svg:width="0.7cm" svg:height="0.7cm" svg:x="14.901cm" svg:y="7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4.7cm" svg:y="7.8cm">
          <draw:text-box>
            <text:p><text:span text:style-name="T2">395</text:span></text:p>
          </draw:text-box>
        </draw:frame>
      </draw:page>
      <draw:page draw:name="page39" draw:style-name="dp1" draw:master-page-name="Padrão">
        <draw:custom-shape draw:style-name="gr12" draw:text-style-name="P4" draw:layer="layout" svg:width="0.7cm" svg:height="0.7cm" svg:x="10.501cm" svg:y="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1.2cm" svg:y="1.6cm">
          <draw:text-box>
            <text:p><text:span text:style-name="T2">232</text:span></text:p>
          </draw:text-box>
        </draw:frame>
        <draw:connector draw:style-name="gr3" draw:text-style-name="P2" draw:layer="layout" draw:type="line" svg:x1="10.85cm" svg:y1="2.3cm" svg:x2="6.798cm" svg:y2="4.002cm" svg:d="M10850 2300l-4052 1702" svg:viewBox="0 0 4053 1703">
          <text:p/>
        </draw:connector>
        <draw:frame draw:style-name="gr13" draw:text-style-name="P5" draw:layer="layout" svg:width="2.3cm" svg:height="1cm" svg:x="6.9cm" svg:y="3.9cm">
          <draw:text-box>
            <text:p><text:span text:style-name="T2">310</text:span></text:p>
          </draw:text-box>
        </draw:frame>
        <draw:custom-shape draw:style-name="gr12" draw:text-style-name="P4" draw:layer="layout" svg:width="0.7cm" svg:height="0.7cm" svg:x="6.2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6.302cm" svg:y1="4.498cm" svg:x2="4.35cm" svg:y2="5.9cm" svg:d="M6302 4498l-1952 1402" svg:viewBox="0 0 1953 1403">
          <text:p/>
        </draw:connector>
        <draw:custom-shape draw:style-name="gr12" draw:text-style-name="P4" draw:layer="layout" svg:width="0.7cm" svg:height="0.7cm" svg:x="4.001cm" svg:y="5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1.4cm" svg:height="1cm" svg:x="4.7cm" svg:y="6cm">
          <draw:text-box>
            <text:p><text:span text:style-name="T2">340</text:span></text:p>
          </draw:text-box>
        </draw:frame>
        <draw:connector draw:style-name="gr3" draw:text-style-name="P2" draw:layer="layout" draw:type="line" svg:x1="4.35cm" svg:y1="6.6cm" svg:x2="4.15cm" svg:y2="8.1cm" svg:d="M4350 6600l-200 1500" svg:viewBox="0 0 201 1501">
          <text:p/>
        </draw:connector>
        <draw:frame draw:style-name="gr13" draw:text-style-name="P5" draw:layer="layout" svg:width="2.3cm" svg:height="1cm" svg:x="4.3cm" svg:y="8.1cm">
          <draw:text-box>
            <text:p><text:span text:style-name="T2">380</text:span></text:p>
          </draw:text-box>
        </draw:frame>
        <draw:custom-shape draw:style-name="gr15" draw:text-style-name="P10" draw:layer="layout" svg:width="0.7cm" svg:height="0.7cm" svg:x="3.8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0.85cm" svg:y1="2.3cm" svg:x2="10.05cm" svg:y2="3.8cm" svg:d="M10850 2300l-800 1500" svg:viewBox="0 0 801 1501">
          <text:p/>
        </draw:connector>
        <draw:custom-shape draw:style-name="gr12" draw:text-style-name="P4" draw:layer="layout" svg:width="0.7cm" svg:height="0.7cm" svg:x="9.70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0.3cm" svg:y="3.9cm">
          <draw:text-box>
            <text:p><text:span text:style-name="T2">340</text:span></text:p>
          </draw:text-box>
        </draw:frame>
        <draw:connector draw:style-name="gr3" draw:text-style-name="P2" draw:layer="layout" draw:type="line" svg:x1="10.05cm" svg:y1="4.5cm" svg:x2="8.25cm" svg:y2="6cm" svg:d="M10050 4500l-1800 1500" svg:viewBox="0 0 1801 1501">
          <text:p/>
        </draw:connector>
        <draw:custom-shape draw:style-name="gr12" draw:text-style-name="P4" draw:layer="layout" svg:width="0.7cm" svg:height="0.7cm" svg:x="7.9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8.4cm" svg:y="6cm">
          <draw:text-box>
            <text:p><text:span text:style-name="T2">374</text:span></text:p>
          </draw:text-box>
        </draw:frame>
        <draw:connector draw:style-name="gr3" draw:text-style-name="P2" draw:layer="layout" draw:type="line" svg:x1="8.25cm" svg:y1="6.7cm" svg:x2="6.25cm" svg:y2="8.1cm" svg:d="M8250 6700l-2000 1400" svg:viewBox="0 0 2001 1401">
          <text:p/>
        </draw:connector>
        <draw:custom-shape draw:style-name="gr12" draw:text-style-name="P4" draw:layer="layout" svg:width="0.7cm" svg:height="0.7cm" svg:x="5.9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5.7cm" svg:y="8.7cm">
          <draw:text-box>
            <text:p><text:span text:style-name="T2">390</text:span></text:p>
          </draw:text-box>
        </draw:frame>
        <draw:connector draw:style-name="gr3" draw:text-style-name="P2" draw:layer="layout" draw:type="line" svg:x1="8.25cm" svg:y1="6.7cm" svg:x2="8.75cm" svg:y2="8.1cm" svg:d="M8250 6700l500 1400" svg:viewBox="0 0 501 1401">
          <text:p/>
        </draw:connector>
        <draw:custom-shape draw:style-name="gr12" draw:text-style-name="P4" draw:layer="layout" svg:width="0.7cm" svg:height="0.7cm" svg:x="8.4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8.2cm" svg:y="8.8cm">
          <draw:text-box>
            <text:p><text:span text:style-name="T2">395</text:span></text:p>
          </draw:text-box>
        </draw:frame>
        <draw:connector draw:style-name="gr3" draw:text-style-name="P2" draw:layer="layout" draw:type="line" svg:x1="11.35cm" svg:y1="5.7cm" svg:x2="10.05cm" svg:y2="4.5cm" svg:d="M11350 5700l-1300-1200" svg:viewBox="0 0 1301 1201">
          <text:p/>
        </draw:connector>
        <draw:custom-shape draw:style-name="gr12" draw:text-style-name="P4" draw:layer="layout" svg:width="0.7cm" svg:height="0.7cm" svg:x="11.001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1.6cm" svg:y="5.8cm">
          <draw:text-box>
            <text:p><text:span text:style-name="T2">351</text:span></text:p>
          </draw:text-box>
        </draw:frame>
        <draw:connector draw:style-name="gr3" draw:text-style-name="P2" draw:layer="layout" draw:type="line" svg:x1="11.35cm" svg:y1="6.4cm" svg:x2="10.25cm" svg:y2="8.1cm" svg:d="M11350 6400l-1100 1700" svg:viewBox="0 0 1101 1701">
          <text:p/>
        </draw:connector>
        <draw:custom-shape draw:style-name="gr12" draw:text-style-name="P4" draw:layer="layout" svg:width="0.7cm" svg:height="0.7cm" svg:x="9.9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9.6cm" svg:y="8.7cm">
          <draw:text-box>
            <text:p><text:span text:style-name="T2">400</text:span></text:p>
          </draw:text-box>
        </draw:frame>
        <draw:connector draw:style-name="gr3" draw:text-style-name="P2" draw:layer="layout" draw:type="line" svg:x1="11.35cm" svg:y1="6.4cm" svg:x2="12.65cm" svg:y2="8.1cm" svg:d="M11350 6400l1300 1700" svg:viewBox="0 0 1301 1701">
          <text:p/>
        </draw:connector>
        <draw:custom-shape draw:style-name="gr15" draw:text-style-name="P10" draw:layer="layout" svg:width="0.7cm" svg:height="0.7cm" svg:x="12.3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2cm" svg:y="8.9cm">
          <draw:text-box>
            <text:p><text:span text:style-name="T2">375</text:span></text:p>
          </draw:text-box>
        </draw:frame>
        <draw:connector draw:style-name="gr3" draw:text-style-name="P2" draw:layer="layout" draw:type="line" svg:x1="17.35cm" svg:y1="3.5cm" svg:x2="10.85cm" svg:y2="2.3cm" svg:d="M17350 3500l-6500-1200" svg:viewBox="0 0 6501 1201">
          <text:p/>
        </draw:connector>
        <draw:custom-shape draw:style-name="gr12" draw:text-style-name="P4" draw:layer="layout" svg:width="0.7cm" svg:height="0.7cm" svg:x="17.00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7.35cm" svg:y1="4.2cm" svg:x2="15.45cm" svg:y2="4.7cm" svg:d="M17350 4200l-1900 500" svg:viewBox="0 0 1901 501">
          <text:p/>
        </draw:connector>
        <draw:custom-shape draw:style-name="gr12" draw:text-style-name="P4" draw:layer="layout" svg:width="0.7cm" svg:height="0.7cm" svg:x="15.101cm" svg:y="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5.6cm" svg:y="4.7cm">
          <draw:text-box>
            <text:p><text:span text:style-name="T2">289</text:span></text:p>
          </draw:text-box>
        </draw:frame>
        <draw:frame draw:style-name="gr13" draw:text-style-name="P5" draw:layer="layout" svg:width="2.3cm" svg:height="1cm" svg:x="17.6cm" svg:y="3.5cm">
          <draw:text-box>
            <text:p><text:span text:style-name="T2">248</text:span></text:p>
          </draw:text-box>
        </draw:frame>
        <draw:connector draw:style-name="gr3" draw:text-style-name="P2" draw:layer="layout" draw:type="line" svg:x1="15.45cm" svg:y1="5.4cm" svg:x2="13.45cm" svg:y2="7.1cm" svg:d="M15450 5400l-2000 1700" svg:viewBox="0 0 2001 1701">
          <text:p/>
        </draw:connector>
        <draw:custom-shape draw:style-name="gr12" draw:text-style-name="P4" draw:layer="layout" svg:width="0.7cm" svg:height="0.7cm" svg:x="13.101cm" svg:y="7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4cm" svg:height="1cm" svg:x="12.7cm" svg:y="7.8cm">
          <draw:text-box>
            <text:p><text:span text:style-name="T2">380</text:span></text:p>
          </draw:text-box>
        </draw:frame>
        <draw:connector draw:style-name="gr3" draw:text-style-name="P2" draw:layer="layout" draw:type="line" svg:x1="15.45cm" svg:y1="5.4cm" svg:x2="15.25cm" svg:y2="7.1cm" svg:d="M15450 5400l-200 1700" svg:viewBox="0 0 201 1701">
          <text:p/>
        </draw:connector>
        <draw:custom-shape draw:style-name="gr12" draw:text-style-name="P4" draw:layer="layout" svg:width="0.7cm" svg:height="0.7cm" svg:x="14.901cm" svg:y="7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4.7cm" svg:y="7.8cm">
          <draw:text-box>
            <text:p><text:span text:style-name="T2">395</text:span></text:p>
          </draw:text-box>
        </draw:frame>
        <draw:connector draw:style-name="gr3" draw:text-style-name="P2" draw:layer="layout" draw:type="line" svg:x1="15.45cm" svg:y1="5.4cm" svg:x2="17.75cm" svg:y2="7.1cm" svg:d="M15450 5400l2300 1700" svg:viewBox="0 0 2301 1701">
          <text:p/>
        </draw:connector>
        <draw:custom-shape draw:style-name="gr12" draw:text-style-name="P4" draw:layer="layout" svg:width="0.7cm" svg:height="0.7cm" svg:x="17.401cm" svg:y="7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8cm" svg:y="7.1cm">
          <draw:text-box>
            <text:p><text:span text:style-name="T2">280</text:span></text:p>
          </draw:text-box>
        </draw:frame>
      </draw:page>
      <draw:page draw:name="page40" draw:style-name="dp1" draw:master-page-name="Padrão">
        <draw:custom-shape draw:style-name="gr12" draw:text-style-name="P4" draw:layer="layout" svg:width="0.7cm" svg:height="0.7cm" svg:x="10.501cm" svg:y="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1.2cm" svg:y="1.6cm">
          <draw:text-box>
            <text:p><text:span text:style-name="T2">232</text:span></text:p>
          </draw:text-box>
        </draw:frame>
        <draw:connector draw:style-name="gr3" draw:text-style-name="P2" draw:layer="layout" draw:type="line" svg:x1="10.85cm" svg:y1="2.3cm" svg:x2="6.798cm" svg:y2="4.002cm" svg:d="M10850 2300l-4052 1702" svg:viewBox="0 0 4053 1703">
          <text:p/>
        </draw:connector>
        <draw:frame draw:style-name="gr13" draw:text-style-name="P5" draw:layer="layout" svg:width="2.3cm" svg:height="1cm" svg:x="6.9cm" svg:y="3.9cm">
          <draw:text-box>
            <text:p><text:span text:style-name="T2">310</text:span></text:p>
          </draw:text-box>
        </draw:frame>
        <draw:custom-shape draw:style-name="gr12" draw:text-style-name="P4" draw:layer="layout" svg:width="0.7cm" svg:height="0.7cm" svg:x="6.2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6.302cm" svg:y1="4.498cm" svg:x2="4.35cm" svg:y2="5.9cm" svg:d="M6302 4498l-1952 1402" svg:viewBox="0 0 1953 1403">
          <text:p/>
        </draw:connector>
        <draw:custom-shape draw:style-name="gr12" draw:text-style-name="P4" draw:layer="layout" svg:width="0.7cm" svg:height="0.7cm" svg:x="4.001cm" svg:y="5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1.4cm" svg:height="1cm" svg:x="4.7cm" svg:y="6cm">
          <draw:text-box>
            <text:p><text:span text:style-name="T2">340</text:span></text:p>
          </draw:text-box>
        </draw:frame>
        <draw:connector draw:style-name="gr3" draw:text-style-name="P2" draw:layer="layout" draw:type="line" svg:x1="4.35cm" svg:y1="6.6cm" svg:x2="4.15cm" svg:y2="8.1cm" svg:d="M4350 6600l-200 1500" svg:viewBox="0 0 201 1501">
          <text:p/>
        </draw:connector>
        <draw:frame draw:style-name="gr13" draw:text-style-name="P5" draw:layer="layout" svg:width="2.3cm" svg:height="1cm" svg:x="4.3cm" svg:y="8.1cm">
          <draw:text-box>
            <text:p><text:span text:style-name="T2">380</text:span></text:p>
          </draw:text-box>
        </draw:frame>
        <draw:custom-shape draw:style-name="gr15" draw:text-style-name="P10" draw:layer="layout" svg:width="0.7cm" svg:height="0.7cm" svg:x="3.8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0.85cm" svg:y1="2.3cm" svg:x2="10.05cm" svg:y2="3.8cm" svg:d="M10850 2300l-800 1500" svg:viewBox="0 0 801 1501">
          <text:p/>
        </draw:connector>
        <draw:custom-shape draw:style-name="gr12" draw:text-style-name="P4" draw:layer="layout" svg:width="0.7cm" svg:height="0.7cm" svg:x="9.70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0.3cm" svg:y="3.9cm">
          <draw:text-box>
            <text:p><text:span text:style-name="T2">340</text:span></text:p>
          </draw:text-box>
        </draw:frame>
        <draw:connector draw:style-name="gr3" draw:text-style-name="P2" draw:layer="layout" draw:type="line" svg:x1="10.05cm" svg:y1="4.5cm" svg:x2="8.25cm" svg:y2="6cm" svg:d="M10050 4500l-1800 1500" svg:viewBox="0 0 1801 1501">
          <text:p/>
        </draw:connector>
        <draw:custom-shape draw:style-name="gr12" draw:text-style-name="P4" draw:layer="layout" svg:width="0.7cm" svg:height="0.7cm" svg:x="7.9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8.4cm" svg:y="6cm">
          <draw:text-box>
            <text:p><text:span text:style-name="T2">374</text:span></text:p>
          </draw:text-box>
        </draw:frame>
        <draw:connector draw:style-name="gr3" draw:text-style-name="P2" draw:layer="layout" draw:type="line" svg:x1="8.25cm" svg:y1="6.7cm" svg:x2="6.25cm" svg:y2="8.1cm" svg:d="M8250 6700l-2000 1400" svg:viewBox="0 0 2001 1401">
          <text:p/>
        </draw:connector>
        <draw:custom-shape draw:style-name="gr12" draw:text-style-name="P4" draw:layer="layout" svg:width="0.7cm" svg:height="0.7cm" svg:x="5.9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5.7cm" svg:y="8.7cm">
          <draw:text-box>
            <text:p><text:span text:style-name="T2">390</text:span></text:p>
          </draw:text-box>
        </draw:frame>
        <draw:connector draw:style-name="gr3" draw:text-style-name="P2" draw:layer="layout" draw:type="line" svg:x1="8.25cm" svg:y1="6.7cm" svg:x2="8.75cm" svg:y2="8.1cm" svg:d="M8250 6700l500 1400" svg:viewBox="0 0 501 1401">
          <text:p/>
        </draw:connector>
        <draw:custom-shape draw:style-name="gr12" draw:text-style-name="P4" draw:layer="layout" svg:width="0.7cm" svg:height="0.7cm" svg:x="8.4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8.2cm" svg:y="8.8cm">
          <draw:text-box>
            <text:p><text:span text:style-name="T2">395</text:span></text:p>
          </draw:text-box>
        </draw:frame>
        <draw:connector draw:style-name="gr3" draw:text-style-name="P2" draw:layer="layout" draw:type="line" svg:x1="11.35cm" svg:y1="5.7cm" svg:x2="10.05cm" svg:y2="4.5cm" svg:d="M11350 5700l-1300-1200" svg:viewBox="0 0 1301 1201">
          <text:p/>
        </draw:connector>
        <draw:custom-shape draw:style-name="gr12" draw:text-style-name="P4" draw:layer="layout" svg:width="0.7cm" svg:height="0.7cm" svg:x="11.001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1.6cm" svg:y="5.8cm">
          <draw:text-box>
            <text:p><text:span text:style-name="T2">351</text:span></text:p>
          </draw:text-box>
        </draw:frame>
        <draw:connector draw:style-name="gr3" draw:text-style-name="P2" draw:layer="layout" draw:type="line" svg:x1="11.35cm" svg:y1="6.4cm" svg:x2="10.25cm" svg:y2="8.1cm" svg:d="M11350 6400l-1100 1700" svg:viewBox="0 0 1101 1701">
          <text:p/>
        </draw:connector>
        <draw:custom-shape draw:style-name="gr12" draw:text-style-name="P4" draw:layer="layout" svg:width="0.7cm" svg:height="0.7cm" svg:x="9.9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9.6cm" svg:y="8.7cm">
          <draw:text-box>
            <text:p><text:span text:style-name="T2">400</text:span></text:p>
          </draw:text-box>
        </draw:frame>
        <draw:connector draw:style-name="gr3" draw:text-style-name="P2" draw:layer="layout" draw:type="line" svg:x1="11.35cm" svg:y1="6.4cm" svg:x2="12.65cm" svg:y2="8.1cm" svg:d="M11350 6400l1300 1700" svg:viewBox="0 0 1301 1701">
          <text:p/>
        </draw:connector>
        <draw:custom-shape draw:style-name="gr15" draw:text-style-name="P10" draw:layer="layout" svg:width="0.7cm" svg:height="0.7cm" svg:x="12.3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2cm" svg:y="8.9cm">
          <draw:text-box>
            <text:p><text:span text:style-name="T2">375</text:span></text:p>
          </draw:text-box>
        </draw:frame>
        <draw:connector draw:style-name="gr3" draw:text-style-name="P2" draw:layer="layout" draw:type="line" svg:x1="17.35cm" svg:y1="3.5cm" svg:x2="10.85cm" svg:y2="2.3cm" svg:d="M17350 3500l-6500-1200" svg:viewBox="0 0 6501 1201">
          <text:p/>
        </draw:connector>
        <draw:custom-shape draw:style-name="gr12" draw:text-style-name="P4" draw:layer="layout" svg:width="0.7cm" svg:height="0.7cm" svg:x="17.00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7.35cm" svg:y1="4.2cm" svg:x2="15.45cm" svg:y2="4.7cm" svg:d="M17350 4200l-1900 500" svg:viewBox="0 0 1901 501">
          <text:p/>
        </draw:connector>
        <draw:custom-shape draw:style-name="gr12" draw:text-style-name="P4" draw:layer="layout" svg:width="0.7cm" svg:height="0.7cm" svg:x="15.101cm" svg:y="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5.6cm" svg:y="4.7cm">
          <draw:text-box>
            <text:p><text:span text:style-name="T2">289</text:span></text:p>
          </draw:text-box>
        </draw:frame>
        <draw:frame draw:style-name="gr13" draw:text-style-name="P5" draw:layer="layout" svg:width="2.3cm" svg:height="1cm" svg:x="17.6cm" svg:y="3.5cm">
          <draw:text-box>
            <text:p><text:span text:style-name="T2">248</text:span></text:p>
          </draw:text-box>
        </draw:frame>
        <draw:connector draw:style-name="gr3" draw:text-style-name="P2" draw:layer="layout" draw:type="line" svg:x1="15.45cm" svg:y1="5.4cm" svg:x2="13.45cm" svg:y2="7.1cm" svg:d="M15450 5400l-2000 1700" svg:viewBox="0 0 2001 1701">
          <text:p/>
        </draw:connector>
        <draw:custom-shape draw:style-name="gr12" draw:text-style-name="P4" draw:layer="layout" svg:width="0.7cm" svg:height="0.7cm" svg:x="13.101cm" svg:y="7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4cm" svg:height="1cm" svg:x="12.7cm" svg:y="7.8cm">
          <draw:text-box>
            <text:p><text:span text:style-name="T2">380</text:span></text:p>
          </draw:text-box>
        </draw:frame>
        <draw:connector draw:style-name="gr3" draw:text-style-name="P2" draw:layer="layout" draw:type="line" svg:x1="15.45cm" svg:y1="5.4cm" svg:x2="15.25cm" svg:y2="7.1cm" svg:d="M15450 5400l-200 1700" svg:viewBox="0 0 201 1701">
          <text:p/>
        </draw:connector>
        <draw:custom-shape draw:style-name="gr12" draw:text-style-name="P4" draw:layer="layout" svg:width="0.7cm" svg:height="0.7cm" svg:x="14.901cm" svg:y="7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4.7cm" svg:y="7.8cm">
          <draw:text-box>
            <text:p><text:span text:style-name="T2">395</text:span></text:p>
          </draw:text-box>
        </draw:frame>
        <draw:connector draw:style-name="gr3" draw:text-style-name="P2" draw:layer="layout" draw:type="line" svg:x1="15.45cm" svg:y1="5.4cm" svg:x2="17.75cm" svg:y2="7.1cm" svg:d="M15450 5400l2300 1700" svg:viewBox="0 0 2301 1701">
          <text:p/>
        </draw:connector>
        <draw:custom-shape draw:style-name="gr12" draw:text-style-name="P4" draw:layer="layout" svg:width="0.7cm" svg:height="0.7cm" svg:x="17.401cm" svg:y="7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8cm" svg:y="7.1cm">
          <draw:text-box>
            <text:p><text:span text:style-name="T2">280</text:span></text:p>
          </draw:text-box>
        </draw:frame>
        <draw:connector draw:style-name="gr3" draw:text-style-name="P2" draw:layer="layout" draw:type="line" svg:x1="17.75cm" svg:y1="7.8cm" svg:x2="15.65cm" svg:y2="9.9cm" svg:d="M17750 7800l-2100 2100" svg:viewBox="0 0 2101 2101">
          <text:p/>
        </draw:connector>
        <draw:custom-shape draw:style-name="gr12" draw:text-style-name="P4" draw:layer="layout" svg:width="0.7cm" svg:height="0.7cm" svg:x="15.301cm" svg:y="9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5cm" svg:y="10.7cm">
          <draw:text-box>
            <text:p><text:span text:style-name="T2">500</text:span></text:p>
          </draw:text-box>
        </draw:frame>
      </draw:page>
      <draw:page draw:name="page41" draw:style-name="dp1" draw:master-page-name="Padrão">
        <draw:custom-shape draw:style-name="gr12" draw:text-style-name="P4" draw:layer="layout" svg:width="0.7cm" svg:height="0.7cm" svg:x="10.501cm" svg:y="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1.2cm" svg:y="1.6cm">
          <draw:text-box>
            <text:p><text:span text:style-name="T2">232</text:span></text:p>
          </draw:text-box>
        </draw:frame>
        <draw:connector draw:style-name="gr3" draw:text-style-name="P2" draw:layer="layout" draw:type="line" svg:x1="10.85cm" svg:y1="2.3cm" svg:x2="6.798cm" svg:y2="4.002cm" svg:d="M10850 2300l-4052 1702" svg:viewBox="0 0 4053 1703">
          <text:p/>
        </draw:connector>
        <draw:frame draw:style-name="gr13" draw:text-style-name="P5" draw:layer="layout" svg:width="2.3cm" svg:height="1cm" svg:x="6.9cm" svg:y="3.9cm">
          <draw:text-box>
            <text:p><text:span text:style-name="T2">310</text:span></text:p>
          </draw:text-box>
        </draw:frame>
        <draw:custom-shape draw:style-name="gr12" draw:text-style-name="P4" draw:layer="layout" svg:width="0.7cm" svg:height="0.7cm" svg:x="6.2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6.302cm" svg:y1="4.498cm" svg:x2="4.35cm" svg:y2="5.9cm" svg:d="M6302 4498l-1952 1402" svg:viewBox="0 0 1953 1403">
          <text:p/>
        </draw:connector>
        <draw:custom-shape draw:style-name="gr12" draw:text-style-name="P4" draw:layer="layout" svg:width="0.7cm" svg:height="0.7cm" svg:x="4.001cm" svg:y="5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1.4cm" svg:height="1cm" svg:x="4.7cm" svg:y="6cm">
          <draw:text-box>
            <text:p><text:span text:style-name="T2">340</text:span></text:p>
          </draw:text-box>
        </draw:frame>
        <draw:connector draw:style-name="gr3" draw:text-style-name="P2" draw:layer="layout" draw:type="line" svg:x1="4.35cm" svg:y1="6.6cm" svg:x2="4.15cm" svg:y2="8.1cm" svg:d="M4350 6600l-200 1500" svg:viewBox="0 0 201 1501">
          <text:p/>
        </draw:connector>
        <draw:frame draw:style-name="gr13" draw:text-style-name="P5" draw:layer="layout" svg:width="2.3cm" svg:height="1cm" svg:x="4.3cm" svg:y="8.1cm">
          <draw:text-box>
            <text:p><text:span text:style-name="T2">380</text:span></text:p>
          </draw:text-box>
        </draw:frame>
        <draw:custom-shape draw:style-name="gr15" draw:text-style-name="P10" draw:layer="layout" svg:width="0.7cm" svg:height="0.7cm" svg:x="3.8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0.85cm" svg:y1="2.3cm" svg:x2="10.05cm" svg:y2="3.8cm" svg:d="M10850 2300l-800 1500" svg:viewBox="0 0 801 1501">
          <text:p/>
        </draw:connector>
        <draw:custom-shape draw:style-name="gr12" draw:text-style-name="P4" draw:layer="layout" svg:width="0.7cm" svg:height="0.7cm" svg:x="9.70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0.3cm" svg:y="3.9cm">
          <draw:text-box>
            <text:p><text:span text:style-name="T2">340</text:span></text:p>
          </draw:text-box>
        </draw:frame>
        <draw:connector draw:style-name="gr3" draw:text-style-name="P2" draw:layer="layout" draw:type="line" svg:x1="10.05cm" svg:y1="4.5cm" svg:x2="8.25cm" svg:y2="6cm" svg:d="M10050 4500l-1800 1500" svg:viewBox="0 0 1801 1501">
          <text:p/>
        </draw:connector>
        <draw:custom-shape draw:style-name="gr12" draw:text-style-name="P4" draw:layer="layout" svg:width="0.7cm" svg:height="0.7cm" svg:x="7.9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8.4cm" svg:y="6cm">
          <draw:text-box>
            <text:p><text:span text:style-name="T2">374</text:span></text:p>
          </draw:text-box>
        </draw:frame>
        <draw:connector draw:style-name="gr3" draw:text-style-name="P2" draw:layer="layout" draw:type="line" svg:x1="8.25cm" svg:y1="6.7cm" svg:x2="6.25cm" svg:y2="8.1cm" svg:d="M8250 6700l-2000 1400" svg:viewBox="0 0 2001 1401">
          <text:p/>
        </draw:connector>
        <draw:custom-shape draw:style-name="gr12" draw:text-style-name="P4" draw:layer="layout" svg:width="0.7cm" svg:height="0.7cm" svg:x="5.9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5.7cm" svg:y="8.7cm">
          <draw:text-box>
            <text:p><text:span text:style-name="T2">390</text:span></text:p>
          </draw:text-box>
        </draw:frame>
        <draw:connector draw:style-name="gr3" draw:text-style-name="P2" draw:layer="layout" draw:type="line" svg:x1="8.25cm" svg:y1="6.7cm" svg:x2="8.75cm" svg:y2="8.1cm" svg:d="M8250 6700l500 1400" svg:viewBox="0 0 501 1401">
          <text:p/>
        </draw:connector>
        <draw:custom-shape draw:style-name="gr12" draw:text-style-name="P4" draw:layer="layout" svg:width="0.7cm" svg:height="0.7cm" svg:x="8.4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8.2cm" svg:y="8.8cm">
          <draw:text-box>
            <text:p><text:span text:style-name="T2">395</text:span></text:p>
          </draw:text-box>
        </draw:frame>
        <draw:connector draw:style-name="gr3" draw:text-style-name="P2" draw:layer="layout" draw:type="line" svg:x1="11.35cm" svg:y1="5.7cm" svg:x2="10.05cm" svg:y2="4.5cm" svg:d="M11350 5700l-1300-1200" svg:viewBox="0 0 1301 1201">
          <text:p/>
        </draw:connector>
        <draw:custom-shape draw:style-name="gr12" draw:text-style-name="P4" draw:layer="layout" svg:width="0.7cm" svg:height="0.7cm" svg:x="11.001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1.6cm" svg:y="5.8cm">
          <draw:text-box>
            <text:p><text:span text:style-name="T2">351</text:span></text:p>
          </draw:text-box>
        </draw:frame>
        <draw:connector draw:style-name="gr3" draw:text-style-name="P2" draw:layer="layout" draw:type="line" svg:x1="11.35cm" svg:y1="6.4cm" svg:x2="10.25cm" svg:y2="8.1cm" svg:d="M11350 6400l-1100 1700" svg:viewBox="0 0 1101 1701">
          <text:p/>
        </draw:connector>
        <draw:custom-shape draw:style-name="gr12" draw:text-style-name="P4" draw:layer="layout" svg:width="0.7cm" svg:height="0.7cm" svg:x="9.9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9.6cm" svg:y="8.7cm">
          <draw:text-box>
            <text:p><text:span text:style-name="T2">400</text:span></text:p>
          </draw:text-box>
        </draw:frame>
        <draw:connector draw:style-name="gr3" draw:text-style-name="P2" draw:layer="layout" draw:type="line" svg:x1="11.35cm" svg:y1="6.4cm" svg:x2="12.65cm" svg:y2="8.1cm" svg:d="M11350 6400l1300 1700" svg:viewBox="0 0 1301 1701">
          <text:p/>
        </draw:connector>
        <draw:custom-shape draw:style-name="gr15" draw:text-style-name="P10" draw:layer="layout" svg:width="0.7cm" svg:height="0.7cm" svg:x="12.3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2cm" svg:y="8.9cm">
          <draw:text-box>
            <text:p><text:span text:style-name="T2">375</text:span></text:p>
          </draw:text-box>
        </draw:frame>
        <draw:connector draw:style-name="gr3" draw:text-style-name="P2" draw:layer="layout" draw:type="line" svg:x1="17.35cm" svg:y1="3.5cm" svg:x2="10.85cm" svg:y2="2.3cm" svg:d="M17350 3500l-6500-1200" svg:viewBox="0 0 6501 1201">
          <text:p/>
        </draw:connector>
        <draw:custom-shape draw:style-name="gr12" draw:text-style-name="P4" draw:layer="layout" svg:width="0.7cm" svg:height="0.7cm" svg:x="17.00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7.35cm" svg:y1="4.2cm" svg:x2="15.45cm" svg:y2="4.7cm" svg:d="M17350 4200l-1900 500" svg:viewBox="0 0 1901 501">
          <text:p/>
        </draw:connector>
        <draw:custom-shape draw:style-name="gr12" draw:text-style-name="P4" draw:layer="layout" svg:width="0.7cm" svg:height="0.7cm" svg:x="15.101cm" svg:y="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5.6cm" svg:y="4.7cm">
          <draw:text-box>
            <text:p><text:span text:style-name="T2">289</text:span></text:p>
          </draw:text-box>
        </draw:frame>
        <draw:frame draw:style-name="gr13" draw:text-style-name="P5" draw:layer="layout" svg:width="2.3cm" svg:height="1cm" svg:x="17.6cm" svg:y="3.5cm">
          <draw:text-box>
            <text:p><text:span text:style-name="T2">248</text:span></text:p>
          </draw:text-box>
        </draw:frame>
        <draw:connector draw:style-name="gr3" draw:text-style-name="P2" draw:layer="layout" draw:type="line" svg:x1="15.45cm" svg:y1="5.4cm" svg:x2="13.45cm" svg:y2="7.1cm" svg:d="M15450 5400l-2000 1700" svg:viewBox="0 0 2001 1701">
          <text:p/>
        </draw:connector>
        <draw:custom-shape draw:style-name="gr12" draw:text-style-name="P4" draw:layer="layout" svg:width="0.7cm" svg:height="0.7cm" svg:x="13.101cm" svg:y="7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4cm" svg:height="1cm" svg:x="12.7cm" svg:y="7.8cm">
          <draw:text-box>
            <text:p><text:span text:style-name="T2">380</text:span></text:p>
          </draw:text-box>
        </draw:frame>
        <draw:connector draw:style-name="gr3" draw:text-style-name="P2" draw:layer="layout" draw:type="line" svg:x1="15.45cm" svg:y1="5.4cm" svg:x2="15.25cm" svg:y2="7.1cm" svg:d="M15450 5400l-200 1700" svg:viewBox="0 0 201 1701">
          <text:p/>
        </draw:connector>
        <draw:custom-shape draw:style-name="gr12" draw:text-style-name="P4" draw:layer="layout" svg:width="0.7cm" svg:height="0.7cm" svg:x="14.901cm" svg:y="7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4.7cm" svg:y="7.8cm">
          <draw:text-box>
            <text:p><text:span text:style-name="T2">395</text:span></text:p>
          </draw:text-box>
        </draw:frame>
        <draw:connector draw:style-name="gr3" draw:text-style-name="P2" draw:layer="layout" draw:type="line" svg:x1="15.45cm" svg:y1="5.4cm" svg:x2="17.75cm" svg:y2="7.1cm" svg:d="M15450 5400l2300 1700" svg:viewBox="0 0 2301 1701">
          <text:p/>
        </draw:connector>
        <draw:custom-shape draw:style-name="gr12" draw:text-style-name="P4" draw:layer="layout" svg:width="0.7cm" svg:height="0.7cm" svg:x="17.401cm" svg:y="7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8cm" svg:y="7.1cm">
          <draw:text-box>
            <text:p><text:span text:style-name="T2">280</text:span></text:p>
          </draw:text-box>
        </draw:frame>
        <draw:connector draw:style-name="gr3" draw:text-style-name="P2" draw:layer="layout" draw:type="line" svg:x1="17.75cm" svg:y1="7.8cm" svg:x2="15.65cm" svg:y2="9.9cm" svg:d="M17750 7800l-2100 2100" svg:viewBox="0 0 2101 2101">
          <text:p/>
        </draw:connector>
        <draw:custom-shape draw:style-name="gr12" draw:text-style-name="P4" draw:layer="layout" svg:width="0.7cm" svg:height="0.7cm" svg:x="15.301cm" svg:y="9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5cm" svg:y="10.7cm">
          <draw:text-box>
            <text:p><text:span text:style-name="T2">500</text:span></text:p>
          </draw:text-box>
        </draw:frame>
        <draw:connector draw:style-name="gr3" draw:text-style-name="P2" draw:layer="layout" draw:type="line" svg:x1="17.75cm" svg:y1="7.8cm" svg:x2="17.75cm" svg:y2="9.9cm" svg:d="M17750 7800v2100" svg:viewBox="0 0 1 2101">
          <text:p/>
        </draw:connector>
        <draw:custom-shape draw:style-name="gr12" draw:text-style-name="P4" draw:layer="layout" svg:width="0.7cm" svg:height="0.7cm" svg:x="17.401cm" svg:y="9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7.2cm" svg:y="10.6cm">
          <draw:text-box>
            <text:p><text:span text:style-name="T2">440</text:span></text:p>
          </draw:text-box>
        </draw:frame>
      </draw:page>
      <draw:page draw:name="page42" draw:style-name="dp1" draw:master-page-name="Padrão">
        <draw:custom-shape draw:style-name="gr12" draw:text-style-name="P4" draw:layer="layout" svg:width="0.7cm" svg:height="0.7cm" svg:x="10.501cm" svg:y="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1.2cm" svg:y="1.6cm">
          <draw:text-box>
            <text:p><text:span text:style-name="T2">232</text:span></text:p>
          </draw:text-box>
        </draw:frame>
        <draw:connector draw:style-name="gr3" draw:text-style-name="P2" draw:layer="layout" draw:type="line" svg:x1="10.85cm" svg:y1="2.3cm" svg:x2="6.798cm" svg:y2="4.002cm" svg:d="M10850 2300l-4052 1702" svg:viewBox="0 0 4053 1703">
          <text:p/>
        </draw:connector>
        <draw:frame draw:style-name="gr13" draw:text-style-name="P5" draw:layer="layout" svg:width="2.3cm" svg:height="1cm" svg:x="6.9cm" svg:y="3.9cm">
          <draw:text-box>
            <text:p><text:span text:style-name="T2">310</text:span></text:p>
          </draw:text-box>
        </draw:frame>
        <draw:custom-shape draw:style-name="gr12" draw:text-style-name="P4" draw:layer="layout" svg:width="0.7cm" svg:height="0.7cm" svg:x="6.2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6.302cm" svg:y1="4.498cm" svg:x2="4.35cm" svg:y2="5.9cm" svg:d="M6302 4498l-1952 1402" svg:viewBox="0 0 1953 1403">
          <text:p/>
        </draw:connector>
        <draw:custom-shape draw:style-name="gr12" draw:text-style-name="P4" draw:layer="layout" svg:width="0.7cm" svg:height="0.7cm" svg:x="4.001cm" svg:y="5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1.4cm" svg:height="1cm" svg:x="4.7cm" svg:y="6cm">
          <draw:text-box>
            <text:p><text:span text:style-name="T2">340</text:span></text:p>
          </draw:text-box>
        </draw:frame>
        <draw:connector draw:style-name="gr3" draw:text-style-name="P2" draw:layer="layout" draw:type="line" svg:x1="4.35cm" svg:y1="6.6cm" svg:x2="4.15cm" svg:y2="8.1cm" svg:d="M4350 6600l-200 1500" svg:viewBox="0 0 201 1501">
          <text:p/>
        </draw:connector>
        <draw:frame draw:style-name="gr13" draw:text-style-name="P5" draw:layer="layout" svg:width="2.3cm" svg:height="1cm" svg:x="4.3cm" svg:y="8.1cm">
          <draw:text-box>
            <text:p><text:span text:style-name="T2">380</text:span></text:p>
          </draw:text-box>
        </draw:frame>
        <draw:custom-shape draw:style-name="gr15" draw:text-style-name="P10" draw:layer="layout" svg:width="0.7cm" svg:height="0.7cm" svg:x="3.8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0.85cm" svg:y1="2.3cm" svg:x2="10.05cm" svg:y2="3.8cm" svg:d="M10850 2300l-800 1500" svg:viewBox="0 0 801 1501">
          <text:p/>
        </draw:connector>
        <draw:custom-shape draw:style-name="gr12" draw:text-style-name="P4" draw:layer="layout" svg:width="0.7cm" svg:height="0.7cm" svg:x="9.70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0.3cm" svg:y="3.9cm">
          <draw:text-box>
            <text:p><text:span text:style-name="T2">340</text:span></text:p>
          </draw:text-box>
        </draw:frame>
        <draw:connector draw:style-name="gr3" draw:text-style-name="P2" draw:layer="layout" draw:type="line" svg:x1="10.05cm" svg:y1="4.5cm" svg:x2="8.25cm" svg:y2="6cm" svg:d="M10050 4500l-1800 1500" svg:viewBox="0 0 1801 1501">
          <text:p/>
        </draw:connector>
        <draw:custom-shape draw:style-name="gr12" draw:text-style-name="P4" draw:layer="layout" svg:width="0.7cm" svg:height="0.7cm" svg:x="7.9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8.4cm" svg:y="6cm">
          <draw:text-box>
            <text:p><text:span text:style-name="T2">374</text:span></text:p>
          </draw:text-box>
        </draw:frame>
        <draw:connector draw:style-name="gr3" draw:text-style-name="P2" draw:layer="layout" draw:type="line" svg:x1="8.25cm" svg:y1="6.7cm" svg:x2="6.25cm" svg:y2="8.1cm" svg:d="M8250 6700l-2000 1400" svg:viewBox="0 0 2001 1401">
          <text:p/>
        </draw:connector>
        <draw:custom-shape draw:style-name="gr12" draw:text-style-name="P4" draw:layer="layout" svg:width="0.7cm" svg:height="0.7cm" svg:x="5.9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5.7cm" svg:y="8.7cm">
          <draw:text-box>
            <text:p><text:span text:style-name="T2">390</text:span></text:p>
          </draw:text-box>
        </draw:frame>
        <draw:connector draw:style-name="gr3" draw:text-style-name="P2" draw:layer="layout" draw:type="line" svg:x1="8.25cm" svg:y1="6.7cm" svg:x2="8.75cm" svg:y2="8.1cm" svg:d="M8250 6700l500 1400" svg:viewBox="0 0 501 1401">
          <text:p/>
        </draw:connector>
        <draw:custom-shape draw:style-name="gr12" draw:text-style-name="P4" draw:layer="layout" svg:width="0.7cm" svg:height="0.7cm" svg:x="8.4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8.2cm" svg:y="8.8cm">
          <draw:text-box>
            <text:p><text:span text:style-name="T2">395</text:span></text:p>
          </draw:text-box>
        </draw:frame>
        <draw:connector draw:style-name="gr3" draw:text-style-name="P2" draw:layer="layout" draw:type="line" svg:x1="11.35cm" svg:y1="5.7cm" svg:x2="10.05cm" svg:y2="4.5cm" svg:d="M11350 5700l-1300-1200" svg:viewBox="0 0 1301 1201">
          <text:p/>
        </draw:connector>
        <draw:custom-shape draw:style-name="gr12" draw:text-style-name="P4" draw:layer="layout" svg:width="0.7cm" svg:height="0.7cm" svg:x="11.001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1.6cm" svg:y="5.8cm">
          <draw:text-box>
            <text:p><text:span text:style-name="T2">351</text:span></text:p>
          </draw:text-box>
        </draw:frame>
        <draw:connector draw:style-name="gr3" draw:text-style-name="P2" draw:layer="layout" draw:type="line" svg:x1="11.35cm" svg:y1="6.4cm" svg:x2="10.25cm" svg:y2="8.1cm" svg:d="M11350 6400l-1100 1700" svg:viewBox="0 0 1101 1701">
          <text:p/>
        </draw:connector>
        <draw:custom-shape draw:style-name="gr12" draw:text-style-name="P4" draw:layer="layout" svg:width="0.7cm" svg:height="0.7cm" svg:x="9.9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9.6cm" svg:y="8.7cm">
          <draw:text-box>
            <text:p><text:span text:style-name="T2">400</text:span></text:p>
          </draw:text-box>
        </draw:frame>
        <draw:connector draw:style-name="gr3" draw:text-style-name="P2" draw:layer="layout" draw:type="line" svg:x1="11.35cm" svg:y1="6.4cm" svg:x2="12.65cm" svg:y2="8.1cm" svg:d="M11350 6400l1300 1700" svg:viewBox="0 0 1301 1701">
          <text:p/>
        </draw:connector>
        <draw:custom-shape draw:style-name="gr15" draw:text-style-name="P10" draw:layer="layout" svg:width="0.7cm" svg:height="0.7cm" svg:x="12.3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2cm" svg:y="8.9cm">
          <draw:text-box>
            <text:p><text:span text:style-name="T2">375</text:span></text:p>
          </draw:text-box>
        </draw:frame>
        <draw:connector draw:style-name="gr3" draw:text-style-name="P2" draw:layer="layout" draw:type="line" svg:x1="17.35cm" svg:y1="3.5cm" svg:x2="10.85cm" svg:y2="2.3cm" svg:d="M17350 3500l-6500-1200" svg:viewBox="0 0 6501 1201">
          <text:p/>
        </draw:connector>
        <draw:custom-shape draw:style-name="gr12" draw:text-style-name="P4" draw:layer="layout" svg:width="0.7cm" svg:height="0.7cm" svg:x="17.00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7.35cm" svg:y1="4.2cm" svg:x2="15.45cm" svg:y2="4.7cm" svg:d="M17350 4200l-1900 500" svg:viewBox="0 0 1901 501">
          <text:p/>
        </draw:connector>
        <draw:custom-shape draw:style-name="gr12" draw:text-style-name="P4" draw:layer="layout" svg:width="0.7cm" svg:height="0.7cm" svg:x="15.101cm" svg:y="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5.6cm" svg:y="4.7cm">
          <draw:text-box>
            <text:p><text:span text:style-name="T2">289</text:span></text:p>
          </draw:text-box>
        </draw:frame>
        <draw:frame draw:style-name="gr13" draw:text-style-name="P5" draw:layer="layout" svg:width="2.3cm" svg:height="1cm" svg:x="17.6cm" svg:y="3.5cm">
          <draw:text-box>
            <text:p><text:span text:style-name="T2">248</text:span></text:p>
          </draw:text-box>
        </draw:frame>
        <draw:connector draw:style-name="gr3" draw:text-style-name="P2" draw:layer="layout" draw:type="line" svg:x1="15.45cm" svg:y1="5.4cm" svg:x2="13.45cm" svg:y2="7.1cm" svg:d="M15450 5400l-2000 1700" svg:viewBox="0 0 2001 1701">
          <text:p/>
        </draw:connector>
        <draw:custom-shape draw:style-name="gr12" draw:text-style-name="P4" draw:layer="layout" svg:width="0.7cm" svg:height="0.7cm" svg:x="13.101cm" svg:y="7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4cm" svg:height="1cm" svg:x="12.7cm" svg:y="7.8cm">
          <draw:text-box>
            <text:p><text:span text:style-name="T2">380</text:span></text:p>
          </draw:text-box>
        </draw:frame>
        <draw:connector draw:style-name="gr3" draw:text-style-name="P2" draw:layer="layout" draw:type="line" svg:x1="15.45cm" svg:y1="5.4cm" svg:x2="15.25cm" svg:y2="7.1cm" svg:d="M15450 5400l-200 1700" svg:viewBox="0 0 201 1701">
          <text:p/>
        </draw:connector>
        <draw:custom-shape draw:style-name="gr12" draw:text-style-name="P4" draw:layer="layout" svg:width="0.7cm" svg:height="0.7cm" svg:x="14.901cm" svg:y="7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4.7cm" svg:y="7.8cm">
          <draw:text-box>
            <text:p><text:span text:style-name="T2">395</text:span></text:p>
          </draw:text-box>
        </draw:frame>
        <draw:connector draw:style-name="gr3" draw:text-style-name="P2" draw:layer="layout" draw:type="line" svg:x1="15.45cm" svg:y1="5.4cm" svg:x2="17.75cm" svg:y2="7.1cm" svg:d="M15450 5400l2300 1700" svg:viewBox="0 0 2301 1701">
          <text:p/>
        </draw:connector>
        <draw:custom-shape draw:style-name="gr12" draw:text-style-name="P4" draw:layer="layout" svg:width="0.7cm" svg:height="0.7cm" svg:x="17.401cm" svg:y="7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8cm" svg:y="7.1cm">
          <draw:text-box>
            <text:p><text:span text:style-name="T2">280</text:span></text:p>
          </draw:text-box>
        </draw:frame>
        <draw:connector draw:style-name="gr3" draw:text-style-name="P2" draw:layer="layout" draw:type="line" svg:x1="17.75cm" svg:y1="7.8cm" svg:x2="15.65cm" svg:y2="9.9cm" svg:d="M17750 7800l-2100 2100" svg:viewBox="0 0 2101 2101">
          <text:p/>
        </draw:connector>
        <draw:custom-shape draw:style-name="gr12" draw:text-style-name="P4" draw:layer="layout" svg:width="0.7cm" svg:height="0.7cm" svg:x="15.301cm" svg:y="9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5cm" svg:y="10.7cm">
          <draw:text-box>
            <text:p><text:span text:style-name="T2">500</text:span></text:p>
          </draw:text-box>
        </draw:frame>
        <draw:connector draw:style-name="gr3" draw:text-style-name="P2" draw:layer="layout" draw:type="line" svg:x1="17.75cm" svg:y1="7.8cm" svg:x2="17.75cm" svg:y2="9.9cm" svg:d="M17750 7800v2100" svg:viewBox="0 0 1 2101">
          <text:p/>
        </draw:connector>
        <draw:custom-shape draw:style-name="gr12" draw:text-style-name="P4" draw:layer="layout" svg:width="0.7cm" svg:height="0.7cm" svg:x="17.401cm" svg:y="9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7.2cm" svg:y="10.6cm">
          <draw:text-box>
            <text:p><text:span text:style-name="T2">440</text:span></text:p>
          </draw:text-box>
        </draw:frame>
        <draw:connector draw:style-name="gr3" draw:text-style-name="P2" draw:layer="layout" draw:type="line" svg:x1="17.75cm" svg:y1="7.8cm" svg:x2="19.55cm" svg:y2="9.8cm" svg:d="M17750 7800l1800 2000" svg:viewBox="0 0 1801 2001">
          <text:p/>
        </draw:connector>
        <draw:custom-shape draw:style-name="gr15" draw:text-style-name="P10" draw:layer="layout" svg:width="0.7cm" svg:height="0.7cm" svg:x="19.201cm" svg:y="9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9cm" svg:y="10.6cm">
          <draw:text-box>
            <text:p><text:span text:style-name="T2">300</text:span></text:p>
          </draw:text-box>
        </draw:frame>
      </draw:page>
      <draw:page draw:name="page43" draw:style-name="dp1" draw:master-page-name="Padrão">
        <draw:custom-shape draw:style-name="gr12" draw:text-style-name="P4" draw:layer="layout" svg:width="0.7cm" svg:height="0.7cm" svg:x="10.501cm" svg:y="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1.2cm" svg:y="1.6cm">
          <draw:text-box>
            <text:p><text:span text:style-name="T2">232</text:span></text:p>
          </draw:text-box>
        </draw:frame>
        <draw:connector draw:style-name="gr3" draw:text-style-name="P2" draw:layer="layout" draw:type="line" svg:x1="10.85cm" svg:y1="2.3cm" svg:x2="6.798cm" svg:y2="4.002cm" svg:d="M10850 2300l-4052 1702" svg:viewBox="0 0 4053 1703">
          <text:p/>
        </draw:connector>
        <draw:frame draw:style-name="gr13" draw:text-style-name="P5" draw:layer="layout" svg:width="2.3cm" svg:height="1cm" svg:x="6.9cm" svg:y="3.9cm">
          <draw:text-box>
            <text:p><text:span text:style-name="T2">310</text:span></text:p>
          </draw:text-box>
        </draw:frame>
        <draw:custom-shape draw:style-name="gr12" draw:text-style-name="P4" draw:layer="layout" svg:width="0.7cm" svg:height="0.7cm" svg:x="6.2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6.302cm" svg:y1="4.498cm" svg:x2="4.35cm" svg:y2="5.9cm" svg:d="M6302 4498l-1952 1402" svg:viewBox="0 0 1953 1403">
          <text:p/>
        </draw:connector>
        <draw:custom-shape draw:style-name="gr12" draw:text-style-name="P4" draw:layer="layout" svg:width="0.7cm" svg:height="0.7cm" svg:x="4.001cm" svg:y="5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1.4cm" svg:height="1cm" svg:x="4.7cm" svg:y="6cm">
          <draw:text-box>
            <text:p><text:span text:style-name="T2">340</text:span></text:p>
          </draw:text-box>
        </draw:frame>
        <draw:connector draw:style-name="gr3" draw:text-style-name="P2" draw:layer="layout" draw:type="line" svg:x1="4.35cm" svg:y1="6.6cm" svg:x2="4.15cm" svg:y2="8.1cm" svg:d="M4350 6600l-200 1500" svg:viewBox="0 0 201 1501">
          <text:p/>
        </draw:connector>
        <draw:frame draw:style-name="gr13" draw:text-style-name="P5" draw:layer="layout" svg:width="2.3cm" svg:height="1cm" svg:x="4.3cm" svg:y="8.1cm">
          <draw:text-box>
            <text:p><text:span text:style-name="T2">380</text:span></text:p>
          </draw:text-box>
        </draw:frame>
        <draw:custom-shape draw:style-name="gr15" draw:text-style-name="P10" draw:layer="layout" svg:width="0.7cm" svg:height="0.7cm" svg:x="3.8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0.85cm" svg:y1="2.3cm" svg:x2="10.05cm" svg:y2="3.8cm" svg:d="M10850 2300l-800 1500" svg:viewBox="0 0 801 1501">
          <text:p/>
        </draw:connector>
        <draw:custom-shape draw:style-name="gr12" draw:text-style-name="P4" draw:layer="layout" svg:width="0.7cm" svg:height="0.7cm" svg:x="9.70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0.3cm" svg:y="3.9cm">
          <draw:text-box>
            <text:p><text:span text:style-name="T2">340</text:span></text:p>
          </draw:text-box>
        </draw:frame>
        <draw:connector draw:style-name="gr3" draw:text-style-name="P2" draw:layer="layout" draw:type="line" svg:x1="10.05cm" svg:y1="4.5cm" svg:x2="8.25cm" svg:y2="6cm" svg:d="M10050 4500l-1800 1500" svg:viewBox="0 0 1801 1501">
          <text:p/>
        </draw:connector>
        <draw:custom-shape draw:style-name="gr12" draw:text-style-name="P4" draw:layer="layout" svg:width="0.7cm" svg:height="0.7cm" svg:x="7.9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8.4cm" svg:y="6cm">
          <draw:text-box>
            <text:p><text:span text:style-name="T2">374</text:span></text:p>
          </draw:text-box>
        </draw:frame>
        <draw:connector draw:style-name="gr3" draw:text-style-name="P2" draw:layer="layout" draw:type="line" svg:x1="8.25cm" svg:y1="6.7cm" svg:x2="6.25cm" svg:y2="8.1cm" svg:d="M8250 6700l-2000 1400" svg:viewBox="0 0 2001 1401">
          <text:p/>
        </draw:connector>
        <draw:custom-shape draw:style-name="gr12" draw:text-style-name="P4" draw:layer="layout" svg:width="0.7cm" svg:height="0.7cm" svg:x="5.9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5.7cm" svg:y="8.7cm">
          <draw:text-box>
            <text:p><text:span text:style-name="T2">390</text:span></text:p>
          </draw:text-box>
        </draw:frame>
        <draw:connector draw:style-name="gr3" draw:text-style-name="P2" draw:layer="layout" draw:type="line" svg:x1="8.25cm" svg:y1="6.7cm" svg:x2="8.75cm" svg:y2="8.1cm" svg:d="M8250 6700l500 1400" svg:viewBox="0 0 501 1401">
          <text:p/>
        </draw:connector>
        <draw:custom-shape draw:style-name="gr12" draw:text-style-name="P4" draw:layer="layout" svg:width="0.7cm" svg:height="0.7cm" svg:x="8.4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8.2cm" svg:y="8.8cm">
          <draw:text-box>
            <text:p><text:span text:style-name="T2">395</text:span></text:p>
          </draw:text-box>
        </draw:frame>
        <draw:connector draw:style-name="gr3" draw:text-style-name="P2" draw:layer="layout" draw:type="line" svg:x1="11.35cm" svg:y1="5.7cm" svg:x2="10.05cm" svg:y2="4.5cm" svg:d="M11350 5700l-1300-1200" svg:viewBox="0 0 1301 1201">
          <text:p/>
        </draw:connector>
        <draw:custom-shape draw:style-name="gr12" draw:text-style-name="P4" draw:layer="layout" svg:width="0.7cm" svg:height="0.7cm" svg:x="11.001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1.6cm" svg:y="5.8cm">
          <draw:text-box>
            <text:p><text:span text:style-name="T2">351</text:span></text:p>
          </draw:text-box>
        </draw:frame>
        <draw:connector draw:style-name="gr3" draw:text-style-name="P2" draw:layer="layout" draw:type="line" svg:x1="11.35cm" svg:y1="6.4cm" svg:x2="10.25cm" svg:y2="8.1cm" svg:d="M11350 6400l-1100 1700" svg:viewBox="0 0 1101 1701">
          <text:p/>
        </draw:connector>
        <draw:custom-shape draw:style-name="gr12" draw:text-style-name="P4" draw:layer="layout" svg:width="0.7cm" svg:height="0.7cm" svg:x="9.9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9.6cm" svg:y="8.7cm">
          <draw:text-box>
            <text:p><text:span text:style-name="T2">400</text:span></text:p>
          </draw:text-box>
        </draw:frame>
        <draw:connector draw:style-name="gr3" draw:text-style-name="P2" draw:layer="layout" draw:type="line" svg:x1="11.35cm" svg:y1="6.4cm" svg:x2="12.65cm" svg:y2="8.1cm" svg:d="M11350 6400l1300 1700" svg:viewBox="0 0 1301 1701">
          <text:p/>
        </draw:connector>
        <draw:custom-shape draw:style-name="gr15" draw:text-style-name="P10" draw:layer="layout" svg:width="0.7cm" svg:height="0.7cm" svg:x="12.3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2cm" svg:y="8.9cm">
          <draw:text-box>
            <text:p><text:span text:style-name="T2">375</text:span></text:p>
          </draw:text-box>
        </draw:frame>
        <draw:connector draw:style-name="gr3" draw:text-style-name="P2" draw:layer="layout" draw:type="line" svg:x1="17.35cm" svg:y1="3.5cm" svg:x2="10.85cm" svg:y2="2.3cm" svg:d="M17350 3500l-6500-1200" svg:viewBox="0 0 6501 1201">
          <text:p/>
        </draw:connector>
        <draw:custom-shape draw:style-name="gr12" draw:text-style-name="P4" draw:layer="layout" svg:width="0.7cm" svg:height="0.7cm" svg:x="17.00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7.35cm" svg:y1="4.2cm" svg:x2="15.45cm" svg:y2="4.7cm" svg:d="M17350 4200l-1900 500" svg:viewBox="0 0 1901 501">
          <text:p/>
        </draw:connector>
        <draw:custom-shape draw:style-name="gr12" draw:text-style-name="P4" draw:layer="layout" svg:width="0.7cm" svg:height="0.7cm" svg:x="15.101cm" svg:y="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5.6cm" svg:y="4.7cm">
          <draw:text-box>
            <text:p><text:span text:style-name="T2">260</text:span></text:p>
          </draw:text-box>
        </draw:frame>
        <draw:frame draw:style-name="gr13" draw:text-style-name="P5" draw:layer="layout" svg:width="2.3cm" svg:height="1cm" svg:x="17.6cm" svg:y="3.5cm">
          <draw:text-box>
            <text:p><text:span text:style-name="T2">248</text:span></text:p>
          </draw:text-box>
        </draw:frame>
        <draw:connector draw:style-name="gr3" draw:text-style-name="P2" draw:layer="layout" draw:type="line" svg:x1="15.45cm" svg:y1="5.4cm" svg:x2="13.45cm" svg:y2="7.1cm" svg:d="M15450 5400l-2000 1700" svg:viewBox="0 0 2001 1701">
          <text:p/>
        </draw:connector>
        <draw:custom-shape draw:style-name="gr12" draw:text-style-name="P4" draw:layer="layout" svg:width="0.7cm" svg:height="0.7cm" svg:x="13.101cm" svg:y="7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4cm" svg:height="1cm" svg:x="12.7cm" svg:y="7.8cm">
          <draw:text-box>
            <text:p><text:span text:style-name="T2">380</text:span></text:p>
          </draw:text-box>
        </draw:frame>
        <draw:connector draw:style-name="gr3" draw:text-style-name="P2" draw:layer="layout" draw:type="line" svg:x1="15.45cm" svg:y1="5.4cm" svg:x2="15.25cm" svg:y2="7.1cm" svg:d="M15450 5400l-200 1700" svg:viewBox="0 0 201 1701">
          <text:p/>
        </draw:connector>
        <draw:custom-shape draw:style-name="gr12" draw:text-style-name="P4" draw:layer="layout" svg:width="0.7cm" svg:height="0.7cm" svg:x="14.901cm" svg:y="7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4.7cm" svg:y="7.8cm">
          <draw:text-box>
            <text:p><text:span text:style-name="T2">395</text:span></text:p>
          </draw:text-box>
        </draw:frame>
        <draw:connector draw:style-name="gr3" draw:text-style-name="P2" draw:layer="layout" draw:type="line" svg:x1="15.45cm" svg:y1="5.4cm" svg:x2="17.75cm" svg:y2="7.1cm" svg:d="M15450 5400l2300 1700" svg:viewBox="0 0 2301 1701">
          <text:p/>
        </draw:connector>
        <draw:custom-shape draw:style-name="gr12" draw:text-style-name="P4" draw:layer="layout" svg:width="0.7cm" svg:height="0.7cm" svg:x="17.401cm" svg:y="7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8cm" svg:y="7.1cm">
          <draw:text-box>
            <text:p><text:span text:style-name="T2">280</text:span></text:p>
          </draw:text-box>
        </draw:frame>
        <draw:connector draw:style-name="gr3" draw:text-style-name="P2" draw:layer="layout" draw:type="line" svg:x1="17.75cm" svg:y1="7.8cm" svg:x2="15.65cm" svg:y2="9.9cm" svg:d="M17750 7800l-2100 2100" svg:viewBox="0 0 2101 2101">
          <text:p/>
        </draw:connector>
        <draw:custom-shape draw:style-name="gr12" draw:text-style-name="P4" draw:layer="layout" svg:width="0.7cm" svg:height="0.7cm" svg:x="15.301cm" svg:y="9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5cm" svg:y="10.7cm">
          <draw:text-box>
            <text:p><text:span text:style-name="T2">500</text:span></text:p>
          </draw:text-box>
        </draw:frame>
        <draw:connector draw:style-name="gr3" draw:text-style-name="P2" draw:layer="layout" draw:type="line" svg:x1="17.75cm" svg:y1="7.8cm" svg:x2="17.75cm" svg:y2="9.9cm" svg:d="M17750 7800v2100" svg:viewBox="0 0 1 2101">
          <text:p/>
        </draw:connector>
        <draw:custom-shape draw:style-name="gr12" draw:text-style-name="P4" draw:layer="layout" svg:width="0.7cm" svg:height="0.7cm" svg:x="17.401cm" svg:y="9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7.2cm" svg:y="10.6cm">
          <draw:text-box>
            <text:p><text:span text:style-name="T2">440</text:span></text:p>
          </draw:text-box>
        </draw:frame>
        <draw:connector draw:style-name="gr3" draw:text-style-name="P2" draw:layer="layout" draw:type="line" svg:x1="17.75cm" svg:y1="7.8cm" svg:x2="19.55cm" svg:y2="9.8cm" svg:d="M17750 7800l1800 2000" svg:viewBox="0 0 1801 2001">
          <text:p/>
        </draw:connector>
        <draw:custom-shape draw:style-name="gr15" draw:text-style-name="P10" draw:layer="layout" svg:width="0.7cm" svg:height="0.7cm" svg:x="19.201cm" svg:y="9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9cm" svg:y="10.6cm">
          <draw:text-box>
            <text:p><text:span text:style-name="T2">300</text:span></text:p>
          </draw:text-box>
        </draw:frame>
        <draw:connector draw:style-name="gr3" draw:text-style-name="P2" draw:layer="layout" draw:type="line" svg:x1="17.351cm" svg:y1="4.201cm" svg:x2="19.452cm" svg:y2="4.702cm" svg:d="M17351 4201l2101 501" svg:viewBox="0 0 2102 502">
          <text:p/>
        </draw:connector>
        <draw:custom-shape draw:style-name="gr12" draw:text-style-name="P4" draw:layer="layout" svg:width="0.7cm" svg:height="0.7cm" svg:x="19.101cm" svg:y="4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3cm" svg:height="1cm" svg:x="18.8cm" svg:y="5.5cm">
          <draw:text-box draw:corner-radius="0.1cm">
            <text:p><text:span text:style-name="T2">31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solid" draw:fill-color="#1c1c1c" draw:fill-gradient-name="Gradient_20_2" draw:fill-hatch-name="Hatching_20_1" draw:fill-image-name="Bitmap_20_1"/>
      <style:paragraph-properties style:writing-mode="lr-tb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3T19:11:39.792957987</meta:creation-date>
    <dc:date>2017-10-18T20:02:23.765113316</dc:date>
    <meta:editing-duration>PT2H4M1S</meta:editing-duration>
    <meta:editing-cycles>27</meta:editing-cycles>
    <meta:generator>LibreOffice/5.3.1.2$Linux_X86_64 LibreOffice_project/30m0$Build-2</meta:generator>
    <meta:document-statistic meta:object-count="1233"/>
  </office:meta>
</office:document-meta>
</file>